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Times New Roman2" svg:font-family="'Times New Roman'" style:font-family-generic="roman"/>
    <style:font-face style:name="Times New Roman3" svg:font-family="'Times New Roman'" style:font-adornments="Regular" style:font-family-generic="roman"/>
    <style:font-face style:name="Cantarell" svg:font-family="Cantarell"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DejaVu Sans1" svg:font-family="'DejaVu Sans'"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ntarell1" svg:font-family="Cantarell" style:font-family-generic="swiss" style:font-pitch="variable"/>
    <style:font-face style:name="Times New Roman4"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automatic-styles>
    <style:style style:name="Tabela3" style:family="table">
      <style:table-properties style:width="3.75in" fo:margin-left="1.8313in" table:align="left"/>
    </style:style>
    <style:style style:name="Tabela3.A" style:family="table-column">
      <style:table-column-properties style:column-width="1.5813in"/>
    </style:style>
    <style:style style:name="Tabela3.B" style:family="table-column">
      <style:table-column-properties style:column-width="0.7229in"/>
    </style:style>
    <style:style style:name="Tabela3.A1" style:family="table-cell">
      <style:table-cell-properties fo:padding="0.0382in" fo:border-left="none" fo:border-right="none" fo:border-top="0.05pt solid #000000" fo:border-bottom="0.05pt solid #000000"/>
    </style:style>
    <style:style style:name="Tabela3.A2" style:family="table-cell">
      <style:table-cell-properties fo:padding="0.0382in" fo:border="none"/>
    </style:style>
    <style:style style:name="Tabela3.A21" style:family="table-cell">
      <style:table-cell-properties fo:padding="0.0382in" fo:border-left="none" fo:border-right="none" fo:border-top="none" fo:border-bottom="0.05pt solid #000000"/>
    </style:style>
    <style:style style:name="Tabela2" style:family="table">
      <style:table-properties style:width="6.6958in" fo:margin-left="0in" table:align="left"/>
    </style:style>
    <style:style style:name="Tabela2.A" style:family="table-column">
      <style:table-column-properties style:column-width="4.6056in"/>
    </style:style>
    <style:style style:name="Tabela2.B" style:family="table-column">
      <style:table-column-properties style:column-width="0.8257in"/>
    </style:style>
    <style:style style:name="Tabela2.C" style:family="table-column">
      <style:table-column-properties style:column-width="0.6326in"/>
    </style:style>
    <style:style style:name="Tabela2.D" style:family="table-column">
      <style:table-column-properties style:column-width="0.6319in"/>
    </style:style>
    <style:style style:name="Tabela2.A1" style:family="table-cell">
      <style:table-cell-properties fo:padding="0.0382in" fo:border-left="none" fo:border-right="none" fo:border-top="0.05pt solid #000000" fo:border-bottom="none"/>
    </style:style>
    <style:style style:name="Tabela2.A2" style:family="table-cell">
      <style:table-cell-properties fo:padding="0.0382in" fo:border-left="none" fo:border-right="none" fo:border-top="none" fo:border-bottom="0.05pt solid #000000"/>
    </style:style>
    <style:style style:name="Tabela2.A3" style:family="table-cell">
      <style:table-cell-properties fo:padding="0.0382in" fo:border="none"/>
    </style:style>
    <style:style style:name="Table1" style:family="table">
      <style:table-properties style:width="6.6958in" fo:margin-left="0in" table:align="left"/>
    </style:style>
    <style:style style:name="Table1.A" style:family="table-column">
      <style:table-column-properties style:column-width="3.2958in"/>
    </style:style>
    <style:style style:name="Table1.B" style:family="table-column">
      <style:table-column-properties style:column-width="0.5667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in" fo:border="none"/>
    </style:style>
    <style:style style:name="Table1.A3" style:family="table-cell">
      <style:table-cell-properties fo:padding="0.0382in" fo:border="none"/>
    </style:style>
    <style:style style:name="Table1.A5" style:family="table-cell">
      <style:table-cell-properties fo:padding="0.0382in" fo:border-left="none" fo:border-right="none" fo:border-top="none" fo:border-bottom="0.05pt solid #000000"/>
    </style:style>
    <style:style style:name="P1"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2" style:family="paragraph" style:parent-style-name="Standard">
      <style:text-properties officeooo:paragraph-rsid="00440d27"/>
    </style:style>
    <style:style style:name="P3" style:family="paragraph" style:parent-style-name="Standard">
      <style:paragraph-properties fo:text-align="justify" style:justify-single-word="false"/>
      <style:text-properties officeooo:paragraph-rsid="00d88b11"/>
    </style:style>
    <style:style style:name="P4" style:family="paragraph" style:parent-style-name="Standard">
      <style:text-properties officeooo:rsid="00d88b11" officeooo:paragraph-rsid="00d88b11"/>
    </style:style>
    <style:style style:name="P5" style:family="paragraph" style:parent-style-name="Standard">
      <style:text-properties style:font-name="Times New Roman" fo:font-size="12pt" fo:font-weight="bold" officeooo:rsid="00d88b11" officeooo:paragraph-rsid="00d88b11" style:font-size-asian="12pt" style:font-weight-asian="bold" style:font-name-complex="Times New Roman5" style:font-size-complex="12pt"/>
    </style:style>
    <style:style style:name="P6" style:family="paragraph" style:parent-style-name="Standard">
      <style:text-properties style:font-name="Times New Roman" fo:font-size="12pt" officeooo:paragraph-rsid="00d88b11" style:font-size-asian="12pt" style:font-name-complex="Times New Roman5" style:font-size-complex="12pt"/>
    </style:style>
    <style:style style:name="P7" style:family="paragraph" style:parent-style-name="Standard">
      <style:paragraph-properties fo:text-align="justify" style:justify-single-word="false"/>
      <style:text-properties style:font-name="Times New Roman" fo:font-size="12pt" officeooo:paragraph-rsid="00d88b11" style:font-size-asian="12pt" style:font-name-complex="Times New Roman5" style:font-size-complex="12pt"/>
    </style:style>
    <style:style style:name="P8" style:family="paragraph" style:parent-style-name="Standard">
      <style:paragraph-properties fo:line-height="115%" fo:text-align="justify" style:justify-single-word="false"/>
      <style:text-properties officeooo:paragraph-rsid="00d88b11"/>
    </style:style>
    <style:style style:name="P9" style:family="paragraph" style:parent-style-name="Standard">
      <style:text-properties officeooo:paragraph-rsid="00d88b11"/>
    </style:style>
    <style:style style:name="P10" style:family="paragraph" style:parent-style-name="Standard">
      <style:text-properties officeooo:rsid="00cb09c8" officeooo:paragraph-rsid="00dc308a"/>
    </style:style>
    <style:style style:name="P11" style:family="paragraph" style:parent-style-name="Standard">
      <style:text-properties officeooo:paragraph-rsid="00dcc782"/>
    </style:style>
    <style:style style:name="P12" style:family="paragraph" style:parent-style-name="Text_20_body">
      <style:text-properties officeooo:paragraph-rsid="007f7b8a"/>
    </style:style>
    <style:style style:name="P13" style:family="paragraph" style:parent-style-name="Text_20_body">
      <style:text-properties fo:language="en" fo:country="US" officeooo:rsid="000b0dbc" officeooo:paragraph-rsid="000b0dbc"/>
    </style:style>
    <style:style style:name="P14" style:family="paragraph" style:parent-style-name="Text_20_body">
      <style:text-properties fo:language="en" fo:country="US" officeooo:paragraph-rsid="0045f804"/>
    </style:style>
    <style:style style:name="P15" style:family="paragraph" style:parent-style-name="Text_20_body">
      <style:text-properties fo:language="en" fo:country="US" officeooo:paragraph-rsid="00e42e68"/>
    </style:style>
    <style:style style:name="P16" style:family="paragraph" style:parent-style-name="Text_20_body">
      <style:text-properties fo:font-style="normal" officeooo:rsid="0067f8ee" officeooo:paragraph-rsid="0096561f" style:font-style-asian="normal" style:font-style-complex="normal"/>
    </style:style>
    <style:style style:name="P17" style:family="paragraph" style:parent-style-name="Text_20_body">
      <style:text-properties fo:font-style="normal" officeooo:rsid="0067f8ee" officeooo:paragraph-rsid="00e2209d" style:font-style-asian="normal" style:font-style-complex="normal"/>
    </style:style>
    <style:style style:name="P18" style:family="paragraph" style:parent-style-name="Text_20_body">
      <style:text-properties officeooo:paragraph-rsid="00c31d5c"/>
    </style:style>
    <style:style style:name="P19" style:family="paragraph" style:parent-style-name="Text_20_body">
      <style:text-properties officeooo:paragraph-rsid="00dc308a"/>
    </style:style>
    <style:style style:name="P20" style:family="paragraph" style:parent-style-name="Text_20_body">
      <style:text-properties officeooo:paragraph-rsid="00dc5cf3"/>
    </style:style>
    <style:style style:name="P21" style:family="paragraph" style:parent-style-name="Text_20_body">
      <style:text-properties officeooo:paragraph-rsid="00dcc782"/>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bold" officeooo:paragraph-rsid="00f185ff" style:font-weight-asian="bold" style:font-weight-complex="bold"/>
    </style:style>
    <style:style style:name="P24" style:family="paragraph" style:parent-style-name="Text_20_body">
      <style:text-properties officeooo:rsid="00503845" officeooo:paragraph-rsid="00dcc782"/>
    </style:style>
    <style:style style:name="P25" style:family="paragraph" style:parent-style-name="Text_20_body">
      <style:text-properties officeooo:paragraph-rsid="00e2d722"/>
    </style:style>
    <style:style style:name="P26" style:family="paragraph" style:parent-style-name="Text_20_body">
      <style:text-properties style:font-name="Times New Roman1" fo:language="en" fo:country="US" fo:font-style="normal" fo:font-weight="bold" officeooo:rsid="00a1d847" officeooo:paragraph-rsid="00e42e68" style:font-style-asian="normal" style:font-weight-asian="bold" style:font-style-complex="normal" style:font-weight-complex="bold"/>
    </style:style>
    <style:style style:name="P27" style:family="paragraph" style:parent-style-name="Text_20_body">
      <style:paragraph-properties fo:margin-left="0in" fo:margin-right="0in" fo:text-indent="0in" style:auto-text-indent="true"/>
      <style:text-properties officeooo:paragraph-rsid="00afddbf"/>
    </style:style>
    <style:style style:name="P28"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29" style:family="paragraph" style:parent-style-name="Text_20_body">
      <style:paragraph-properties fo:break-before="page"/>
      <style:text-properties style:font-name="Times New Roman1" fo:language="en" fo:country="US" fo:font-style="normal" officeooo:rsid="006f94ca" officeooo:paragraph-rsid="006f94ca" style:font-style-asian="normal" style:font-style-complex="normal"/>
    </style:style>
    <style:style style:name="P30" style:family="paragraph" style:parent-style-name="Text_20_body">
      <style:paragraph-properties fo:line-height="150%" fo:break-before="page"/>
      <style:text-properties fo:language="en" fo:country="US" officeooo:rsid="00186ad4" officeooo:paragraph-rsid="0074a8e9"/>
    </style:style>
    <style:style style:name="P31" style:family="paragraph" style:parent-style-name="Preformatted_20_Text">
      <style:paragraph-properties fo:line-height="150%"/>
      <style:text-properties style:font-name="Times New Roman1" fo:font-size="10pt" fo:language="en" fo:country="US" fo:font-style="normal" officeooo:rsid="0072916f" officeooo:paragraph-rsid="00730d25" style:font-name-asian="DejaVu Sans Mono" style:font-size-asian="10pt" style:font-style-asian="normal" style:font-name-complex="Lohit Hindi3" style:font-size-complex="10pt" style:font-style-complex="normal"/>
    </style:style>
    <style:style style:name="P32" style:family="paragraph" style:parent-style-name="Preformatted_20_Text">
      <style:paragraph-properties fo:line-height="100%"/>
      <style:text-properties style:font-name="Times New Roman1" fo:font-size="9pt" fo:language="en" fo:country="US" fo:font-style="normal" officeooo:rsid="005e8d02" officeooo:paragraph-rsid="00730d25" style:font-size-asian="9pt" style:font-style-asian="normal" style:font-size-complex="9pt" style:font-style-complex="normal"/>
    </style:style>
    <style:style style:name="P33" style:family="paragraph" style:parent-style-name="Preformatted_20_Text">
      <style:paragraph-properties fo:line-height="100%"/>
      <style:text-properties style:font-name="Times New Roman1" fo:font-size="9pt" fo:language="en" fo:country="US" fo:font-style="normal" officeooo:rsid="00186ad4" officeooo:paragraph-rsid="00730d25" style:font-size-asian="9pt" style:font-style-asian="normal" style:font-size-complex="9pt" style:font-style-complex="normal"/>
    </style:style>
    <style:style style:name="P34" style:family="paragraph" style:parent-style-name="Preformatted_20_Text">
      <style:paragraph-properties fo:line-height="150%"/>
      <style:text-properties style:font-name="Times New Roman1" fo:language="en" fo:country="US" fo:font-style="normal" officeooo:rsid="0014f355" officeooo:paragraph-rsid="00186ad4" style:font-style-asian="normal" style:font-style-complex="normal"/>
    </style:style>
    <style:style style:name="P35" style:family="paragraph" style:parent-style-name="Preformatted_20_Text">
      <style:paragraph-properties fo:line-height="150%"/>
      <style:text-properties style:font-name="Times New Roman1" fo:language="en" fo:country="US" fo:font-style="normal" officeooo:rsid="008a9fd7" officeooo:paragraph-rsid="008a9fd7" style:font-style-asian="normal" style:font-style-complex="normal"/>
    </style:style>
    <style:style style:name="P36"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37" style:family="paragraph" style:parent-style-name="Table_20_Contents">
      <style:paragraph-properties fo:line-height="100%"/>
      <style:text-properties fo:font-size="10pt" fo:language="en" fo:country="US" officeooo:rsid="002d98ff" officeooo:paragraph-rsid="00c15475" style:font-size-asian="10pt" style:font-size-complex="10pt"/>
    </style:style>
    <style:style style:name="P38" style:family="paragraph" style:parent-style-name="Table_20_Contents">
      <style:paragraph-properties fo:line-height="100%" fo:text-align="center" style:justify-single-word="false"/>
      <style:text-properties fo:font-size="10pt" fo:language="en" fo:country="US" officeooo:rsid="002d98ff" officeooo:paragraph-rsid="002d98ff" style:font-size-asian="10pt" style:font-size-complex="10pt"/>
    </style:style>
    <style:style style:name="P39" style:family="paragraph" style:parent-style-name="Table_20_Contents">
      <style:paragraph-properties fo:line-height="100%"/>
      <style:text-properties fo:font-size="10pt" fo:language="en" fo:country="US" officeooo:rsid="002d98ff" officeooo:paragraph-rsid="002d98ff" style:font-size-asian="10pt" style:font-size-complex="10pt"/>
    </style:style>
    <style:style style:name="P40" style:family="paragraph" style:parent-style-name="Table_20_Contents">
      <style:paragraph-properties fo:line-height="100%" fo:text-align="center" style:justify-single-word="false"/>
      <style:text-properties fo:font-size="10pt" fo:language="en" fo:country="US" officeooo:rsid="00c15475" officeooo:paragraph-rsid="00c15475" style:font-size-asian="10pt" style:font-size-complex="10pt"/>
    </style:style>
    <style:style style:name="P41" style:family="paragraph" style:parent-style-name="Table_20_Contents">
      <style:paragraph-properties fo:line-height="100%"/>
      <style:text-properties fo:font-size="10pt" fo:language="en" fo:country="US" officeooo:rsid="0045f804" officeooo:paragraph-rsid="0045f804" style:font-size-asian="10pt" style:font-size-complex="10pt"/>
    </style:style>
    <style:style style:name="P42" style:family="paragraph" style:parent-style-name="Table_20_Contents">
      <style:paragraph-properties fo:line-height="100%"/>
      <style:text-properties fo:font-size="10pt" fo:language="en" fo:country="US" officeooo:rsid="00148860" officeooo:paragraph-rsid="002d98ff" style:font-size-asian="10pt" style:font-size-complex="10pt"/>
    </style:style>
    <style:style style:name="P43" style:family="paragraph" style:parent-style-name="Table_20_Contents">
      <style:paragraph-properties fo:line-height="100%" fo:text-align="center" style:justify-single-word="false"/>
      <style:text-properties fo:font-size="10pt" fo:language="en" fo:country="US" officeooo:rsid="00148860" officeooo:paragraph-rsid="002d98ff" style:font-size-asian="10pt" style:font-size-complex="10pt"/>
    </style:style>
    <style:style style:name="P44" style:family="paragraph" style:parent-style-name="Table_20_Contents">
      <style:paragraph-properties fo:line-height="100%" fo:text-align="center" style:justify-single-word="false"/>
      <style:text-properties fo:font-size="10pt" fo:language="en" fo:country="US" officeooo:rsid="00148860" officeooo:paragraph-rsid="00ea0cf1" style:font-size-asian="10pt" style:font-size-complex="10pt"/>
    </style:style>
    <style:style style:name="P45" style:family="paragraph" style:parent-style-name="Table_20_Contents">
      <style:paragraph-properties fo:line-height="100%" fo:text-align="center" style:justify-single-word="false"/>
      <style:text-properties fo:font-size="10pt" fo:language="en" fo:country="US" officeooo:rsid="00148860" officeooo:paragraph-rsid="00ea2f6a" style:font-size-asian="10pt" style:font-size-complex="10pt"/>
    </style:style>
    <style:style style:name="P46" style:family="paragraph" style:parent-style-name="Table_20_Contents">
      <style:paragraph-properties fo:line-height="100%" fo:text-align="center" style:justify-single-word="false"/>
      <style:text-properties fo:font-size="10pt" fo:language="en" fo:country="US" officeooo:rsid="002c795e" officeooo:paragraph-rsid="002d98ff" style:font-size-asian="10pt" style:font-size-complex="10pt"/>
    </style:style>
    <style:style style:name="P47" style:family="paragraph" style:parent-style-name="Table_20_Contents">
      <style:paragraph-properties fo:line-height="100%" fo:text-align="center" style:justify-single-word="false"/>
      <style:text-properties fo:font-size="10pt" fo:language="en" fo:country="US" officeooo:rsid="002c795e" officeooo:paragraph-rsid="00ea2f6a" style:font-size-asian="10pt" style:font-size-complex="10pt"/>
    </style:style>
    <style:style style:name="P48" style:family="paragraph" style:parent-style-name="Table_20_Contents">
      <style:paragraph-properties fo:line-height="100%"/>
      <style:text-properties fo:font-size="10pt" fo:language="en" fo:country="US" officeooo:rsid="002c795e" officeooo:paragraph-rsid="002d98ff" style:font-size-asian="10pt" style:font-size-complex="10pt"/>
    </style:style>
    <style:style style:name="P49" style:family="paragraph" style:parent-style-name="Table_20_Contents">
      <style:paragraph-properties fo:line-height="100%" fo:text-align="center" style:justify-single-word="false"/>
      <style:text-properties fo:font-size="10pt" fo:language="en" fo:country="US" officeooo:rsid="00ea0cf1" officeooo:paragraph-rsid="00ea0cf1" style:font-size-asian="10pt" style:font-size-complex="10pt"/>
    </style:style>
    <style:style style:name="P50" style:family="paragraph" style:parent-style-name="Table_20_Contents">
      <style:paragraph-properties fo:line-height="100%"/>
      <style:text-properties fo:font-size="10pt" fo:language="en" fo:country="US" officeooo:rsid="00ea0cf1" officeooo:paragraph-rsid="00ea0cf1" style:font-size-asian="10pt" style:font-size-complex="10pt"/>
    </style:style>
    <style:style style:name="P51" style:family="paragraph" style:parent-style-name="Table_20_Contents">
      <style:paragraph-properties fo:line-height="100%" fo:text-align="center" style:justify-single-word="false"/>
      <style:text-properties fo:font-size="10pt" fo:language="en" fo:country="US" officeooo:rsid="00ea2f6a" officeooo:paragraph-rsid="00ea2f6a" style:font-size-asian="10pt" style:font-size-complex="10pt"/>
    </style:style>
    <style:style style:name="P52" style:family="paragraph" style:parent-style-name="Table_20_Contents">
      <style:paragraph-properties fo:line-height="100%" fo:text-align="center" style:justify-single-word="false"/>
      <style:text-properties fo:font-size="10pt" fo:language="en" fo:country="US" officeooo:rsid="00eb7d78" officeooo:paragraph-rsid="00eb7d78" style:font-size-asian="10pt" style:font-size-complex="10pt"/>
    </style:style>
    <style:style style:name="P53" style:family="paragraph" style:parent-style-name="Table_20_Contents">
      <style:paragraph-properties fo:line-height="150%"/>
      <style:text-properties fo:font-size="10pt" fo:language="en" fo:country="US" officeooo:rsid="00186ad4" officeooo:paragraph-rsid="00730d25" style:font-name-asian="DejaVu Sans Mono" style:font-size-asian="10pt" style:font-name-complex="Lohit Hindi3" style:font-size-complex="10pt"/>
    </style:style>
    <style:style style:name="P54" style:family="paragraph" style:parent-style-name="Table_20_Contents">
      <style:paragraph-properties fo:line-height="150%"/>
      <style:text-properties fo:font-size="10pt" fo:language="en" fo:country="US" officeooo:rsid="00186ad4" officeooo:paragraph-rsid="0072916f" style:font-name-asian="DejaVu Sans Mono" style:font-size-asian="10pt" style:font-name-complex="Lohit Hindi3" style:font-size-complex="10pt"/>
    </style:style>
    <style:style style:name="P55"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3" style:font-size-complex="10pt"/>
    </style:style>
    <style:style style:name="P56"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3" style:font-size-complex="10pt"/>
    </style:style>
    <style:style style:name="P57" style:family="paragraph" style:parent-style-name="Table_20_Contents">
      <style:paragraph-properties fo:line-height="150%" fo:text-align="center" style:justify-single-word="false"/>
      <style:text-properties fo:font-size="10pt" fo:language="en" fo:country="US" officeooo:rsid="005e8d02" officeooo:paragraph-rsid="005e8d02" style:font-name-asian="DejaVu Sans Mono" style:font-size-asian="10pt" style:font-name-complex="Lohit Hindi3" style:font-size-complex="10pt"/>
    </style:style>
    <style:style style:name="P58" style:family="paragraph" style:parent-style-name="Table_20_Contents">
      <style:paragraph-properties fo:line-height="150%" fo:text-align="center" style:justify-single-word="false"/>
      <style:text-properties fo:font-size="10pt" fo:language="en" fo:country="US" officeooo:rsid="005e8d02" officeooo:paragraph-rsid="001c1bcf" style:font-name-asian="DejaVu Sans Mono" style:font-size-asian="10pt" style:font-name-complex="Lohit Hindi3" style:font-size-complex="10pt"/>
    </style:style>
    <style:style style:name="P59" style:family="paragraph" style:parent-style-name="Table_20_Contents">
      <style:paragraph-properties fo:line-height="150%"/>
      <style:text-properties fo:font-size="10pt" fo:language="en" fo:country="US" officeooo:rsid="00336bf2" officeooo:paragraph-rsid="00730d25" style:font-name-asian="DejaVu Sans Mono" style:font-size-asian="10pt" style:font-name-complex="Lohit Hindi3" style:font-size-complex="10pt"/>
    </style:style>
    <style:style style:name="P60"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3" style:font-size-complex="10pt"/>
    </style:style>
    <style:style style:name="P61"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3" style:font-size-complex="10pt"/>
    </style:style>
    <style:style style:name="P62" style:family="paragraph" style:parent-style-name="Table_20_Contents">
      <style:paragraph-properties fo:line-height="150%"/>
      <style:text-properties fo:font-size="10pt" fo:language="en" fo:country="US" officeooo:rsid="005960fa" officeooo:paragraph-rsid="00730d25" style:font-name-asian="DejaVu Sans Mono" style:font-size-asian="10pt" style:font-name-complex="Lohit Hindi3" style:font-size-complex="10pt"/>
    </style:style>
    <style:style style:name="P63" style:family="paragraph" style:parent-style-name="Table_20_Contents">
      <style:paragraph-properties fo:line-height="150%"/>
      <style:text-properties fo:font-size="10pt" fo:language="en" fo:country="US" officeooo:rsid="006f94ca" officeooo:paragraph-rsid="006f94ca" style:font-name-asian="DejaVu Sans Mono" style:font-size-asian="10pt" style:font-name-complex="Lohit Hindi3" style:font-size-complex="10pt"/>
    </style:style>
    <style:style style:name="P64" style:family="paragraph" style:parent-style-name="Table_20_Contents">
      <style:paragraph-properties fo:line-height="150%" fo:text-align="center" style:justify-single-word="false"/>
      <style:text-properties fo:font-size="10pt" fo:language="en" fo:country="US" officeooo:rsid="006f94ca" officeooo:paragraph-rsid="006f94ca" style:font-name-asian="DejaVu Sans Mono" style:font-size-asian="10pt" style:font-name-complex="Lohit Hindi3" style:font-size-complex="10pt"/>
    </style:style>
    <style:style style:name="P65" style:family="paragraph" style:parent-style-name="Table_20_Contents">
      <style:paragraph-properties fo:line-height="150%" fo:text-align="center" style:justify-single-word="false"/>
      <style:text-properties fo:font-size="10pt" fo:language="en" fo:country="US" officeooo:rsid="006f94ca" officeooo:paragraph-rsid="0087ccb5" style:font-name-asian="DejaVu Sans Mono" style:font-size-asian="10pt" style:font-name-complex="Lohit Hindi3" style:font-size-complex="10pt"/>
    </style:style>
    <style:style style:name="P66" style:family="paragraph" style:parent-style-name="Table_20_Contents">
      <style:paragraph-properties fo:line-height="150%" fo:text-align="start" style:justify-single-word="false"/>
      <style:text-properties fo:font-size="10pt" fo:language="en" fo:country="US" officeooo:rsid="006f94ca" officeooo:paragraph-rsid="006f94ca" style:font-name-asian="DejaVu Sans Mono" style:font-size-asian="10pt" style:font-name-complex="Lohit Hindi3" style:font-size-complex="10pt"/>
    </style:style>
    <style:style style:name="P67" style:family="paragraph" style:parent-style-name="Table_20_Contents">
      <style:paragraph-properties fo:line-height="150%" fo:text-align="center" style:justify-single-word="false"/>
      <style:text-properties fo:font-size="10pt" fo:language="en" fo:country="US" officeooo:rsid="0087ccb5" officeooo:paragraph-rsid="0087ccb5" style:font-name-asian="DejaVu Sans Mono" style:font-size-asian="10pt" style:font-name-complex="Lohit Hindi3" style:font-size-complex="10pt"/>
    </style:style>
    <style:style style:name="P68" style:family="paragraph" style:parent-style-name="Table_20_Contents">
      <style:paragraph-properties fo:line-height="150%" fo:text-align="center" style:justify-single-word="false"/>
      <style:text-properties fo:font-size="10pt" fo:language="en" fo:country="US" officeooo:rsid="0072916f" officeooo:paragraph-rsid="0072916f" style:font-name-asian="DejaVu Sans Mono" style:font-size-asian="10pt" style:font-name-complex="Lohit Hindi3" style:font-size-complex="10pt"/>
    </style:style>
    <style:style style:name="P69" style:family="paragraph" style:parent-style-name="Table_20_Contents">
      <style:paragraph-properties fo:line-height="150%"/>
      <style:text-properties fo:font-size="10pt" fo:language="en" fo:country="US" officeooo:rsid="0089f2bb" officeooo:paragraph-rsid="0089f2bb" style:font-name-asian="DejaVu Sans Mono" style:font-size-asian="10pt" style:font-name-complex="Lohit Hindi3" style:font-size-complex="10pt"/>
    </style:style>
    <style:style style:name="P70"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3" style:font-size-complex="10pt" style:font-weight-complex="normal"/>
    </style:style>
    <style:style style:name="P71"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3" style:font-size-complex="10pt" style:font-weight-complex="normal"/>
    </style:style>
    <style:style style:name="P72"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3" style:font-size-complex="10pt" style:font-weight-complex="normal"/>
    </style:style>
    <style:style style:name="P73"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3" style:font-size-complex="10pt" style:font-weight-complex="normal"/>
    </style:style>
    <style:style style:name="P74" style:family="paragraph" style:parent-style-name="Table_20_Contents">
      <style:paragraph-properties fo:line-height="150%" fo:text-align="center" style:justify-single-word="false"/>
      <style:text-properties fo:font-size="10pt" fo:language="en" fo:country="US" fo:font-weight="normal" officeooo:rsid="008e5240" officeooo:paragraph-rsid="008e5240" style:font-name-asian="DejaVu Sans Mono" style:font-size-asian="10pt" style:font-weight-asian="normal" style:font-name-complex="Lohit Hindi3" style:font-size-complex="10pt" style:font-weight-complex="normal"/>
    </style:style>
    <style:style style:name="P75" style:family="paragraph" style:parent-style-name="Table_20_Contents">
      <style:paragraph-properties fo:line-height="150%" fo:text-align="center" style:justify-single-word="false"/>
      <style:text-properties fo:font-size="10pt" fo:language="en" fo:country="US" fo:font-weight="normal" officeooo:rsid="008e5240" officeooo:paragraph-rsid="00efaddf" style:font-name-asian="DejaVu Sans Mono" style:font-size-asian="10pt" style:font-weight-asian="normal" style:font-name-complex="Lohit Hindi3" style:font-size-complex="10pt" style:font-weight-complex="normal"/>
    </style:style>
    <style:style style:name="P76" style:family="paragraph" style:parent-style-name="Table_20_Contents">
      <style:paragraph-properties fo:line-height="150%" fo:text-align="center" style:justify-single-word="false"/>
      <style:text-properties fo:font-size="10pt" fo:language="en" fo:country="US" fo:font-weight="normal" officeooo:rsid="008bc766" officeooo:paragraph-rsid="008bc766" style:font-name-asian="DejaVu Sans Mono" style:font-size-asian="10pt" style:font-weight-asian="normal" style:font-name-complex="Lohit Hindi3" style:font-size-complex="10pt" style:font-weight-complex="normal"/>
    </style:style>
    <style:style style:name="P77" style:family="paragraph" style:parent-style-name="Table_20_Contents">
      <style:paragraph-properties fo:line-height="150%" fo:text-align="center" style:justify-single-word="false"/>
      <style:text-properties fo:font-size="10pt" fo:language="en" fo:country="US" fo:font-weight="normal" officeooo:rsid="008bc766" officeooo:paragraph-rsid="008e5240" style:font-name-asian="DejaVu Sans Mono" style:font-size-asian="10pt" style:font-weight-asian="normal" style:font-name-complex="Lohit Hindi3" style:font-size-complex="10pt" style:font-weight-complex="normal"/>
    </style:style>
    <style:style style:name="P78" style:family="paragraph" style:parent-style-name="Table_20_Contents">
      <style:paragraph-properties fo:line-height="150%" fo:text-align="center" style:justify-single-word="false"/>
      <style:text-properties fo:font-size="10pt" fo:language="en" fo:country="US" fo:font-weight="normal" officeooo:rsid="00efaddf" officeooo:paragraph-rsid="00efaddf" style:font-name-asian="DejaVu Sans Mono" style:font-size-asian="10pt" style:font-weight-asian="normal" style:font-name-complex="Lohit Hindi3" style:font-size-complex="10pt" style:font-weight-complex="normal"/>
    </style:style>
    <style:style style:name="P79" style:family="paragraph" style:parent-style-name="Table_20_Contents">
      <style:paragraph-properties fo:line-height="150%" fo:text-align="center" style:justify-single-word="false"/>
      <style:text-properties fo:font-size="10pt" fo:language="en" fo:country="US" fo:font-weight="normal" officeooo:rsid="00efffd1" officeooo:paragraph-rsid="00efffd1" style:font-name-asian="DejaVu Sans Mono" style:font-size-asian="10pt" style:font-weight-asian="normal" style:font-name-complex="Lohit Hindi3" style:font-size-complex="10pt" style:font-weight-complex="normal"/>
    </style:style>
    <style:style style:name="P80" style:family="paragraph" style:parent-style-name="Table_20_Contents">
      <style:paragraph-properties fo:line-height="150%"/>
      <style:text-properties style:font-name="Times New Roman1" fo:font-size="10pt" fo:language="en" fo:country="US" fo:font-style="normal" officeooo:rsid="007f7b8a" officeooo:paragraph-rsid="007f7b8a" style:font-name-asian="DejaVu Sans Mono" style:font-size-asian="10pt" style:font-style-asian="normal" style:font-name-complex="Lohit Hindi3" style:font-size-complex="10pt" style:font-style-complex="normal"/>
    </style:style>
    <style:style style:name="P81" style:family="paragraph" style:parent-style-name="Standard" style:list-style-name="L111">
      <style:text-properties officeooo:paragraph-rsid="00c31d5c"/>
    </style:style>
    <style:style style:name="P82" style:family="paragraph" style:parent-style-name="Text_20_body" style:list-style-name="L111">
      <style:text-properties officeooo:paragraph-rsid="00df66e4"/>
    </style:style>
    <style:style style:name="P83" style:family="paragraph" style:parent-style-name="Heading_20_1">
      <style:text-properties fo:language="en" fo:country="US" officeooo:rsid="00440d27" officeooo:paragraph-rsid="00440d27"/>
    </style:style>
    <style:style style:name="P84" style:family="paragraph" style:parent-style-name="Heading_20_1">
      <style:text-properties fo:language="en" fo:country="US" officeooo:paragraph-rsid="004a5c03"/>
    </style:style>
    <style:style style:name="P85" style:family="paragraph" style:parent-style-name="Heading_20_1">
      <style:text-properties officeooo:paragraph-rsid="00e2d722"/>
    </style:style>
    <style:style style:name="P86" style:family="paragraph" style:parent-style-name="Heading_20_1">
      <style:paragraph-properties fo:break-before="page"/>
      <style:text-properties fo:language="en" fo:country="US" officeooo:rsid="00cb09c8" officeooo:paragraph-rsid="00cb09c8"/>
    </style:style>
    <style:style style:name="P87" style:family="paragraph" style:parent-style-name="Heading_20_1">
      <style:paragraph-properties fo:break-before="page"/>
      <style:text-properties fo:language="en" fo:country="US" officeooo:rsid="00440d27" officeooo:paragraph-rsid="00440d27"/>
    </style:style>
    <style:style style:name="P88" style:family="paragraph" style:parent-style-name="Heading_20_1">
      <style:paragraph-properties fo:break-before="page"/>
      <style:text-properties fo:language="en" fo:country="US" officeooo:rsid="006d2802" officeooo:paragraph-rsid="006d2802"/>
    </style:style>
    <style:style style:name="P89" style:family="paragraph" style:parent-style-name="Heading_20_2">
      <style:text-properties fo:language="en" fo:country="US" officeooo:rsid="00440d27" officeooo:paragraph-rsid="00440d27"/>
    </style:style>
    <style:style style:name="P90" style:family="paragraph" style:parent-style-name="Heading_20_2">
      <style:text-properties fo:language="en" fo:country="US" officeooo:rsid="0045f804" officeooo:paragraph-rsid="00ed4add"/>
    </style:style>
    <style:style style:name="P91" style:family="paragraph" style:parent-style-name="Heading_20_2">
      <style:text-properties fo:language="en" fo:country="US" fo:font-style="italic" officeooo:rsid="0047f444" officeooo:paragraph-rsid="0047f444" style:font-style-asian="italic" style:font-style-complex="italic"/>
    </style:style>
    <style:style style:name="P92" style:family="paragraph" style:parent-style-name="Heading_20_2">
      <style:text-properties fo:language="en" fo:country="US" fo:font-style="italic" officeooo:rsid="0061843e" officeooo:paragraph-rsid="0061843e" style:font-style-asian="italic" style:font-style-complex="italic"/>
    </style:style>
    <style:style style:name="P93" style:family="paragraph" style:parent-style-name="Heading_20_2">
      <style:text-properties fo:language="en" fo:country="US" fo:font-style="italic" officeooo:rsid="0096561f" officeooo:paragraph-rsid="0096561f" style:font-style-asian="italic" style:font-style-complex="italic"/>
    </style:style>
    <style:style style:name="P94" style:family="paragraph" style:parent-style-name="Heading_20_2">
      <style:text-properties fo:language="en" fo:country="US" officeooo:rsid="0053fc24" officeooo:paragraph-rsid="00d88b11"/>
    </style:style>
    <style:style style:name="P95" style:family="paragraph" style:parent-style-name="Heading_20_2">
      <style:text-properties officeooo:rsid="0047f444" officeooo:paragraph-rsid="0047f444"/>
    </style:style>
    <style:style style:name="P96" style:family="paragraph" style:parent-style-name="Table_20_Contents">
      <style:paragraph-properties fo:line-height="100%" fo:text-align="center" style:justify-single-word="false"/>
      <style:text-properties fo:font-size="10pt" fo:language="en" fo:country="US" officeooo:rsid="00ea0cf1" officeooo:paragraph-rsid="00ea2f6a" style:font-size-asian="10pt" style:font-size-complex="10pt"/>
    </style:style>
    <style:style style:name="P97" style:family="paragraph" style:parent-style-name="Table_20_Contents">
      <style:paragraph-properties fo:line-height="100%" fo:text-align="center" style:justify-single-word="false"/>
      <style:text-properties fo:font-size="10pt" fo:language="en" fo:country="US" officeooo:rsid="00ea0cf1" officeooo:paragraph-rsid="00ea0cf1" style:font-size-asian="10pt" style:font-size-complex="10pt"/>
    </style:style>
    <style:style style:name="P98" style:family="paragraph" style:parent-style-name="Table_20_Contents">
      <style:paragraph-properties fo:line-height="100%"/>
      <style:text-properties fo:font-size="10pt" fo:language="en" fo:country="US" officeooo:rsid="0045f804" officeooo:paragraph-rsid="002d98ff" style:font-size-asian="10pt" style:font-size-complex="10pt"/>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2" fo:language="en" fo:country="US" fo:font-style="normal" fo:font-weight="normal" officeooo:rsid="00091dea" style:font-style-asian="normal" style:font-weight-asian="normal" style:font-style-complex="normal" style:font-weight-complex="normal"/>
    </style:style>
    <style:style style:name="T2" style:family="text">
      <style:text-properties style:font-name="Times New Roman" fo:language="en" fo:country="US" fo:font-style="normal" fo:font-weight="normal" officeooo:rsid="0009b215" style:font-style-asian="normal" style:font-weight-asian="normal" style:font-style-complex="normal" style:font-weight-complex="normal"/>
    </style:style>
    <style:style style:name="T3" style:family="text">
      <style:text-properties style:font-name="Times New Roman" fo:language="en" fo:country="US" fo:font-style="normal" fo:font-weight="normal" officeooo:rsid="00c0f8c6" style:font-style-asian="normal" style:font-weight-asian="normal" style:font-style-complex="normal" style:font-weight-complex="normal"/>
    </style:style>
    <style:style style:name="T4" style:family="text">
      <style:text-properties style:font-name="Times New Roman" fo:language="en" fo:country="US" fo:font-style="normal" fo:font-weight="normal" officeooo:rsid="00cd6684" style:font-style-asian="normal" style:font-weight-asian="normal" style:font-style-complex="normal" style:font-weight-complex="normal"/>
    </style:style>
    <style:style style:name="T5" style:family="text">
      <style:text-properties style:font-name="Times New Roman" fo:language="en" fo:country="US" fo:font-style="normal" fo:font-weight="normal" officeooo:rsid="00cea308" style:font-style-asian="normal" style:font-weight-asian="normal" style:font-style-complex="normal" style:font-weight-complex="normal"/>
    </style:style>
    <style:style style:name="T6" style:family="text">
      <style:text-properties style:font-name="Times New Roman" fo:language="en" fo:country="US" officeooo:rsid="00d387d9"/>
    </style:style>
    <style:style style:name="T7" style:family="text">
      <style:text-properties style:font-name="Times New Roman" fo:language="en" fo:country="US" officeooo:rsid="0045f804"/>
    </style:style>
    <style:style style:name="T8" style:family="text">
      <style:text-properties style:font-name="Times New Roman" fo:font-size="12pt" style:font-size-asian="12pt" style:font-name-complex="Times New Roman5" style:font-size-complex="12pt"/>
    </style:style>
    <style:style style:name="T9" style:family="text">
      <style:text-properties style:font-name="Times New Roman" fo:font-size="12pt" fo:font-weight="bold" style:font-size-asian="12pt" style:font-weight-asian="bold" style:font-name-complex="Times New Roman5" style:font-size-complex="12pt"/>
    </style:style>
    <style:style style:name="T10" style:family="text">
      <style:text-properties fo:font-style="italic" style:font-style-asian="italic"/>
    </style:style>
    <style:style style:name="T11" style:family="text">
      <style:text-properties fo:font-style="italic" officeooo:rsid="009d0314" style:font-style-asian="italic" style:font-style-complex="italic"/>
    </style:style>
    <style:style style:name="T12" style:family="text">
      <style:text-properties fo:font-style="italic" officeooo:rsid="009e7c6d" style:font-style-asian="italic" style:font-style-complex="italic"/>
    </style:style>
    <style:style style:name="T13" style:family="text">
      <style:text-properties fo:font-style="italic" officeooo:rsid="00440d27" style:font-style-asian="italic" style:font-style-complex="italic"/>
    </style:style>
    <style:style style:name="T14" style:family="text">
      <style:text-properties officeooo:rsid="000be36c"/>
    </style:style>
    <style:style style:name="T15" style:family="text">
      <style:text-properties fo:font-style="normal" style:font-style-asian="normal"/>
    </style:style>
    <style:style style:name="T16" style:family="text">
      <style:text-properties fo:font-style="normal" officeooo:rsid="000be36c" style:font-style-asian="normal" style:font-style-complex="normal"/>
    </style:style>
    <style:style style:name="T17" style:family="text">
      <style:text-properties fo:font-style="normal" officeooo:rsid="0045f804" style:font-style-asian="normal" style:font-style-complex="normal"/>
    </style:style>
    <style:style style:name="T18" style:family="text">
      <style:text-properties fo:font-style="normal" officeooo:rsid="00c295ee" style:font-style-asian="normal" style:font-style-complex="normal"/>
    </style:style>
    <style:style style:name="T19" style:family="text">
      <style:text-properties style:font-name="Times New Roman3" fo:language="en" fo:country="US" fo:font-style="normal" officeooo:rsid="00137ce1" style:font-style-asian="normal" style:font-style-complex="normal"/>
    </style:style>
    <style:style style:name="T20" style:family="text">
      <style:text-properties style:font-name="Times New Roman1"/>
    </style:style>
    <style:style style:name="T21" style:family="text">
      <style:text-properties style:font-name="Times New Roman1" fo:font-style="normal" style:font-style-asian="normal" style:font-style-complex="normal"/>
    </style:style>
    <style:style style:name="T22" style:family="text">
      <style:text-properties style:font-name="Times New Roman1" fo:font-style="normal" officeooo:rsid="00190b6b" style:font-style-asian="normal" style:font-style-complex="normal"/>
    </style:style>
    <style:style style:name="T23" style:family="text">
      <style:text-properties style:font-name="Times New Roman1" fo:font-style="normal" officeooo:rsid="006b10ed" style:font-style-asian="normal" style:font-style-complex="normal"/>
    </style:style>
    <style:style style:name="T24" style:family="text">
      <style:text-properties style:font-name="Times New Roman1" fo:font-style="normal" officeooo:rsid="006b8fda" style:font-style-asian="normal" style:font-style-complex="normal"/>
    </style:style>
    <style:style style:name="T25" style:family="text">
      <style:text-properties style:font-name="Times New Roman1" fo:font-style="normal" officeooo:rsid="006ce818" style:font-style-asian="normal" style:font-style-complex="normal"/>
    </style:style>
    <style:style style:name="T26" style:family="text">
      <style:text-properties style:font-name="Times New Roman1" fo:font-style="normal" officeooo:rsid="0072916f" style:font-style-asian="normal" style:font-style-complex="normal"/>
    </style:style>
    <style:style style:name="T27" style:family="text">
      <style:text-properties style:font-name="Times New Roman1" fo:font-style="normal" officeooo:rsid="00730d25" style:font-style-asian="normal" style:font-style-complex="normal"/>
    </style:style>
    <style:style style:name="T28" style:family="text">
      <style:text-properties style:font-name="Times New Roman1" fo:font-style="normal" officeooo:rsid="007622a7" style:font-style-asian="normal" style:font-style-complex="normal"/>
    </style:style>
    <style:style style:name="T29" style:family="text">
      <style:text-properties style:font-name="Times New Roman1" fo:font-style="normal" officeooo:rsid="009cd193" style:font-style-asian="normal" style:font-style-complex="normal"/>
    </style:style>
    <style:style style:name="T30" style:family="text">
      <style:text-properties style:font-name="Times New Roman1" fo:font-style="normal" officeooo:rsid="00c295ee" style:font-style-asian="normal" style:font-style-complex="normal"/>
    </style:style>
    <style:style style:name="T31" style:family="text">
      <style:text-properties style:font-name="Times New Roman1" fo:font-style="normal" officeooo:rsid="00d9a604" style:font-style-asian="normal" style:font-style-complex="normal"/>
    </style:style>
    <style:style style:name="T32" style:family="text">
      <style:text-properties style:font-name="Times New Roman1" fo:font-style="normal" officeooo:rsid="00e5d2d9" style:font-style-asian="normal" style:font-style-complex="normal"/>
    </style:style>
    <style:style style:name="T33" style:family="text">
      <style:text-properties style:font-name="Times New Roman1" fo:font-style="normal" officeooo:rsid="00e62e38" style:font-style-asian="normal" style:font-style-complex="normal"/>
    </style:style>
    <style:style style:name="T34" style:family="text">
      <style:text-properties style:font-name="Times New Roman1" fo:font-style="normal" officeooo:rsid="00ed4add" style:font-style-asian="normal" style:font-style-complex="normal"/>
    </style:style>
    <style:style style:name="T35" style:family="text">
      <style:text-properties style:font-name="Times New Roman1" fo:font-style="normal" officeooo:rsid="00f788ad" style:font-style-asian="normal" style:font-style-complex="normal"/>
    </style:style>
    <style:style style:name="T36" style:family="text">
      <style:text-properties style:font-name="Times New Roman1" fo:language="en" fo:country="US" fo:font-style="normal" style:font-style-asian="normal" style:font-style-complex="normal"/>
    </style:style>
    <style:style style:name="T37" style:family="text">
      <style:text-properties style:font-name="Times New Roman1" fo:language="en" fo:country="US" fo:font-style="normal" officeooo:rsid="00137ce1" style:font-style-asian="normal" style:font-style-complex="normal"/>
    </style:style>
    <style:style style:name="T38" style:family="text">
      <style:text-properties style:font-name="Times New Roman1" fo:language="en" fo:country="US" fo:font-style="normal" officeooo:rsid="005a0742" style:font-style-asian="normal" style:font-style-complex="normal"/>
    </style:style>
    <style:style style:name="T39" style:family="text">
      <style:text-properties style:font-name="Times New Roman1" fo:language="en" fo:country="US" fo:font-style="normal" officeooo:rsid="005baa3f" style:font-style-asian="normal" style:font-style-complex="normal"/>
    </style:style>
    <style:style style:name="T40" style:family="text">
      <style:text-properties style:font-name="Times New Roman1" fo:language="en" fo:country="US" fo:font-style="normal" officeooo:rsid="005e8d02" style:font-style-asian="normal" style:font-style-complex="normal"/>
    </style:style>
    <style:style style:name="T41" style:family="text">
      <style:text-properties style:font-name="Times New Roman1" fo:language="en" fo:country="US" fo:font-style="normal" officeooo:rsid="005f587a" style:font-style-asian="normal" style:font-style-complex="normal"/>
    </style:style>
    <style:style style:name="T42" style:family="text">
      <style:text-properties style:font-name="Times New Roman1" fo:language="en" fo:country="US" fo:font-style="normal" officeooo:rsid="0060d7b2" style:font-style-asian="normal" style:font-style-complex="normal"/>
    </style:style>
    <style:style style:name="T43" style:family="text">
      <style:text-properties style:font-name="Times New Roman1" fo:language="en" fo:country="US" fo:font-style="normal" officeooo:rsid="0063c02d" style:font-style-asian="normal" style:font-style-complex="normal"/>
    </style:style>
    <style:style style:name="T44" style:family="text">
      <style:text-properties style:font-name="Times New Roman1" fo:language="en" fo:country="US" fo:font-style="normal" officeooo:rsid="0074a8e9" style:font-style-asian="normal" style:font-style-complex="normal"/>
    </style:style>
    <style:style style:name="T45" style:family="text">
      <style:text-properties style:font-name="Times New Roman1" fo:language="en" fo:country="US" fo:font-style="normal" officeooo:rsid="007f7b8a" style:font-style-asian="normal" style:font-style-complex="normal"/>
    </style:style>
    <style:style style:name="T46" style:family="text">
      <style:text-properties style:font-name="Times New Roman1" fo:language="en" fo:country="US" fo:font-style="normal" officeooo:rsid="008561f8" style:font-style-asian="normal" style:font-style-complex="normal"/>
    </style:style>
    <style:style style:name="T47" style:family="text">
      <style:text-properties style:font-name="Times New Roman1" fo:language="en" fo:country="US" fo:font-style="normal" officeooo:rsid="009a0650" style:font-style-asian="normal" style:font-style-complex="normal"/>
    </style:style>
    <style:style style:name="T48" style:family="text">
      <style:text-properties style:font-name="Times New Roman1" fo:language="en" fo:country="US" fo:font-style="normal" officeooo:rsid="009a634f" style:font-style-asian="normal" style:font-style-complex="normal"/>
    </style:style>
    <style:style style:name="T49" style:family="text">
      <style:text-properties style:font-name="Times New Roman1" fo:language="en" fo:country="US" fo:font-style="normal" officeooo:rsid="009add48" style:font-style-asian="normal" style:font-style-complex="normal"/>
    </style:style>
    <style:style style:name="T50" style:family="text">
      <style:text-properties style:font-name="Times New Roman1" fo:language="en" fo:country="US" fo:font-style="normal" officeooo:rsid="009d0314" style:font-style-asian="normal" style:font-style-complex="normal"/>
    </style:style>
    <style:style style:name="T51" style:family="text">
      <style:text-properties style:font-name="Times New Roman1" fo:language="en" fo:country="US" fo:font-style="normal" officeooo:rsid="00ba4064" style:font-style-asian="normal" style:font-style-complex="normal"/>
    </style:style>
    <style:style style:name="T52" style:family="text">
      <style:text-properties style:font-name="Times New Roman1" fo:language="en" fo:country="US" fo:font-style="normal" officeooo:rsid="00c295ee" style:font-style-asian="normal" style:font-style-complex="normal"/>
    </style:style>
    <style:style style:name="T53" style:family="text">
      <style:text-properties style:font-name="Times New Roman1" fo:language="en" fo:country="US" fo:font-style="normal" officeooo:rsid="00c2bd5b" style:font-style-asian="normal" style:font-style-complex="normal"/>
    </style:style>
    <style:style style:name="T54" style:family="text">
      <style:text-properties style:font-name="Times New Roman1" fo:language="en" fo:country="US" fo:font-style="normal" officeooo:rsid="00c65995" style:font-style-asian="normal" style:font-style-complex="normal"/>
    </style:style>
    <style:style style:name="T55" style:family="text">
      <style:text-properties style:font-name="Times New Roman1" fo:language="en" fo:country="US" fo:font-style="normal" officeooo:rsid="00c83397" style:font-style-asian="normal" style:font-style-complex="normal"/>
    </style:style>
    <style:style style:name="T56" style:family="text">
      <style:text-properties style:font-name="Times New Roman1" fo:language="en" fo:country="US" fo:font-style="normal" officeooo:rsid="00d9a604" style:font-style-asian="normal" style:font-style-complex="normal"/>
    </style:style>
    <style:style style:name="T57" style:family="text">
      <style:text-properties style:font-name="Times New Roman1" fo:language="en" fo:country="US" fo:font-style="normal" officeooo:rsid="00e0ebfb" style:font-style-asian="normal" style:font-style-complex="normal"/>
    </style:style>
    <style:style style:name="T58" style:family="text">
      <style:text-properties style:font-name="Times New Roman1" fo:language="en" fo:country="US" fo:font-style="normal" officeooo:rsid="00e2d722" style:font-style-asian="normal" style:font-style-complex="normal"/>
    </style:style>
    <style:style style:name="T59" style:family="text">
      <style:text-properties style:font-name="Times New Roman1" fo:language="en" fo:country="US" fo:font-style="normal" officeooo:rsid="00ed4add" style:font-style-asian="normal" style:font-style-complex="normal"/>
    </style:style>
    <style:style style:name="T60" style:family="text">
      <style:text-properties style:font-name="Times New Roman1" fo:language="en" fo:country="US" fo:font-style="normal" fo:font-weight="normal" officeooo:rsid="00441620" style:font-style-asian="normal" style:font-weight-asian="normal" style:font-style-complex="normal" style:font-weight-complex="normal"/>
    </style:style>
    <style:style style:name="T61" style:family="text">
      <style:text-properties style:font-name="Times New Roman1" fo:language="en" fo:country="US" fo:font-style="normal" fo:font-weight="normal" officeooo:rsid="00cd6684" style:font-style-asian="normal" style:font-weight-asian="normal" style:font-style-complex="normal" style:font-weight-complex="normal"/>
    </style:style>
    <style:style style:name="T62" style:family="text">
      <style:text-properties style:font-name="Times New Roman1" fo:language="en" fo:country="US" fo:font-style="normal" fo:font-weight="normal" officeooo:rsid="00d0cd67" style:font-style-asian="normal" style:font-weight-asian="normal" style:font-style-complex="normal" style:font-weight-complex="normal"/>
    </style:style>
    <style:style style:name="T63" style:family="text">
      <style:text-properties style:font-name="Times New Roman1" fo:language="en" fo:country="US" fo:font-style="normal" fo:font-weight="bold" officeooo:rsid="00e2d722" style:font-style-asian="normal" style:font-weight-asian="bold" style:font-style-complex="normal" style:font-weight-complex="bold"/>
    </style:style>
    <style:style style:name="T64" style:family="text">
      <style:text-properties style:font-name="Times New Roman1" fo:language="en" fo:country="US" fo:font-style="normal" fo:font-weight="bold" officeooo:rsid="009add48" style:font-style-asian="normal" style:font-weight-asian="bold" style:font-style-complex="normal" style:font-weight-complex="bold"/>
    </style:style>
    <style:style style:name="T65" style:family="text">
      <style:text-properties style:font-name="Times New Roman1" fo:language="en" fo:country="US" fo:font-style="normal" fo:font-weight="bold" officeooo:rsid="00d9a604" style:font-style-asian="normal" style:font-weight-asian="bold" style:font-style-complex="normal" style:font-weight-complex="bold"/>
    </style:style>
    <style:style style:name="T66" style:family="text">
      <style:text-properties style:font-name="Times New Roman1" fo:language="en" fo:country="US" officeooo:rsid="0068fc4a"/>
    </style:style>
    <style:style style:name="T67" style:family="text">
      <style:text-properties style:font-name="Times New Roman1" fo:language="en" fo:country="US" officeooo:rsid="0085a946"/>
    </style:style>
    <style:style style:name="T68" style:family="text">
      <style:text-properties style:font-name="Times New Roman1" fo:language="en" fo:country="US" officeooo:rsid="0085d06b"/>
    </style:style>
    <style:style style:name="T69" style:family="text">
      <style:text-properties style:font-name="Times New Roman1" fo:language="en" fo:country="US" officeooo:rsid="0087ccb5"/>
    </style:style>
    <style:style style:name="T70" style:family="text">
      <style:text-properties style:font-name="Times New Roman1" fo:language="en" fo:country="US" officeooo:rsid="008884bb"/>
    </style:style>
    <style:style style:name="T71" style:family="text">
      <style:text-properties style:font-name="Times New Roman1" fo:language="en" fo:country="US" officeooo:rsid="008bdb46"/>
    </style:style>
    <style:style style:name="T72" style:family="text">
      <style:text-properties style:font-name="Times New Roman1" fo:language="en" fo:country="US" officeooo:rsid="0063c02d"/>
    </style:style>
    <style:style style:name="T73" style:family="text">
      <style:text-properties style:font-name="Times New Roman1" fo:language="en" fo:country="US" officeooo:rsid="0091893d"/>
    </style:style>
    <style:style style:name="T74" style:family="text">
      <style:text-properties style:font-name="Times New Roman1" fo:language="en" fo:country="US" officeooo:rsid="0096561f"/>
    </style:style>
    <style:style style:name="T75" style:family="text">
      <style:text-properties style:font-name="Times New Roman1" fo:language="en" fo:country="US" officeooo:rsid="00970367"/>
    </style:style>
    <style:style style:name="T76" style:family="text">
      <style:text-properties style:font-name="Times New Roman1" fo:language="en" fo:country="US" officeooo:rsid="0097e1d8"/>
    </style:style>
    <style:style style:name="T77" style:family="text">
      <style:text-properties style:font-name="Times New Roman1" fo:language="en" fo:country="US" officeooo:rsid="00984828"/>
    </style:style>
    <style:style style:name="T78" style:family="text">
      <style:text-properties style:font-name="Times New Roman1" fo:language="en" fo:country="US" officeooo:rsid="00c295ee"/>
    </style:style>
    <style:style style:name="T79" style:family="text">
      <style:text-properties style:font-name="Times New Roman1" fo:language="en" fo:country="US" officeooo:rsid="00e2209d"/>
    </style:style>
    <style:style style:name="T80" style:family="text">
      <style:text-properties style:font-name="Times New Roman1" fo:language="en" fo:country="US" fo:font-weight="bold" officeooo:rsid="00e2209d" style:font-weight-asian="bold" style:font-weight-complex="bold"/>
    </style:style>
    <style:style style:name="T81" style:family="text">
      <style:text-properties style:font-name="Times New Roman1" fo:language="en" fo:country="US" fo:font-weight="bold" officeooo:rsid="0085a946" style:font-weight-asian="bold" style:font-weight-complex="bold"/>
    </style:style>
    <style:style style:name="T82" style:family="text">
      <style:text-properties style:font-name="Times New Roman1" fo:language="en" fo:country="US" fo:font-weight="bold" officeooo:rsid="0087ccb5" style:font-weight-asian="bold" style:font-weight-complex="bold"/>
    </style:style>
    <style:style style:name="T83" style:family="text">
      <style:text-properties style:font-name="Times New Roman1" fo:language="en" fo:country="US" fo:font-weight="bold" officeooo:rsid="008884bb" style:font-weight-asian="bold" style:font-weight-complex="bold"/>
    </style:style>
    <style:style style:name="T84" style:family="text">
      <style:text-properties style:font-name="Times New Roman1" fo:language="en" fo:country="US" fo:font-weight="bold" officeooo:rsid="00c83397" style:font-weight-asian="bold" style:font-weight-complex="bold"/>
    </style:style>
    <style:style style:name="T85" style:family="text">
      <style:text-properties style:font-name="Times New Roman1" fo:language="en" fo:country="US" fo:font-weight="bold" officeooo:rsid="00f09e7e" style:font-weight-asian="bold" style:font-weight-complex="bold"/>
    </style:style>
    <style:style style:name="T86" style:family="text">
      <style:text-properties style:font-name="Times New Roman1" fo:language="en" fo:country="US" fo:font-weight="bold" officeooo:rsid="00f45d3b" style:font-weight-asian="bold" style:font-weight-complex="bold"/>
    </style:style>
    <style:style style:name="T87" style:family="text">
      <style:text-properties style:font-name="Times New Roman1" fo:language="en" fo:country="US" fo:font-weight="bold" officeooo:rsid="00c295ee" style:font-weight-asian="bold" style:font-weight-complex="bold"/>
    </style:style>
    <style:style style:name="T88" style:family="text">
      <style:text-properties style:font-name="Times New Roman1" fo:language="en" fo:country="US" officeooo:rsid="00f09e7e"/>
    </style:style>
    <style:style style:name="T89" style:family="text">
      <style:text-properties style:font-name="Times New Roman1" officeooo:rsid="005f587a"/>
    </style:style>
    <style:style style:name="T90" style:family="text">
      <style:text-properties style:font-name="Times New Roman1" officeooo:rsid="008bdb46"/>
    </style:style>
    <style:style style:name="T91" style:family="text">
      <style:text-properties style:text-position="super 58%"/>
    </style:style>
    <style:style style:name="T92" style:family="text">
      <style:text-properties style:text-position="super 58%" style:font-name="Times New Roman1" fo:language="en" fo:country="US" fo:font-style="normal" officeooo:rsid="00137ce1" style:font-style-asian="normal" style:font-style-complex="normal"/>
    </style:style>
    <style:style style:name="T93" style:family="text">
      <style:text-properties style:text-position="super 58%" style:font-name="Times New Roman" fo:font-size="12pt" style:font-size-asian="12pt" style:font-name-complex="Times New Roman5" style:font-size-complex="12pt"/>
    </style:style>
    <style:style style:name="T94" style:family="text">
      <style:text-properties style:text-position="super 58%" style:text-overline-style="none" style:text-overline-color="font-color"/>
    </style:style>
    <style:style style:name="T95" style:family="text">
      <style:text-properties style:text-position="sub 58%" style:font-name="Times New Roman1" fo:language="en" fo:country="US" fo:font-style="normal" officeooo:rsid="0063c02d" style:font-style-asian="normal" style:font-style-complex="normal"/>
    </style:style>
    <style:style style:name="T96" style:family="text">
      <style:text-properties style:text-position="sub 58%" style:font-name="Times New Roman1" fo:language="en" fo:country="US" officeooo:rsid="0063c02d"/>
    </style:style>
    <style:style style:name="T97" style:family="text">
      <style:text-properties style:text-position="sub 58%" style:font-name="Times New Roman" fo:font-size="12pt" style:font-size-asian="12pt" style:font-name-complex="Times New Roman5" style:font-size-complex="12pt"/>
    </style:style>
    <style:style style:name="T98" style:family="text">
      <style:text-properties fo:language="en" fo:country="US"/>
    </style:style>
    <style:style style:name="T99" style:family="text">
      <style:text-properties fo:language="en" fo:country="US" fo:font-style="italic" officeooo:rsid="00082494" style:font-style-asian="italic" style:font-style-complex="italic"/>
    </style:style>
    <style:style style:name="T100" style:family="text">
      <style:text-properties fo:language="en" fo:country="US" fo:font-style="italic" officeooo:rsid="0047f444" style:font-style-asian="italic" style:font-style-complex="italic"/>
    </style:style>
    <style:style style:name="T101" style:family="text">
      <style:text-properties fo:language="en" fo:country="US" fo:font-style="italic" officeooo:rsid="00c295ee" style:font-style-asian="italic" style:font-style-complex="italic"/>
    </style:style>
    <style:style style:name="T102" style:family="text">
      <style:text-properties fo:language="en" fo:country="US" fo:font-style="italic" officeooo:rsid="00440d27" style:font-style-asian="italic" style:font-style-complex="italic"/>
    </style:style>
    <style:style style:name="T103" style:family="text">
      <style:text-properties fo:language="en" fo:country="US" fo:font-style="italic" fo:font-weight="normal" officeooo:rsid="00cd6684" style:font-style-asian="italic" style:font-weight-asian="normal" style:font-style-complex="italic" style:font-weight-complex="normal"/>
    </style:style>
    <style:style style:name="T104" style:family="text">
      <style:text-properties fo:language="en" fo:country="US" fo:font-style="italic" fo:font-weight="bold" style:font-style-asian="italic" style:font-weight-asian="bold" style:font-style-complex="italic" style:font-weight-complex="bold"/>
    </style:style>
    <style:style style:name="T105" style:family="text">
      <style:text-properties fo:language="en" fo:country="US" fo:font-style="italic" fo:font-weight="bold" officeooo:rsid="00dcc782" style:font-style-asian="italic" style:font-weight-asian="bold" style:font-style-complex="italic" style:font-weight-complex="bold"/>
    </style:style>
    <style:style style:name="T106" style:family="text">
      <style:text-properties fo:language="en" fo:country="US" fo:font-style="italic" fo:font-weight="bold" officeooo:rsid="0047f444" style:font-style-asian="italic" style:font-weight-asian="bold" style:font-style-complex="italic" style:font-weight-complex="bold"/>
    </style:style>
    <style:style style:name="T107" style:family="text">
      <style:text-properties fo:language="en" fo:country="US" fo:font-style="italic" fo:font-weight="bold" officeooo:rsid="00c295ee" style:font-style-asian="italic" style:font-weight-asian="bold" style:font-style-complex="italic" style:font-weight-complex="bold"/>
    </style:style>
    <style:style style:name="T108" style:family="text">
      <style:text-properties fo:language="en" fo:country="US" fo:font-style="italic" fo:font-weight="bold" officeooo:rsid="00e42e68" style:font-style-asian="italic" style:font-weight-asian="bold" style:font-style-complex="italic" style:font-weight-complex="bold"/>
    </style:style>
    <style:style style:name="T109" style:family="text">
      <style:text-properties fo:language="en" fo:country="US" officeooo:rsid="00082494"/>
    </style:style>
    <style:style style:name="T110" style:family="text">
      <style:text-properties fo:language="en" fo:country="US" fo:font-style="normal" officeooo:rsid="001219b9" style:font-style-asian="normal" style:font-style-complex="normal"/>
    </style:style>
    <style:style style:name="T111" style:family="text">
      <style:text-properties fo:language="en" fo:country="US" fo:font-style="normal" officeooo:rsid="00307c19" style:font-style-asian="normal" style:font-style-complex="normal"/>
    </style:style>
    <style:style style:name="T112" style:family="text">
      <style:text-properties fo:language="en" fo:country="US" fo:font-style="normal" officeooo:rsid="0047f444" style:font-style-asian="normal" style:font-style-complex="normal"/>
    </style:style>
    <style:style style:name="T113" style:family="text">
      <style:text-properties fo:language="en" fo:country="US" fo:font-style="normal" officeooo:rsid="00137ce1" style:font-style-asian="normal" style:font-style-complex="normal"/>
    </style:style>
    <style:style style:name="T114" style:family="text">
      <style:text-properties fo:language="en" fo:country="US" fo:font-style="normal" officeooo:rsid="0048f9d1" style:font-style-asian="normal" style:font-style-complex="normal"/>
    </style:style>
    <style:style style:name="T115" style:family="text">
      <style:text-properties fo:language="en" fo:country="US" fo:font-style="normal" officeooo:rsid="0050fc23" style:font-style-asian="normal" style:font-style-complex="normal"/>
    </style:style>
    <style:style style:name="T116" style:family="text">
      <style:text-properties fo:language="en" fo:country="US" fo:font-style="normal" officeooo:rsid="00525425" style:font-style-asian="normal" style:font-style-complex="normal"/>
    </style:style>
    <style:style style:name="T117" style:family="text">
      <style:text-properties fo:language="en" fo:country="US" fo:font-style="normal" officeooo:rsid="00538061" style:font-style-asian="normal" style:font-style-complex="normal"/>
    </style:style>
    <style:style style:name="T118" style:family="text">
      <style:text-properties fo:language="en" fo:country="US" fo:font-style="normal" officeooo:rsid="0053fc24" style:font-style-asian="normal" style:font-style-complex="normal"/>
    </style:style>
    <style:style style:name="T119" style:family="text">
      <style:text-properties fo:language="en" fo:country="US" fo:font-style="normal" officeooo:rsid="005960fa" style:font-style-asian="normal" style:font-style-complex="normal"/>
    </style:style>
    <style:style style:name="T120" style:family="text">
      <style:text-properties fo:language="en" fo:country="US" fo:font-style="normal" officeooo:rsid="005a0742" style:font-style-asian="normal" style:font-style-complex="normal"/>
    </style:style>
    <style:style style:name="T121" style:family="text">
      <style:text-properties fo:language="en" fo:country="US" fo:font-style="normal" officeooo:rsid="007a30c4" style:font-style-asian="normal" style:font-style-complex="normal"/>
    </style:style>
    <style:style style:name="T122" style:family="text">
      <style:text-properties fo:language="en" fo:country="US" fo:font-style="normal" officeooo:rsid="007f7b8a" style:font-style-asian="normal" style:font-style-complex="normal"/>
    </style:style>
    <style:style style:name="T123" style:family="text">
      <style:text-properties fo:language="en" fo:country="US" fo:font-style="normal" officeooo:rsid="008e03a6" style:font-style-asian="normal" style:font-style-complex="normal"/>
    </style:style>
    <style:style style:name="T124" style:family="text">
      <style:text-properties fo:language="en" fo:country="US" fo:font-style="normal" officeooo:rsid="00a3a694" style:font-style-asian="normal" style:font-style-complex="normal"/>
    </style:style>
    <style:style style:name="T125" style:family="text">
      <style:text-properties fo:language="en" fo:country="US" fo:font-style="normal" officeooo:rsid="00ba4064" style:font-style-asian="normal" style:font-style-complex="normal"/>
    </style:style>
    <style:style style:name="T126" style:family="text">
      <style:text-properties fo:language="en" fo:country="US" fo:font-style="normal" officeooo:rsid="00c295ee" style:font-style-asian="normal" style:font-style-complex="normal"/>
    </style:style>
    <style:style style:name="T127" style:family="text">
      <style:text-properties fo:language="en" fo:country="US" fo:font-style="normal" officeooo:rsid="00d6aa0a" style:font-style-asian="normal" style:font-style-complex="normal"/>
    </style:style>
    <style:style style:name="T128" style:family="text">
      <style:text-properties fo:language="en" fo:country="US" fo:font-style="normal" officeooo:rsid="00df66e4" style:font-style-asian="normal" style:font-style-complex="normal"/>
    </style:style>
    <style:style style:name="T129" style:family="text">
      <style:text-properties fo:language="en" fo:country="US" fo:font-style="normal" fo:font-weight="bold" officeooo:rsid="00df66e4" style:font-style-asian="normal" style:font-weight-asian="bold" style:font-style-complex="normal" style:font-weight-complex="bold"/>
    </style:style>
    <style:style style:name="T130" style:family="text">
      <style:text-properties fo:language="en" fo:country="US" fo:font-style="normal" fo:font-weight="bold" officeooo:rsid="0048f9d1" style:font-style-asian="normal" style:font-weight-asian="bold" style:font-style-complex="normal" style:font-weight-complex="bold"/>
    </style:style>
    <style:style style:name="T131" style:family="text">
      <style:text-properties fo:language="en" fo:country="US" officeooo:rsid="0047f444"/>
    </style:style>
    <style:style style:name="T132" style:family="text">
      <style:text-properties fo:language="en" fo:country="US" officeooo:rsid="0011edea"/>
    </style:style>
    <style:style style:name="T133" style:family="text">
      <style:text-properties fo:language="en" fo:country="US" officeooo:rsid="0048f9d1"/>
    </style:style>
    <style:style style:name="T134" style:family="text">
      <style:text-properties fo:language="en" fo:country="US" officeooo:rsid="004be173"/>
    </style:style>
    <style:style style:name="T135" style:family="text">
      <style:text-properties fo:language="en" fo:country="US" officeooo:rsid="004f3a57"/>
    </style:style>
    <style:style style:name="T136" style:family="text">
      <style:text-properties fo:language="en" fo:country="US" officeooo:rsid="00503845"/>
    </style:style>
    <style:style style:name="T137" style:family="text">
      <style:text-properties fo:language="en" fo:country="US" officeooo:rsid="0050fc23"/>
    </style:style>
    <style:style style:name="T138" style:family="text">
      <style:text-properties fo:language="en" fo:country="US" officeooo:rsid="00538061"/>
    </style:style>
    <style:style style:name="T139" style:family="text">
      <style:text-properties fo:language="en" fo:country="US" officeooo:rsid="0053fc24"/>
    </style:style>
    <style:style style:name="T140" style:family="text">
      <style:text-properties fo:language="en" fo:country="US" officeooo:rsid="0056f08c"/>
    </style:style>
    <style:style style:name="T141" style:family="text">
      <style:text-properties fo:language="en" fo:country="US" officeooo:rsid="005cc74a"/>
    </style:style>
    <style:style style:name="T142" style:family="text">
      <style:text-properties fo:language="en" fo:country="US" officeooo:rsid="00669c7d"/>
    </style:style>
    <style:style style:name="T143" style:family="text">
      <style:text-properties fo:language="en" fo:country="US" officeooo:rsid="008e03a6"/>
    </style:style>
    <style:style style:name="T144" style:family="text">
      <style:text-properties fo:language="en" fo:country="US" officeooo:rsid="00945ee4"/>
    </style:style>
    <style:style style:name="T145" style:family="text">
      <style:text-properties fo:language="en" fo:country="US" officeooo:rsid="009a0650"/>
    </style:style>
    <style:style style:name="T146" style:family="text">
      <style:text-properties fo:language="en" fo:country="US" officeooo:rsid="00a1aed0"/>
    </style:style>
    <style:style style:name="T147" style:family="text">
      <style:text-properties fo:language="en" fo:country="US" officeooo:rsid="00a1d847"/>
    </style:style>
    <style:style style:name="T148" style:family="text">
      <style:text-properties fo:language="en" fo:country="US" officeooo:rsid="00a63bd6"/>
    </style:style>
    <style:style style:name="T149" style:family="text">
      <style:text-properties fo:language="en" fo:country="US" officeooo:rsid="00a83152"/>
    </style:style>
    <style:style style:name="T150" style:family="text">
      <style:text-properties fo:language="en" fo:country="US" officeooo:rsid="00a96f7c"/>
    </style:style>
    <style:style style:name="T151" style:family="text">
      <style:text-properties fo:language="en" fo:country="US" officeooo:rsid="00aaff04"/>
    </style:style>
    <style:style style:name="T152" style:family="text">
      <style:text-properties fo:language="en" fo:country="US" officeooo:rsid="00ac8068"/>
    </style:style>
    <style:style style:name="T153" style:family="text">
      <style:text-properties fo:language="en" fo:country="US" officeooo:rsid="00add75d"/>
    </style:style>
    <style:style style:name="T154" style:family="text">
      <style:text-properties fo:language="en" fo:country="US" officeooo:rsid="00ae6080"/>
    </style:style>
    <style:style style:name="T155" style:family="text">
      <style:text-properties fo:language="en" fo:country="US" officeooo:rsid="00afddbf"/>
    </style:style>
    <style:style style:name="T156" style:family="text">
      <style:text-properties fo:language="en" fo:country="US" officeooo:rsid="00440d27"/>
    </style:style>
    <style:style style:name="T157" style:family="text">
      <style:text-properties fo:language="en" fo:country="US" officeooo:rsid="00b07230"/>
    </style:style>
    <style:style style:name="T158" style:family="text">
      <style:text-properties fo:language="en" fo:country="US" officeooo:rsid="00b09626"/>
    </style:style>
    <style:style style:name="T159" style:family="text">
      <style:text-properties fo:language="en" fo:country="US" officeooo:rsid="00b12ec6"/>
    </style:style>
    <style:style style:name="T160" style:family="text">
      <style:text-properties fo:language="en" fo:country="US" officeooo:rsid="00b228d8"/>
    </style:style>
    <style:style style:name="T161" style:family="text">
      <style:text-properties fo:language="en" fo:country="US" officeooo:rsid="00b5ebc7"/>
    </style:style>
    <style:style style:name="T162" style:family="text">
      <style:text-properties fo:language="en" fo:country="US" officeooo:rsid="00b11eba"/>
    </style:style>
    <style:style style:name="T163" style:family="text">
      <style:text-properties fo:language="en" fo:country="US" officeooo:rsid="00b60f78"/>
    </style:style>
    <style:style style:name="T164" style:family="text">
      <style:text-properties fo:language="en" fo:country="US" officeooo:rsid="00b8a9f2"/>
    </style:style>
    <style:style style:name="T165" style:family="text">
      <style:text-properties fo:language="en" fo:country="US" officeooo:rsid="00ba4064"/>
    </style:style>
    <style:style style:name="T166" style:family="text">
      <style:text-properties fo:language="en" fo:country="US" officeooo:rsid="00c295ee"/>
    </style:style>
    <style:style style:name="T167" style:family="text">
      <style:text-properties fo:language="en" fo:country="US" officeooo:rsid="00c31d5c"/>
    </style:style>
    <style:style style:name="T168" style:family="text">
      <style:text-properties fo:language="en" fo:country="US" officeooo:rsid="00c7ac7f"/>
    </style:style>
    <style:style style:name="T169" style:family="text">
      <style:text-properties fo:language="en" fo:country="US" officeooo:rsid="00c83397"/>
    </style:style>
    <style:style style:name="T170" style:family="text">
      <style:text-properties fo:language="en" fo:country="US" officeooo:rsid="00c913c8"/>
    </style:style>
    <style:style style:name="T171" style:family="text">
      <style:text-properties fo:language="en" fo:country="US" officeooo:rsid="00bd14d1"/>
    </style:style>
    <style:style style:name="T172" style:family="text">
      <style:text-properties fo:language="en" fo:country="US" fo:font-weight="bold" style:font-weight-asian="bold" style:font-weight-complex="bold"/>
    </style:style>
    <style:style style:name="T173" style:family="text">
      <style:text-properties fo:language="en" fo:country="US" fo:font-weight="bold" officeooo:rsid="00cd6684" style:font-weight-asian="bold" style:font-weight-complex="bold"/>
    </style:style>
    <style:style style:name="T174" style:family="text">
      <style:text-properties fo:language="en" fo:country="US" fo:font-weight="bold" officeooo:rsid="00cea308" style:font-weight-asian="bold" style:font-weight-complex="bold"/>
    </style:style>
    <style:style style:name="T175" style:family="text">
      <style:text-properties fo:language="en" fo:country="US" fo:font-weight="bold" officeooo:rsid="00dc308a" style:font-weight-asian="bold" style:font-weight-complex="bold"/>
    </style:style>
    <style:style style:name="T176" style:family="text">
      <style:text-properties fo:language="en" fo:country="US" fo:font-weight="bold" officeooo:rsid="00dc5cf3" style:font-weight-asian="bold" style:font-weight-complex="bold"/>
    </style:style>
    <style:style style:name="T177" style:family="text">
      <style:text-properties fo:language="en" fo:country="US" fo:font-weight="bold" officeooo:rsid="00b228d8" style:font-weight-asian="bold" style:font-weight-complex="bold"/>
    </style:style>
    <style:style style:name="T178" style:family="text">
      <style:text-properties fo:language="en" fo:country="US" fo:font-weight="bold" officeooo:rsid="00d2106f" style:font-weight-asian="bold" style:font-weight-complex="bold"/>
    </style:style>
    <style:style style:name="T179" style:family="text">
      <style:text-properties fo:language="en" fo:country="US" fo:font-weight="bold" officeooo:rsid="00b07230" style:font-weight-asian="bold" style:font-weight-complex="bold"/>
    </style:style>
    <style:style style:name="T180" style:family="text">
      <style:text-properties fo:language="en" fo:country="US" fo:font-weight="bold" officeooo:rsid="00d2c457" style:font-weight-asian="bold" style:font-weight-complex="bold"/>
    </style:style>
    <style:style style:name="T181" style:family="text">
      <style:text-properties fo:language="en" fo:country="US" fo:font-weight="bold" officeooo:rsid="00d840ed" style:font-weight-asian="bold" style:font-weight-complex="bold"/>
    </style:style>
    <style:style style:name="T182" style:family="text">
      <style:text-properties fo:language="en" fo:country="US" fo:font-weight="bold" officeooo:rsid="00b09626" style:font-weight-asian="bold" style:font-weight-complex="bold"/>
    </style:style>
    <style:style style:name="T183" style:family="text">
      <style:text-properties fo:language="en" fo:country="US" fo:font-weight="bold" officeooo:rsid="00dc7e66" style:font-weight-asian="bold" style:font-weight-complex="bold"/>
    </style:style>
    <style:style style:name="T184" style:family="text">
      <style:text-properties fo:language="en" fo:country="US" fo:font-weight="bold" officeooo:rsid="00d41f9b" style:font-weight-asian="bold" style:font-weight-complex="bold"/>
    </style:style>
    <style:style style:name="T185" style:family="text">
      <style:text-properties fo:language="en" fo:country="US" fo:font-weight="bold" officeooo:rsid="00945ee4" style:font-weight-asian="bold" style:font-weight-complex="bold"/>
    </style:style>
    <style:style style:name="T186" style:family="text">
      <style:text-properties fo:language="en" fo:country="US" fo:font-weight="bold" officeooo:rsid="00dcc782" style:font-weight-asian="bold" style:font-weight-complex="bold"/>
    </style:style>
    <style:style style:name="T187" style:family="text">
      <style:text-properties fo:language="en" fo:country="US" fo:font-weight="bold" officeooo:rsid="0047f444" style:font-weight-asian="bold" style:font-weight-complex="bold"/>
    </style:style>
    <style:style style:name="T188" style:family="text">
      <style:text-properties fo:language="en" fo:country="US" fo:font-weight="bold" officeooo:rsid="00e2d722" style:font-weight-asian="bold" style:font-weight-complex="bold"/>
    </style:style>
    <style:style style:name="T189" style:family="text">
      <style:text-properties fo:language="en" fo:country="US" fo:font-weight="bold" officeooo:rsid="009a0650" style:font-weight-asian="bold" style:font-weight-complex="bold"/>
    </style:style>
    <style:style style:name="T190" style:family="text">
      <style:text-properties fo:language="en" fo:country="US" fo:font-weight="bold" officeooo:rsid="00c31d5c" style:font-weight-asian="bold" style:font-weight-complex="bold"/>
    </style:style>
    <style:style style:name="T191" style:family="text">
      <style:text-properties fo:language="en" fo:country="US" fo:font-weight="bold" officeooo:rsid="00d9a604" style:font-weight-asian="bold" style:font-weight-complex="bold"/>
    </style:style>
    <style:style style:name="T192" style:family="text">
      <style:text-properties fo:language="en" fo:country="US" fo:font-weight="bold" officeooo:rsid="00c913c8" style:font-weight-asian="bold" style:font-weight-complex="bold"/>
    </style:style>
    <style:style style:name="T193" style:family="text">
      <style:text-properties fo:language="en" fo:country="US" fo:font-weight="bold" officeooo:rsid="00e42e68" style:font-weight-asian="bold" style:font-weight-complex="bold"/>
    </style:style>
    <style:style style:name="T194" style:family="text">
      <style:text-properties fo:language="en" fo:country="US" fo:font-weight="bold" officeooo:rsid="00a1aed0" style:font-weight-asian="bold" style:font-weight-complex="bold"/>
    </style:style>
    <style:style style:name="T195" style:family="text">
      <style:text-properties fo:language="en" fo:country="US" fo:font-weight="bold" officeooo:rsid="00f8a2c3" style:font-weight-asian="bold" style:font-weight-complex="bold"/>
    </style:style>
    <style:style style:name="T196" style:family="text">
      <style:text-properties fo:language="en" fo:country="US" fo:font-weight="bold" style:language-asian="zh" style:country-asian="CN" style:font-weight-asian="bold" style:language-complex="hi" style:country-complex="IN" style:font-weight-complex="bold"/>
    </style:style>
    <style:style style:name="T197" style:family="text">
      <style:text-properties fo:language="en" fo:country="US" fo:font-weight="normal" style:font-weight-asian="normal" style:font-weight-complex="normal"/>
    </style:style>
    <style:style style:name="T198" style:family="text">
      <style:text-properties fo:language="en" fo:country="US" fo:font-weight="normal" officeooo:rsid="00ccfc61" style:font-weight-asian="normal" style:font-weight-complex="normal"/>
    </style:style>
    <style:style style:name="T199" style:family="text">
      <style:text-properties fo:language="en" fo:country="US" fo:font-weight="normal" officeooo:rsid="00cd6684" style:font-weight-asian="normal" style:font-weight-complex="normal"/>
    </style:style>
    <style:style style:name="T200" style:family="text">
      <style:text-properties fo:language="en" fo:country="US" fo:font-weight="normal" officeooo:rsid="00cea308" style:font-weight-asian="normal" style:font-weight-complex="normal"/>
    </style:style>
    <style:style style:name="T201" style:family="text">
      <style:text-properties fo:language="en" fo:country="US" fo:font-weight="normal" officeooo:rsid="00d0cd67" style:font-weight-asian="normal" style:font-weight-complex="normal"/>
    </style:style>
    <style:style style:name="T202" style:family="text">
      <style:text-properties fo:language="en" fo:country="US" fo:font-weight="normal" officeooo:rsid="00d12456" style:font-weight-asian="normal" style:font-weight-complex="normal"/>
    </style:style>
    <style:style style:name="T203" style:family="text">
      <style:text-properties fo:language="en" fo:country="US" fo:font-weight="normal" officeooo:rsid="00d9a604" style:font-weight-asian="normal" style:font-weight-complex="normal"/>
    </style:style>
    <style:style style:name="T204" style:family="text">
      <style:text-properties fo:language="en" fo:country="US" fo:font-weight="normal" officeooo:rsid="00dc308a" style:font-weight-asian="normal" style:font-weight-complex="normal"/>
    </style:style>
    <style:style style:name="T205" style:family="text">
      <style:text-properties fo:language="en" fo:country="US" officeooo:rsid="00d12456"/>
    </style:style>
    <style:style style:name="T206" style:family="text">
      <style:text-properties fo:language="en" fo:country="US" officeooo:rsid="00d1e4da"/>
    </style:style>
    <style:style style:name="T207" style:family="text">
      <style:text-properties fo:language="en" fo:country="US" officeooo:rsid="00d2106f"/>
    </style:style>
    <style:style style:name="T208" style:family="text">
      <style:text-properties fo:language="en" fo:country="US" officeooo:rsid="00d41f9b"/>
    </style:style>
    <style:style style:name="T209" style:family="text">
      <style:text-properties fo:language="en" fo:country="US" officeooo:rsid="00d49ac4"/>
    </style:style>
    <style:style style:name="T210" style:family="text">
      <style:text-properties fo:language="en" fo:country="US" officeooo:rsid="00d628e7"/>
    </style:style>
    <style:style style:name="T211" style:family="text">
      <style:text-properties fo:language="en" fo:country="US" officeooo:rsid="00d6aa0a"/>
    </style:style>
    <style:style style:name="T212" style:family="text">
      <style:text-properties fo:language="en" fo:country="US" officeooo:rsid="00d840ed"/>
    </style:style>
    <style:style style:name="T213" style:family="text">
      <style:text-properties fo:language="en" fo:country="US" officeooo:rsid="00d9a604"/>
    </style:style>
    <style:style style:name="T214" style:family="text">
      <style:text-properties fo:language="en" fo:country="US" officeooo:rsid="00dc308a"/>
    </style:style>
    <style:style style:name="T215" style:family="text">
      <style:text-properties fo:language="en" fo:country="US" officeooo:rsid="00dc5cf3"/>
    </style:style>
    <style:style style:name="T216" style:family="text">
      <style:text-properties fo:language="en" fo:country="US" officeooo:rsid="00dc7e66"/>
    </style:style>
    <style:style style:name="T217" style:family="text">
      <style:text-properties fo:language="en" fo:country="US" officeooo:rsid="00dcc782"/>
    </style:style>
    <style:style style:name="T218" style:family="text">
      <style:text-properties fo:language="en" fo:country="US" officeooo:rsid="00e2d722"/>
    </style:style>
    <style:style style:name="T219" style:family="text">
      <style:text-properties fo:language="en" fo:country="US" officeooo:rsid="009e7c6d"/>
    </style:style>
    <style:style style:name="T220" style:family="text">
      <style:text-properties fo:language="en" fo:country="US" officeooo:rsid="00ed4add"/>
    </style:style>
    <style:style style:name="T221" style:family="text">
      <style:text-properties fo:language="en" fo:country="US" officeooo:rsid="00f185ff"/>
    </style:style>
    <style:style style:name="T222" style:family="text">
      <style:text-properties fo:language="en" fo:country="US" officeooo:rsid="00f3853d"/>
    </style:style>
    <style:style style:name="T223" style:family="text">
      <style:text-properties officeooo:rsid="0045f804"/>
    </style:style>
    <style:style style:name="T224" style:family="text">
      <style:text-properties officeooo:rsid="0048f9d1"/>
    </style:style>
    <style:style style:name="T225" style:family="text">
      <style:text-properties officeooo:rsid="00538061"/>
    </style:style>
    <style:style style:name="T226" style:family="text">
      <style:text-properties officeooo:rsid="00586c73"/>
    </style:style>
    <style:style style:name="T227" style:family="text">
      <style:text-properties officeooo:rsid="005e8d02"/>
    </style:style>
    <style:style style:name="T228" style:family="text">
      <style:text-properties officeooo:rsid="00730d25"/>
    </style:style>
    <style:style style:name="T229" style:family="text">
      <style:text-properties style:font-name-asian="DejaVu Sans Mono" style:font-name-complex="Lohit Hindi3"/>
    </style:style>
    <style:style style:name="T230" style:family="text">
      <style:text-properties officeooo:rsid="00336bf2" style:font-name-asian="DejaVu Sans Mono" style:font-name-complex="Lohit Hindi3"/>
    </style:style>
    <style:style style:name="T231" style:family="text">
      <style:text-properties officeooo:rsid="00730d25" style:font-name-asian="DejaVu Sans Mono" style:font-name-complex="Lohit Hindi3"/>
    </style:style>
    <style:style style:name="T232" style:family="text">
      <style:text-properties officeooo:rsid="005960fa" style:font-name-asian="DejaVu Sans Mono" style:font-name-complex="Lohit Hindi3"/>
    </style:style>
    <style:style style:name="T233" style:family="text">
      <style:text-properties fo:font-variant="normal" fo:text-transform="none" style:text-position="0% 100%" fo:font-style="normal" style:text-underline-style="none"/>
    </style:style>
    <style:style style:name="T234" style:family="text">
      <style:text-properties fo:font-variant="normal" fo:text-transform="none" style:text-position="0% 100%" fo:font-style="normal" style:text-underline-style="none" fo:font-weight="normal"/>
    </style:style>
    <style:style style:name="T235" style:family="text">
      <style:text-properties fo:font-variant="normal" fo:text-transform="none" style:text-position="0% 100%" fo:font-style="normal" style:text-underline-style="none" fo:font-weight="bold" style:font-weight-asian="bold" style:font-weight-complex="bold"/>
    </style:style>
    <style:style style:name="T236" style:family="text">
      <style:text-properties fo:font-variant="normal" fo:text-transform="none" style:text-position="0% 100%" fo:language="en" fo:country="US" fo:font-style="normal" style:text-underline-style="none" fo:font-weight="normal" officeooo:rsid="00b09626"/>
    </style:style>
    <style:style style:name="T237" style:family="text">
      <style:text-properties officeooo:rsid="009cd193"/>
    </style:style>
    <style:style style:name="T238" style:family="text">
      <style:text-properties officeooo:rsid="009d0314"/>
    </style:style>
    <style:style style:name="T239" style:family="text">
      <style:text-properties officeooo:rsid="00440d27"/>
    </style:style>
    <style:style style:name="T240" style:family="text">
      <style:text-properties officeooo:rsid="00b2b64c"/>
    </style:style>
    <style:style style:name="T241" style:family="text">
      <style:text-properties officeooo:rsid="00b7725a"/>
    </style:style>
    <style:style style:name="T242" style:family="text">
      <style:text-properties fo:font-weight="bold" style:font-weight-asian="bold" style:font-weight-complex="bold"/>
    </style:style>
    <style:style style:name="T243" style:family="text">
      <style:text-properties fo:font-weight="bold" officeooo:rsid="00538061" style:font-weight-asian="bold" style:font-weight-complex="bold"/>
    </style:style>
    <style:style style:name="T244" style:family="text">
      <style:text-properties fo:font-weight="bold" officeooo:rsid="00b7725a" style:font-weight-asian="bold" style:font-weight-complex="bold"/>
    </style:style>
    <style:style style:name="T245" style:family="text">
      <style:text-properties fo:font-weight="bold" officeooo:rsid="00df66e4" style:font-weight-asian="bold" style:font-weight-complex="bold"/>
    </style:style>
    <style:style style:name="T246" style:family="text">
      <style:text-properties fo:font-weight="bold" officeooo:rsid="000be36c" style:font-weight-asian="bold" style:font-weight-complex="bold"/>
    </style:style>
    <style:style style:name="T247" style:family="text">
      <style:text-properties fo:font-weight="bold" officeooo:rsid="009d0314" style:font-weight-asian="bold" style:font-weight-complex="bold"/>
    </style:style>
    <style:style style:name="T248" style:family="text">
      <style:text-properties fo:font-weight="bold" officeooo:rsid="00f788ad" style:font-weight-asian="bold" style:font-weight-complex="bold"/>
    </style:style>
    <style:style style:name="T249" style:family="text">
      <style:text-properties officeooo:rsid="00c0f8c6"/>
    </style:style>
    <style:style style:name="T250" style:family="text">
      <style:text-properties officeooo:rsid="00c15475"/>
    </style:style>
    <style:style style:name="T251" style:family="text">
      <style:text-properties officeooo:rsid="00c2bd5b"/>
    </style:style>
    <style:style style:name="T252" style:family="text">
      <style:text-properties officeooo:rsid="00cd6684"/>
    </style:style>
    <style:style style:name="T253" style:family="text">
      <style:text-properties officeooo:rsid="00d88b11"/>
    </style:style>
    <style:style style:name="T254" style:family="text">
      <style:text-properties officeooo:rsid="004a5c03"/>
    </style:style>
    <style:style style:name="T255" style:family="text">
      <style:text-properties officeooo:rsid="00e62e38"/>
    </style:style>
    <style:style style:name="T256" style:family="text">
      <style:text-properties officeooo:rsid="00ea0cf1"/>
    </style:style>
    <style:style style:name="T257" style:family="text">
      <style:text-properties style:use-window-font-color="true" fo:language="en" fo:country="US" fo:font-weight="bold" officeooo:rsid="00a63bd6" style:font-weight-asian="bold" style:font-weight-complex="bold"/>
    </style:style>
    <style:style style:name="T258" style:family="text">
      <style:text-properties officeooo:rsid="00ea2f6a"/>
    </style:style>
    <style:style style:name="T259" style:family="text">
      <style:text-properties officeooo:rsid="00eb7d78"/>
    </style:style>
    <style:style style:name="T260" style:family="text">
      <style:text-properties officeooo:rsid="00ed4add"/>
    </style:style>
    <style:style style:name="T261" style:family="text">
      <style:text-properties officeooo:rsid="00efaddf"/>
    </style:style>
    <style:style style:name="T262" style:family="text">
      <style:text-properties officeooo:rsid="00efffd1"/>
    </style:style>
    <style:style style:name="T263" style:family="text">
      <style:text-properties fo:font-variant="normal" fo:text-transform="none" style:use-window-font-color="true" style:text-outline="false" style:text-line-through-style="none" style:text-line-through-type="none" style:text-position="0% 100%" style:font-name="Cantarell"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fo:font-variant="normal" fo:text-transform="none"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5" style:family="text">
      <style:text-properties fo:font-variant="normal" fo:text-transform="none" style:use-window-font-color="true" style:text-outline="false" style:text-line-through-style="none" style:text-line-through-type="none" style:text-position="0% 100%" style:font-name="Cantarel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6" style:family="text">
      <style:text-properties style:font-name="Cantarell" fo:font-size="10pt" fo:language="en" fo:country="US" style:language-asian="zh" style:country-asian="CN" style:language-complex="hi" style:country-complex="IN"/>
    </style:style>
    <style:style style:name="T267" style:family="text">
      <style:text-properties fo:font-variant="normal" fo:text-transform="none" style:use-window-font-color="true" style:text-outline="false" style:text-line-through-style="none" style:text-line-through-type="none" style:text-position="0% 100%" style:font-name="Cantarell"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8" style:family="text">
      <style:text-properties style:font-name="Cantarell" fo:font-size="10pt" fo:language="pt" fo:country="BR" style:language-asian="zh" style:country-asian="CN" style:language-complex="hi" style:country-complex="IN"/>
    </style:style>
    <style:style style:name="T269" style:family="text">
      <style:text-properties fo:font-variant="normal" fo:text-transform="none"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Title</text:h>
      <text:p text:style-name="P2"><text:span text:style-name="T171">Psychometrics Properties</text:span><text:span text:style-name="T156"> of the Brazilian Portuguese version of the Readiness to Change Questionnaire – </text:span><office:annotation office:name="__Fieldmark__8952_169254227"><dc:creator>Unknown Author</dc:creator><dc:date>2015-05-26T16:52:08</dc:date><text:list text:style-name=""><text:list-item><text:p>Usei a abreviação durante o corpo do texto como sugerido por André.</text:p></text:list-item></text:list></office:annotation><text:span text:style-name="T156">RCQ</text:span><office:annotation-end office:name="__Fieldmark__8952_169254227"/><text:span text:style-name="T156">-</text:span><text:span text:style-name="T133">BR</text:span><text:span text:style-name="T156">.</text:span></text:p>
      <text:h text:style-name="Heading_20_1" text:outline-level="1"><text:span text:style-name="T156">A</text:span><text:span text:style-name="T98">uthors</text:span></text:h>
      <text:p text:style-name="P4">Henrique Pinto Gomide<text:span text:style-name="T94">1</text:span>, André Luiz Monezi Andrade<text:span text:style-name="T91">2</text:span>, Laisa Marcorela Andreoli Sartes<text:span text:style-name="T91">1</text:span>, Fernando <text:s/>Antonio Basile Colugnati<text:span text:style-name="T91">3</text:span>, Leornardo Fernandes Martins<text:span text:style-name="T91">1</text:span>, Roseli Boerngen de Lacerda<text:span text:style-name="T91">4</text:span>, Maria Lucia Oliveira Souza-Formigoni<text:span text:style-name="T91">1</text:span>, Telmo Mota Ronzani<text:span text:style-name="T91">3</text:span>, on behalf of the WHO e-health project on Alcohol and Health Investigators Group*</text:p>
      <text:p text:style-name="P4"><text:s text:c="2"/></text:p>
      <text:p text:style-name="P4">1.Departamento de Psicologia. Universidade Federal de Juiz de Fora, Juiz de Fora, Brazil. Email:henriquepgomide@gmail.com; tm.ronzani@gmail.com, laisa.sartes@gmail.com, leomartinsjf@gmail.com,</text:p>
      <text:p text:style-name="P4">2.Unidade de Dependência de Drogas. Departamento de Psicobiologia. Escola Paulista de Medicina, Universidade Federal de São Paulo- São Paulo, Brazil. Email: </text:p>
      <text:p text:style-name="P4">andremonezi@gmail.com, mlosformigoni@unifesp.br <text:s/></text:p>
      <text:p text:style-name="P4">3. Departamento Estágio Médica. Faculdade de Medicina. Universidade Federal de Juiz de Fora. E-mail: fcolugnati@gmail.com</text:p>
      <text:p text:style-name="P4">4.Departamento de Farmacologia, Setor de Ciências Biológicas, Centro Politécnico </text:p>
      <text:p text:style-name="P4">Universidade Federal do Paraná, Curitiba, Brazil. Email: boerngen@gmail.com <text:s/></text:p>
      <text:p text:style-name="P8"/>
      <text:p text:style-name="P8"><text:span text:style-name="T9">* WHO e-health project on Alcohol and Health Investigators Group:</text:span><text:span text:style-name="T8"> Isidora Vromans</text:span><text:span text:style-name="T93">1</text:span><text:span text:style-name="T8">, Vladimir Poznyak</text:span><text:span text:style-name="T93">1</text:span><text:span text:style-name="T8">, Gearoid Fitzmaurice</text:span><text:span text:style-name="T93">1</text:span><text:span text:style-name="T8">, Dag Rekve1, Katherina Martin Abello</text:span><text:span text:style-name="T93">2</text:span><text:span text:style-name="T8">, Jeannet Kramer</text:span><text:span text:style-name="T93">2</text:span><text:span text:style-name="T8">,Iris Rosier</text:span><text:span text:style-name="T93">2</text:span><text:span text:style-name="T8">, Marcela Tiburcio Sainz</text:span><text:span text:style-name="T93">3</text:span><text:span text:style-name="T8">, Maria Asunción Lara</text:span><text:span text:style-name="T93">3</text:span><text:span text:style-name="T8">,</text:span><text:span text:style-name="T97"> </text:span><text:span text:style-name="T8">André Luiz Monezi Andrade</text:span><text:span text:style-name="T93">4</text:span><text:span text:style-name="T8">, Maria Lucia Oliveira Souza-Formigoni4,Roseli Boerngen de Lacerda</text:span><text:span text:style-name="T93">5</text:span><text:span text:style-name="T8">, Henrique Pinto Gomide</text:span><text:span text:style-name="T93">6</text:span><text:span text:style-name="T8">, Telmo Mota Ronzani</text:span><text:span text:style-name="T93">6</text:span><text:span text:style-name="T8">, Laisa Marcorela Andreoli Sartes</text:span><text:span text:style-name="T93">6</text:span><text:span text:style-name="T8">, Leonardo Fernandes Martins</text:span><text:span text:style-name="T93">6</text:span><text:span text:style-name="T8">, Denis Padruchny</text:span><text:span text:style-name="T93">7</text:span><text:span text:style-name="T8">, Atul Ambekar</text:span><text:span text:style-name="T93">8</text:span><text:span text:style-name="T8">, Anubha Dhal</text:span><text:span text:style-name="T93">8</text:span><text:span text:style-name="T8">, Deepak Yadav</text:span><text:span text:style-name="T93">8</text:span><text:span text:style-name="T8">, Yatan Pal Singh</text:span><text:span text:style-name="T93">8</text:span><text:span text:style-name="T8">, Michael P Schaub</text:span><text:span text:style-name="T93">9</text:span></text:p>
      <text:p text:style-name="P9"/>
      <text:p text:style-name="P6">1. WHO Department of Mental Health and Substance Abuse, Gevena, Swizerland. Email: isyvromans@hotmail.com, poznyakv@who.int, fitzmauriceg@who.int, RekveD@who.int </text:p>
      <text:p text:style-name="P7">2. Trimbos Instituut – Institute of Mental Health and Addiction, Amsterdam, Netherlands. Email: KMartinAbello@trimbos.nl, jkramer@trimbos.nl , IRosier@trimbos.nl </text:p>
      <text:p text:style-name="P7">3. Instituto Nacional de Psiquiatría Ramón de la Fuente Muñiz, Mexico City, Mexico. Email: tibsam@imp.edu.mx, laracan@imp.edu.mx</text:p>
      <text:p text:style-name="P3"><text:span text:style-name="T8">4. Unidade de Dependência de Drogas. Departamento de Psicobiologia. Escola Paulista de Medicina, Universidade Federal de São Paulo- São Paulo, Brazil. Email: andremonezi@gmail.com, </text:span><text:soft-page-break/><text:span text:style-name="T8">mlosformigoni@unifesp.br <text:s/></text:span></text:p>
      <text:p text:style-name="P7">5. Departamento de Farmacologia, Setor de Ciências Biológicas, Centro Politécnico Universidade Federal do Paraná, Curitiba, Brazil. Email: boerngen@gmail.com <text:s/></text:p>
      <text:p text:style-name="P6">6. Departamento de Psicologia. Universidade Federal de Juiz de Fora, Juiz de Fora, Brazil. Email:henriquepgomide@gmail.com; tm.ronzani@gmail.com, laisa.sartes@gmail.com, leomartinsjf@gmail.com, <text:s/></text:p>
      <text:p text:style-name="P6">7. Information and Training Centre of Belarusian Psychiatric Associaton, Minsk, Belarus. Email: dnspdr@gmail.com</text:p>
      <text:p text:style-name="P6">8. National Drug Dependence Treatment Centre (NDDTC), All India Institute of Medical Sciences. New Deli, India. Email: atul.ambekar@gmail.com, anubha.dhal@gmail.com, ydeepakaiims@gmail.com, ypsbalhara@gmail.com</text:p>
      <text:p text:style-name="P6">9. Swiss Research Institute for Public Health and Addiction ISGF. Zurich University and a WHO Collaborating Centre. Zurich, Switzerland. Email: michael.schaub@isgf.uzh.ch</text:p>
      <text:p text:style-name="P5"/>
      <text:p text:style-name="P4"><text:s text:c="2"/></text:p>
      <text:h text:style-name="P86" text:outline-level="1">Abstract</text:h>
      <text:p text:style-name="P10"><text:span text:style-name="T172">Introduction</text:span><text:span text:style-name="T98"> - The stage of changes model is one of the most popular models used for changing health related behaviors. The Readiness </text:span><text:span text:style-name="T214">t</text:span><text:span text:style-name="T98">o Change Questionnaire (RCQ) was created and validated in order to assist clinicians in classifying </text:span><text:span text:style-name="T213">their </text:span><text:span text:style-name="T98">patients into the stages of change. Although many validation studies have been conducted, the factorial structure of the instrument is still not well established and no validation studies were conducted </text:span><text:span text:style-name="T213">on</text:span><text:span text:style-name="T98"> the </text:span><text:span text:style-name="T214">Brazilian</text:span><text:span text:style-name="T98"> Portuguese version. </text:span><text:span text:style-name="T172">Aims</text:span><text:span text:style-name="T197"> –</text:span><text:span text:style-name="T201">T</text:span><text:span text:style-name="T197">o evaluate the psychometric properties of the Brazilian version of the RCQ </text:span><text:span text:style-name="T204">for </text:span><office:annotation office:name="__Fieldmark__6137_169254227"><dc:creator>Unknown Author</dc:creator><dc:date>2015-05-26T15:25:44</dc:date><text:list text:continue-numbering="true" text:style-name=""><text:list-item><text:p>Laisa, concordo. O Leo incluiu o termo aqui.</text:p></text:list-item></text:list></office:annotation><text:span text:style-name="T204">Internet use</text:span><office:annotation-end office:name="__Fieldmark__6137_169254227"/><text:span text:style-name="T197">; to compare the factorial structure with models proposed by previous studies; and to create a score that can be used in future studies. </text:span><text:span text:style-name="T173">Methods – </text:span><text:span text:style-name="T199">We conducted exploratory and confirmatory factorial analysis.</text:span><text:span text:style-name="T197"> </text:span><text:span text:style-name="T199">Six hundred, forty-one participants were recruited </text:span><text:span text:style-name="T202">from</text:span><text:span text:style-name="T199"> the Brazilian version of the web-based intervention “</text:span><text:span text:style-name="T103">Beber Menos</text:span><text:span text:style-name="T199">” (Drinkless) and filled out the RCQ, AUDIT </text:span><text:span text:style-name="T204">(Alcohol Use Disorders Identification Test)</text:span><text:span text:style-name="T199"> and demographics. </text:span><text:span text:style-name="T172">Results – </text:span><text:span text:style-name="T199">The average age of participants was </text:span><text:span text:style-name="T60">39.5 </text:span><text:span text:style-name="T61">(</text:span><text:span text:style-name="T62">SD </text:span><text:span text:style-name="T1">±</text:span><text:span text:style-name="T2"> 10.</text:span><text:span text:style-name="T3">3</text:span><text:span text:style-name="T2">) </text:span><text:span text:style-name="T4">years, 51.6% were males, </text:span><text:span text:style-name="T5">and the sample was classified</text:span><text:span text:style-name="T4"> </text:span><text:span text:style-name="T5">by AUDIT scores as: </text:span><text:span text:style-name="T4">34.2% low-risk, 31.3% </text:span><text:span text:style-name="T5">suggestive dependence, 23.4% at risk, and 11.1% at high risk.</text:span><text:span text:style-name="T4"> </text:span><text:span text:style-name="T2">.</text:span><text:span text:style-name="T198">All confirmatory models had poor fitness indexes: one-factor: CFI = .720, RMSA = .196; two-factor: CFI = .815, RMSA = .161; Three-factor uncorrelated: CFI = .</text:span><text:span text:style-name="T199">568</text:span><text:span text:style-name="T198">, RMSA = .</text:span><text:span text:style-name="T199">238</text:span><text:span text:style-name="T198">. </text:span><text:span text:style-name="T199">The model created with 4 items had satisfactory indexes: .CFI = .998; RMSA = .045. </text:span><text:span text:style-name="T173">Conclusion</text:span><text:span text:style-name="T174">s</text:span><text:span text:style-name="T173"> – </text:span><text:span text:style-name="T200">We found that the RCQ </text:span><text:span text:style-name="T203">was</text:span><text:span text:style-name="T200"> not a useful </text:span><text:span text:style-name="T202">instrument</text:span><text:span text:style-name="T200"> to classify users into the stages of change model, but </text:span><text:span text:style-name="T203">we provided a score using four items which may be used </text:span><text:span text:style-name="T200">as a predictor in </text:span><text:span text:style-name="T203">further </text:span><office:annotation office:name="__Fieldmark__6139_169254227"><dc:creator>Unknown Author</dc:creator><dc:date>2015-05-26T15:26:27</dc:date><text:list text:continue-numbering="true" text:style-name=""><text:list-item><text:p>Como o estudo é validação sobre internet, retirei a orientação para estudos clínicos.</text:p></text:list-item></text:list></office:annotation><text:span text:style-name="T203">studies</text:span><office:annotation-end office:name="__Fieldmark__6139_169254227"/><text:span text:style-name="T200">.</text:span></text:p>
      <text:h text:style-name="P87" text:outline-level="1">Introduction</text:h>
      <text:p text:style-name="P19"><text:span text:style-name="T257">The motivation to change behavior described by the transtheoretical model of change is a dynamic process and includes the stages of change. </text:span><text:span text:style-name="T148">The stages of change model proposed by Prochaska and DiClemente </text:span><text:reference-mark-start text:name="ZOTERO_ITEM CSL_CITATION {&quot;citationID&quot;:&quot;2gep1bk4f6&quot;,&quot;properties&quot;:{&quot;formattedCitation&quot;:&quot;(1982)&quot;,&quot;plainCitation&quot;:&quot;(1982)&quot;},&quot;citationItems&quot;:[{&quot;id&quot;:455,&quot;uris&quot;:[&quot;http://zotero.org/users/615579/items/32CBKAVE&quot;],&quot;uri&quot;:[&quot;http://zotero.org/users/615579/items/32CBKAVE&quot;],&quot;itemData&quot;:{&quot;id&quot;:455,&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zkXqrlUwSU"/><text:span text:style-name="T148">(1982)</text:span><text:reference-mark-end text:name="ZOTERO_ITEM CSL_CITATION {&quot;citationID&quot;:&quot;2gep1bk4f6&quot;,&quot;properties&quot;:{&quot;formattedCitation&quot;:&quot;(1982)&quot;,&quot;plainCitation&quot;:&quot;(1982)&quot;},&quot;citationItems&quot;:[{&quot;id&quot;:455,&quot;uris&quot;:[&quot;http://zotero.org/users/615579/items/32CBKAVE&quot;],&quot;uri&quot;:[&quot;http://zotero.org/users/615579/items/32CBKAVE&quot;],&quot;itemData&quot;:{&quot;id&quot;:455,&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zkXqrlUwSU"/><text:span text:style-name="T148"> </text:span><text:span text:style-name="T212">is</text:span><text:span text:style-name="T148"> one of the most popular </text:span><text:span text:style-name="T164">models </text:span><text:span text:style-name="T148">to </text:span><text:span text:style-name="T149">change health related behaviors, </text:span><text:span text:style-name="T150">including alcohol abuse </text:span><text:span text:style-name="T205">and misuse </text:span><text:reference-mark-start text:name="ZOTERO_ITEM CSL_CITATION {&quot;citationID&quot;:&quot;tbs0rdfhi&quot;,&quot;properties&quot;:{&quot;formattedCitation&quot;:&quot;(Norcross, Krebs, &amp; Prochaska, 2011)&quot;,&quot;plainCitation&quot;:&quot;(Norcross, Krebs, &amp; Prochaska, 2011)&quot;},&quot;citationItems&quot;:[{&quot;id&quot;:597,&quot;uris&quot;:[&quot;http://zotero.org/users/615579/items/FZRJV2JH&quot;],&quot;uri&quot;:[&quot;http://zotero.org/users/615579/items/FZRJV2JH&quot;],&quot;itemData&quot;:{&quot;id&quot;:59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NjWovfZGb9"/><text:span text:style-name="T149">(Norcross, Krebs, &amp; Prochaska, 2011)</text:span><text:reference-mark-end text:name="ZOTERO_ITEM CSL_CITATION {&quot;citationID&quot;:&quot;tbs0rdfhi&quot;,&quot;properties&quot;:{&quot;formattedCitation&quot;:&quot;(Norcross, Krebs, &amp; Prochaska, 2011)&quot;,&quot;plainCitation&quot;:&quot;(Norcross, Krebs, &amp; Prochaska, 2011)&quot;},&quot;citationItems&quot;:[{&quot;id&quot;:597,&quot;uris&quot;:[&quot;http://zotero.org/users/615579/items/FZRJV2JH&quot;],&quot;uri&quot;:[&quot;http://zotero.org/users/615579/items/FZRJV2JH&quot;],&quot;itemData&quot;:{&quot;id&quot;:59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NjWovfZGb9"/><text:span text:style-name="T148">. </text:span><text:span text:style-name="T150">Prochaska and DiClemente </text:span><text:span text:style-name="T168">(1982) </text:span><text:span text:style-name="T150">propose</text:span><text:span text:style-name="T158">d</text:span><text:span text:style-name="T150"> a series of stages that change over </text:span><text:span text:style-name="T209">the </text:span><text:span text:style-name="T150">time: precontemplation, contemplation, preparation, action and maintenance. Precontemplation </text:span><text:span text:style-name="T151">is the stage </text:span><text:span text:style-name="T205">in </text:span><text:span text:style-name="T151">which patients are not seeking any behavior modification. Contemplation is the stage </text:span><text:span text:style-name="T205">in </text:span><text:span text:style-name="T151">which the patients are aware of their problems but are not committed to change. Preparation is the stage </text:span><text:span text:style-name="T205">in </text:span><text:span text:style-name="T151">which the patients plan to take action and are making some minor behavior changes. Action is the stage </text:span><text:span text:style-name="T205">in </text:span><text:span text:style-name="T151">which the patients modify behaviors to solve their health problem</text:span><text:span text:style-name="T152">s</text:span><text:span text:style-name="T151">. </text:span><text:span text:style-name="T153">Maintenance is the stage </text:span><text:span text:style-name="T205">in </text:span><text:span text:style-name="T153">which the patients work to avoid relapse and keep </text:span><text:span text:style-name="T209">up</text:span><text:span text:style-name="T153"> the modified behavior accomplished in the action stage.</text:span></text:p>
      <text:p text:style-name="Text_20_body"><text:span text:style-name="T153">Some instruments were </text:span><text:span text:style-name="T205">designed</text:span><text:span text:style-name="T153"> to assist clinicians</text:span><text:span text:style-name="T158"> </text:span><text:span text:style-name="T205">in </text:span><text:span text:style-name="T158">classifying </text:span><text:span text:style-name="T175">stages of change of</text:span><text:span text:style-name="T153"> their patients </text:span><text:span text:style-name="T205">according to the motivation stages</text:span><text:span text:style-name="T153"> such as Readiness to Change Questionnaire - </text:span><text:span text:style-name="T154">RCQ</text:span><text:span text:style-name="T153"> </text:span><text:reference-mark-start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53">(Rollnick, Heather, Gold, &amp; Hall, 1992)</text:span><text:reference-mark-end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53">, the Stages of Change Readiness and Treatment Eagerness Scale - </text:span><office:annotation office:name="__Fieldmark__7277_169254227"><dc:creator>Unknown Author</dc:creator><dc:date>2015-05-26T15:30:46</dc:date><text:list text:continue-numbering="true" text:style-name=""><text:list-item><text:p>Inseri a citação os estudos sugeridos pela Laisa.</text:p></text:list-item></text:list></office:annotation><text:span text:style-name="T154">SOCRATES</text:span><office:annotation-end office:name="__Fieldmark__7277_169254227"/><text:span text:style-name="T153"> </text:span><text:reference-mark-start text:name="ZOTERO_ITEM CSL_CITATION {&quot;citationID&quot;:&quot;5nVvfy8y&quot;,&quot;properties&quot;:{&quot;formattedCitation&quot;:&quot;(Figlie, Dunn, &amp; Laranjeira, 2004; Miller &amp; Scott, 1996)&quot;,&quot;plainCitation&quot;:&quot;(Figlie, Dunn, &amp; Laranjeira, 2004; Miller &amp; Scott, 1996)&quot;},&quot;citationItems&quot;:[{&quot;id&quot;:481,&quot;uris&quot;:[&quot;http://zotero.org/users/615579/items/4IDWNB5Z&quot;],&quot;uri&quot;:[&quot;http://zotero.org/users/615579/items/4IDWNB5Z&quot;],&quot;itemData&quot;:{&quot;id&quot;:481,&quot;type&quot;:&quot;article-journal&quot;,&quot;title&quot;:&quot;Factor structure of the Stages of Change Readiness and Treatment Eagerness Scale (SOCRATES) in alcohol dependent outpatients&quot;,&quot;container-title&quot;:&quot;Revista Brasileira de Psiquiatria&quot;,&quot;page&quot;:&quot;91-99&quot;,&quot;volume&quot;:&quot;26&quot;,&quot;issue&quot;:&quot;2&quot;,&quot;source&quot;:&quot;SciELO&quot;,&quot;DOI&quot;:&quot;10.1590/S1516-44462004000200005&quot;,&quot;ISSN&quot;:&quot;1516-4446&quot;,&quot;author&quot;:[{&quot;family&quot;:&quot;Figlie&quot;,&quot;given&quot;:&quot;Neliana Buzi&quot;},{&quot;family&quot;:&quot;Dunn&quot;,&quot;given&quot;:&quot;John&quot;},{&quot;family&quot;:&quot;Laranjeira&quot;,&quot;given&quot;:&quot;Ronaldo&quot;}],&quot;issued&quot;:{&quot;date-parts&quot;:[[&quot;2004&quot;,6]]},&quot;accessed&quot;:{&quot;date-parts&quot;:[[&quot;2014&quot;,7,30]]}}},{&quot;id&quot;:548,&quot;uris&quot;:[&quot;http://zotero.org/users/615579/items/B27ZVZ9R&quot;],&quot;uri&quot;:[&quot;http://zotero.org/users/615579/items/B27ZVZ9R&quot;],&quot;itemData&quot;:{&quot;id&quot;:548,&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epF8ArFbUo"/><text:span text:style-name="T153">(Figlie, Dunn, &amp; Laranjeira, 2004; Miller &amp; Scott, 1996)</text:span><text:reference-mark-end text:name="ZOTERO_ITEM CSL_CITATION {&quot;citationID&quot;:&quot;5nVvfy8y&quot;,&quot;properties&quot;:{&quot;formattedCitation&quot;:&quot;(Figlie, Dunn, &amp; Laranjeira, 2004; Miller &amp; Scott, 1996)&quot;,&quot;plainCitation&quot;:&quot;(Figlie, Dunn, &amp; Laranjeira, 2004; Miller &amp; Scott, 1996)&quot;},&quot;citationItems&quot;:[{&quot;id&quot;:481,&quot;uris&quot;:[&quot;http://zotero.org/users/615579/items/4IDWNB5Z&quot;],&quot;uri&quot;:[&quot;http://zotero.org/users/615579/items/4IDWNB5Z&quot;],&quot;itemData&quot;:{&quot;id&quot;:481,&quot;type&quot;:&quot;article-journal&quot;,&quot;title&quot;:&quot;Factor structure of the Stages of Change Readiness and Treatment Eagerness Scale (SOCRATES) in alcohol dependent outpatients&quot;,&quot;container-title&quot;:&quot;Revista Brasileira de Psiquiatria&quot;,&quot;page&quot;:&quot;91-99&quot;,&quot;volume&quot;:&quot;26&quot;,&quot;issue&quot;:&quot;2&quot;,&quot;source&quot;:&quot;SciELO&quot;,&quot;DOI&quot;:&quot;10.1590/S1516-44462004000200005&quot;,&quot;ISSN&quot;:&quot;1516-4446&quot;,&quot;author&quot;:[{&quot;family&quot;:&quot;Figlie&quot;,&quot;given&quot;:&quot;Neliana Buzi&quot;},{&quot;family&quot;:&quot;Dunn&quot;,&quot;given&quot;:&quot;John&quot;},{&quot;family&quot;:&quot;Laranjeira&quot;,&quot;given&quot;:&quot;Ronaldo&quot;}],&quot;issued&quot;:{&quot;date-parts&quot;:[[&quot;2004&quot;,6]]},&quot;accessed&quot;:{&quot;date-parts&quot;:[[&quot;2014&quot;,7,30]]}}},{&quot;id&quot;:548,&quot;uris&quot;:[&quot;http://zotero.org/users/615579/items/B27ZVZ9R&quot;],&quot;uri&quot;:[&quot;http://zotero.org/users/615579/items/B27ZVZ9R&quot;],&quot;itemData&quot;:{&quot;id&quot;:548,&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epF8ArFbUo"/><text:span text:style-name="T153">, and the </text:span><text:span text:style-name="T154">Rhode Island Change Assessment – URICA </text:span><text:reference-mark-start text:name="ZOTERO_ITEM CSL_CITATION {&quot;citationID&quot;:&quot;pnY1yb6u&quot;,&quot;properties&quot;:{&quot;formattedCitation&quot;:&quot;(McConnaughy, DiClemente, Prochaska, &amp; Velicer, 1989; Szupszynski, Priscila, &amp; Oliveira, 2008)&quot;,&quot;plainCitation&quot;:&quot;(McConnaughy, DiClemente, Prochaska, &amp; Velicer, 1989; Szupszynski, Priscila, &amp; Oliveira, 2008)&quot;},&quot;citationItems&quot;:[{&quot;id&quot;:752,&quot;uris&quot;:[&quot;http://zotero.org/users/615579/items/ZIRMM2R4&quot;],&quot;uri&quot;:[&quot;http://zotero.org/users/615579/items/ZIRMM2R4&quot;],&quot;itemData&quot;:{&quot;id&quot;:752,&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id&quot;:1371,&quot;uris&quot;:[&quot;http://zotero.org/users/615579/items/TN4ETSFP&quot;],&quot;uri&quot;:[&quot;http://zotero.org/users/615579/items/TN4ETSFP&quot;],&quot;itemData&quot;:{&quot;id&quot;:1371,&quot;type&quot;:&quot;article-journal&quot;,&quot;title&quot;:&quot;Brasilian version of the University of Rhode Island Change Assessment (URICA) for illicit substance users&quot;,&quot;container-title&quot;:&quot;Psico-USF&quot;,&quot;page&quot;:&quot;31-39&quot;,&quot;volume&quot;:&quot;13&quot;,&quot;issue&quot;:&quot;1&quot;,&quot;source&quot;:&quot;SciELO&quot;,&quot;DOI&quot;:&quot;10.1590/S1413-82712008000100005&quot;,&quot;ISSN&quot;:&quot;1413-8271&quot;,&quot;author&quot;:[{&quot;family&quot;:&quot;Szupszynski&quot;,&quot;given&quot;:&quot;Del Rio&quot;},{&quot;family&quot;:&quot;Priscila&quot;,&quot;given&quot;:&quot;Karen&quot;},{&quot;family&quot;:&quot;Oliveira&quot;,&quot;given&quot;:&quot;Margareth da Silva&quot;}],&quot;issued&quot;:{&quot;date-parts&quot;:[[&quot;2008&quot;,6]]},&quot;accessed&quot;:{&quot;date-parts&quot;:[[&quot;2015&quot;,5,5]]}}}],&quot;schema&quot;:&quot;https://github.com/citation-style-language/schema/raw/master/csl-citation.json&quot;} RNDmTYL31W8GK"/><text:span text:style-name="T154">(McConnaughy, DiClemente, Prochaska, &amp; Velicer, 1989; Szupszynski, Priscila, &amp; Oliveira, 2008)</text:span><text:reference-mark-end text:name="ZOTERO_ITEM CSL_CITATION {&quot;citationID&quot;:&quot;pnY1yb6u&quot;,&quot;properties&quot;:{&quot;formattedCitation&quot;:&quot;(McConnaughy, DiClemente, Prochaska, &amp; Velicer, 1989; Szupszynski, Priscila, &amp; Oliveira, 2008)&quot;,&quot;plainCitation&quot;:&quot;(McConnaughy, DiClemente, Prochaska, &amp; Velicer, 1989; Szupszynski, Priscila, &amp; Oliveira, 2008)&quot;},&quot;citationItems&quot;:[{&quot;id&quot;:752,&quot;uris&quot;:[&quot;http://zotero.org/users/615579/items/ZIRMM2R4&quot;],&quot;uri&quot;:[&quot;http://zotero.org/users/615579/items/ZIRMM2R4&quot;],&quot;itemData&quot;:{&quot;id&quot;:752,&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id&quot;:1371,&quot;uris&quot;:[&quot;http://zotero.org/users/615579/items/TN4ETSFP&quot;],&quot;uri&quot;:[&quot;http://zotero.org/users/615579/items/TN4ETSFP&quot;],&quot;itemData&quot;:{&quot;id&quot;:1371,&quot;type&quot;:&quot;article-journal&quot;,&quot;title&quot;:&quot;Brasilian version of the University of Rhode Island Change Assessment (URICA) for illicit substance users&quot;,&quot;container-title&quot;:&quot;Psico-USF&quot;,&quot;page&quot;:&quot;31-39&quot;,&quot;volume&quot;:&quot;13&quot;,&quot;issue&quot;:&quot;1&quot;,&quot;source&quot;:&quot;SciELO&quot;,&quot;DOI&quot;:&quot;10.1590/S1413-82712008000100005&quot;,&quot;ISSN&quot;:&quot;1413-8271&quot;,&quot;author&quot;:[{&quot;family&quot;:&quot;Szupszynski&quot;,&quot;given&quot;:&quot;Del Rio&quot;},{&quot;family&quot;:&quot;Priscila&quot;,&quot;given&quot;:&quot;Karen&quot;},{&quot;family&quot;:&quot;Oliveira&quot;,&quot;given&quot;:&quot;Margareth da Silva&quot;}],&quot;issued&quot;:{&quot;date-parts&quot;:[[&quot;2008&quot;,6]]},&quot;accessed&quot;:{&quot;date-parts&quot;:[[&quot;2015&quot;,5,5]]}}}],&quot;schema&quot;:&quot;https://github.com/citation-style-language/schema/raw/master/csl-citation.json&quot;} RNDmTYL31W8GK"/><text:span text:style-name="T154">. The Readiness to Change Questionnaire is the shortest scale to assess </text:span><text:span text:style-name="T210">R</text:span><text:span text:style-name="T154">eadiness to </text:span><text:span text:style-name="T210">C</text:span><text:span text:style-name="T154">hange with 12 items and </text:span><text:span text:style-name="T210">it</text:span><text:span text:style-name="T154"> ha</text:span><text:span text:style-name="T210">s</text:span><text:span text:style-name="T154"> shown </text:span><text:span text:style-name="T161">reasonable</text:span><text:span text:style-name="T154"> psychometric properties </text:span><text:reference-mark-start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439,&quot;uris&quot;:[&quot;http://zotero.org/users/615579/items/247VIXTS&quot;],&quot;uri&quot;:[&quot;http://zotero.org/users/615579/items/247VIXTS&quot;],&quot;itemData&quot;:{&quot;id&quot;:439,&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630,&quot;uris&quot;:[&quot;http://zotero.org/users/615579/items/JJ6VRUAE&quot;],&quot;uri&quot;:[&quot;http://zotero.org/users/615579/items/JJ6VRUAE&quot;],&quot;itemData&quot;:{&quot;id&quot;:63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ftTSq2WDy2"/><text:span text:style-name="T234">(Budd &amp; Rollnick, 1996; Defuentes-Merillas, Dejong, &amp; Schippers, 2002; Forsberg, Ekman, Halldin, &amp; Rönnberg, 2004; Forsberg et al., 2004; Heather, Rollnick, &amp; Bell, 1993; Napper et al., 2008; Rodríguez-Martos et al., 2000; Rollnick et al., 1992)</text:span><text:reference-mark-end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439,&quot;uris&quot;:[&quot;http://zotero.org/users/615579/items/247VIXTS&quot;],&quot;uri&quot;:[&quot;http://zotero.org/users/615579/items/247VIXTS&quot;],&quot;itemData&quot;:{&quot;id&quot;:439,&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630,&quot;uris&quot;:[&quot;http://zotero.org/users/615579/items/JJ6VRUAE&quot;],&quot;uri&quot;:[&quot;http://zotero.org/users/615579/items/JJ6VRUAE&quot;],&quot;itemData&quot;:{&quot;id&quot;:63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ftTSq2WDy2"/><text:span text:style-name="T154">.</text:span></text:p>
      <text:p text:style-name="Text_20_body"><text:span text:style-name="T162">One of the problems of </text:span><text:span text:style-name="T164">the </text:span><text:span text:style-name="T162">RCQ is its </text:span><text:span text:style-name="T164">non-well established </text:span><text:span text:style-name="T162">factor structure. </text:span><text:span text:style-name="T160">Different studies have identified different number of components </text:span><text:span text:style-name="T206">or factors</text:span><text:span text:style-name="T160">.</text:span><text:span text:style-name="T162"> Using a principal components approach, Rollnick et al. </text:span><text:reference-mark-start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62">(1992)</text:span><text:reference-mark-end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62"> and Rodríguez-Martos et al. </text:span><text:reference-mark-start text:name="ZOTERO_ITEM CSL_CITATION {&quot;citationID&quot;:&quot;jehl4j3ti&quot;,&quot;properties&quot;:{&quot;formattedCitation&quot;:&quot;(2000)&quot;,&quot;plainCitation&quot;:&quot;(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UscUMhvEXk"/><text:span text:style-name="T162">(2000)</text:span><text:reference-mark-end text:name="ZOTERO_ITEM CSL_CITATION {&quot;citationID&quot;:&quot;jehl4j3ti&quot;,&quot;properties&quot;:{&quot;formattedCitation&quot;:&quot;(2000)&quot;,&quot;plainCitation&quot;:&quot;(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UscUMhvEXk"/><text:span text:style-name="T162"> found a three component structure. </text:span><text:span text:style-name="T206">This structure </text:span><text:span text:style-name="T162">was not confirmed by studies </text:span><text:span text:style-name="T206">of</text:span><text:span text:style-name="T162"> Hannöver et al </text:span><text:reference-mark-start text:name="ZOTERO_ITEM CSL_CITATION {&quot;citationID&quot;:&quot;21ohtiulag&quot;,&quot;properties&quot;:{&quot;formattedCitation&quot;:&quot;(2002)&quot;,&quot;plainCitation&quot;:&quot;(2002)&quot;},&quot;citationItems&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OJf0bHJcRP"/><text:span text:style-name="T162">(2002)</text:span><text:reference-mark-end text:name="ZOTERO_ITEM CSL_CITATION {&quot;citationID&quot;:&quot;21ohtiulag&quot;,&quot;properties&quot;:{&quot;formattedCitation&quot;:&quot;(2002)&quot;,&quot;plainCitation&quot;:&quot;(2002)&quot;},&quot;citationItems&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OJf0bHJcRP"/><text:span text:style-name="T162"> and Defuentes-Merillas et al </text:span><text:reference-mark-start text:name="ZOTERO_ITEM CSL_CITATION {&quot;citationID&quot;:&quot;lcbgb9aiu&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hrN9yeEWrS"/><text:span text:style-name="T162">(2002)</text:span><text:reference-mark-end text:name="ZOTERO_ITEM CSL_CITATION {&quot;citationID&quot;:&quot;lcbgb9aiu&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hrN9yeEWrS"/><text:span text:style-name="T162">, that found a two component</text:span><text:span text:style-name="T206">s</text:span><text:span text:style-name="T162"> structure </text:span><text:span text:style-name="T164">(</text:span><text:span text:style-name="T168">Component 1 - </text:span><text:span text:style-name="T162">precontemplation </text:span><text:span text:style-name="T164">+</text:span><text:span text:style-name="T162"> contemplation; </text:span><text:span text:style-name="T160">and</text:span><text:span text:style-name="T162"> </text:span><text:span text:style-name="T168">Component 2 - </text:span><text:span text:style-name="T162">action</text:span><text:span text:style-name="T164">)</text:span><text:span text:style-name="T162">. These two studies divided the </text:span><text:span text:style-name="T206">first </text:span><text:span text:style-name="T162">component </text:span><text:span text:style-name="T159">items </text:span><text:span text:style-name="T162">by </text:span><text:span text:style-name="T159">its </text:span><text:span text:style-name="T160">loading </text:span><text:span text:style-name="T162">signals </text:span><text:span text:style-name="T206">(positive loadings were considered as precontemplation and negative loadings as contemplation)</text:span><text:span text:style-name="T162"> </text:span><text:span text:style-name="T160">and </text:span><text:span text:style-name="T206">then </text:span><text:span text:style-name="T160">scored the scale following the original </text:span><text:span text:style-name="T206">validation </text:span><text:span text:style-name="T160">study.</text:span></text:p>
      <text:p text:style-name="Text_20_body"><office:annotation office:name="__Fieldmark__2425_207411016"><dc:creator>Unknown Author</dc:creator><dc:date>2015-05-06T17:25:58</dc:date><text:list text:continue-numbering="true" text:style-name=""><text:list-item><text:p>Eu preferi deixar esta setença assim porque ficou mais curta e introduz o tema do parágrafo.</text:p></text:list-item></text:list></office:annotation><text:span text:style-name="T212">U</text:span><text:span text:style-name="T160">sing </text:span><text:span text:style-name="T163">c</text:span><text:span text:style-name="T160">onfirmatory </text:span><text:span text:style-name="T163">f</text:span><text:span text:style-name="T160">actor </text:span><text:span text:style-name="T163">a</text:span><text:span text:style-name="T160">naly</text:span><text:span text:style-name="T210">sis</text:span><text:span text:style-name="T160">, </text:span><text:span text:style-name="T212">two studies </text:span><text:span text:style-name="T163">reached</text:span><text:span text:style-name="T160"> different results</text:span><office:annotation-end office:name="__Fieldmark__2425_207411016"/>, <text:span text:style-name="T160">Budd and Rollnick </text:span><text:reference-mark-start text:name="ZOTERO_ITEM CSL_CITATION {&quot;citationID&quot;:&quot;fosmt2525&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cFT1MvMrM"/><text:span text:style-name="T160">(1996)</text:span><text:reference-mark-end text:name="ZOTERO_ITEM CSL_CITATION {&quot;citationID&quot;:&quot;fosmt2525&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cFT1MvMrM"/><text:span text:style-name="T161"> </text:span><text:span text:style-name="T160">found poor fit inde</text:span><text:span text:style-name="T210">c</text:span><text:span text:style-name="T160">es for the </text:span><text:span text:style-name="T176">three</text:span><text:span text:style-name="T215"> </text:span><text:span text:style-name="T160">factor</text:span><text:span text:style-name="T210">s</text:span><text:span text:style-name="T160"> model, </text:span><text:span text:style-name="T161">treating them as correlated </text:span><text:span text:style-name="T160">and propos</text:span><text:span text:style-name="T210">ed</text:span><text:span text:style-name="T160"> </text:span><text:soft-page-break/><text:span text:style-name="T161">as an alternative,</text:span><text:span text:style-name="T160"> </text:span><text:span text:style-name="T177">one</text:span><text:span text:style-name="T160"> factor model</text:span><text:span text:style-name="T161"> </text:span><text:span text:style-name="T207">to</text:span><text:span text:style-name="T161"> measure </text:span><text:span text:style-name="T210">R</text:span><text:span text:style-name="T161">eadiness to </text:span><text:span text:style-name="T210">C</text:span><text:span text:style-name="T161">hange</text:span><text:span text:style-name="T160">. </text:span><text:span text:style-name="T176">In contrast</text:span><text:span text:style-name="T160">, Forsberg et al. </text:span><text:reference-mark-start text:name="ZOTERO_ITEM CSL_CITATION {&quot;citationID&quot;:&quot;25trqn2m4u&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MTyuLic6i"/><text:span text:style-name="T160">(2003)</text:span><text:reference-mark-end text:name="ZOTERO_ITEM CSL_CITATION {&quot;citationID&quot;:&quot;25trqn2m4u&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MTyuLic6i"/><text:span text:style-name="T160"> found that the </text:span><text:span text:style-name="T176">one</text:span><text:span text:style-name="T215"> </text:span><text:span text:style-name="T160">factor model had a poor fit </text:span><text:span text:style-name="T161">(RMSEA = .12; CFI = .83)</text:span><text:span text:style-name="T160"> and the <text:s/></text:span><text:span text:style-name="T176">three </text:span><text:span text:style-name="T160">factor solution had a better fit </text:span><text:span text:style-name="T161">(RMSEA = .06; CFI = .96)</text:span><text:span text:style-name="T160">.</text:span></text:p>
      <text:p text:style-name="P20"><text:span text:style-name="T178">M</text:span><text:span text:style-name="T179">ost</text:span><text:span text:style-name="T157"> of the RCQ validation studies used the method of principal components analysis </text:span><text:reference-mark-start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aWaAS213G"/><text:span text:style-name="T234">(Defuentes-Merillas et al., 2002; Hannöver et al., 2002; Rodríguez-Martos et al., 2000; Rollnick et al., 1992)</text:span><text:span text:style-name="T235">,</text:span><text:reference-mark-end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aWaAS213G"/><text:span text:style-name="T157"> </text:span><text:span text:style-name="T176">even though it </text:span><text:span text:style-name="T179">is not the </text:span><text:span text:style-name="T180">best</text:span><text:span text:style-name="T179"> </text:span><text:span text:style-name="T180">approach</text:span><text:span text:style-name="T179"> to study the factorial structure of scales </text:span><text:reference-mark-start text:name="ZOTERO_ITEM CSL_CITATION {&quot;citationID&quot;:&quot;3dijlg4e9&quot;,&quot;properties&quot;:{&quot;formattedCitation&quot;:&quot;(Fabrigar, Wegener, MacCallum, &amp; Strahan, 1999)&quot;,&quot;plainCitation&quot;:&quot;(Fabrigar, Wegener, MacCallum, &amp; Strahan, 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V5hw2YUHho"/>(Fabrigar, Wegener, MacCallum, &amp; Strahan, 1999)<text:reference-mark-end text:name="ZOTERO_ITEM CSL_CITATION {&quot;citationID&quot;:&quot;3dijlg4e9&quot;,&quot;properties&quot;:{&quot;formattedCitation&quot;:&quot;(Fabrigar, Wegener, MacCallum, &amp; Strahan, 1999)&quot;,&quot;plainCitation&quot;:&quot;(Fabrigar, Wegener, MacCallum, &amp; Strahan, 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V5hw2YUHho"/><text:span text:style-name="T158">. </text:span><text:span text:style-name="T181">Moreover</text:span><text:span text:style-name="T158">, the RCQ studies used Pearson's correlations, which are not recommended to deal with polytomous items. </text:span><text:span text:style-name="T176">In order t</text:span><text:span text:style-name="T182">o </text:span><text:span text:style-name="T158">overcome these </text:span><text:span text:style-name="T168">limitations</text:span><text:span text:style-name="T158">, </text:span><text:span text:style-name="T215">the use of </text:span><text:span text:style-name="T158">polychoric correlations and </text:span><text:span text:style-name="T210">the</text:span><text:span text:style-name="T158"> </text:span><text:span text:style-name="T215">use of </text:span><text:span text:style-name="T158">factorial analysis </text:span><text:span text:style-name="T176">would be a more suitable solution</text:span><text:span text:style-name="T158">.</text:span><text:span text:style-name="T236"> </text:span><text:reference-mark-start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sQDJwinA2v"/><text:span text:style-name="T234">(Holgado–Tello, Chacón–Moscoso, Barbero–García, &amp; Vila–Abad, 2010)</text:span><text:reference-mark-end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sQDJwinA2v"/><text:span text:style-name="T158">. </text:span></text:p>
      <text:p text:style-name="Text_20_body"><text:span text:style-name="T172">Due to its short length and reasonable psychometric properties, RCQ was used to classify alcohol users into stages of change in the “</text:span><text:span text:style-name="T104">Beber Menos</text:span><text:span text:style-name="T172">” intervention, the Brazilian version of Drinkless (available at </text:span><text:a xlink:type="simple" xlink:href="http://www.bebermenos.org.br/"><text:span text:style-name="T196">www.bebermenos.org.br</text:span></text:a><text:span text:style-name="T172">), </text:span><text:span text:style-name="T176">which is</text:span><text:span text:style-name="T172"> a fully automated web-based intervention to reduce alcohol consumption of problematic users </text:span><text:span text:style-name="T195">maintained by the World Health Organization</text:span><text:span text:style-name="T172">. This intervention is a six-week program including electronic screening, a tailored brief intervention and referral to treatment. User information were collected through psychometric instruments and others user inputs like page views in order to deliver personalized feedback. The original Dutch version of this </text:span><office:annotation office:name="__Fieldmark__3219_169254227"><dc:creator>Leonardo Martins</dc:creator><dc:date>2015-05-18T18:04:00</dc:date><text:sender-initials>LM</text:sender-initials><text:list text:continue-numbering="true" text:style-name=""><text:list-item><text:p>Riper H, Kramer J, Smit F, Conijn B, Schippers G, Cuijpers P. Web-based self-help for problem drinkers: a pragmatic randomized trial. Addiction 2008 Feb;103(2):218-227.</text:p></text:list-item></text:list></office:annotation><text:span text:style-name="T172">intervention </text:span><office:annotation-end office:name="__Fieldmark__3219_169254227"/><text:span text:style-name="T172"><office:annotation><dc:creator>Unknown Author</dc:creator><dc:date>2015-05-26T15:44:59</dc:date><text:list text:continue-numbering="true" text:style-name=""><text:list-item><text:p text:style-name="P100"><text:span text:style-name="T265">Reply to Leonardo Martins (05/18/2015, 18:04): "..."</text:span></text:p></text:list-item><text:list-item><text:p><text:span text:style-name="T266">Inserido.</text:span></text:p></text:list-item></text:list></office:annotation></text:span><text:reference-mark-start text:name="ZOTERO_ITEM CSL_CITATION {&quot;citationID&quot;:&quot;1uq4nb96du&quot;,&quot;properties&quot;:{&quot;formattedCitation&quot;:&quot;(Riper et al., 2008)&quot;,&quot;plainCitation&quot;:&quot;(Riper et al., 2008)&quot;},&quot;citationItems&quot;:[{&quot;id&quot;:1490,&quot;uris&quot;:[&quot;http://zotero.org/users/615579/items/RPF2PSPB&quot;],&quot;uri&quot;:[&quot;http://zotero.org/users/615579/items/RPF2PSPB&quot;],&quot;itemData&quot;:{&quot;id&quot;:1490,&quot;type&quot;:&quot;article-journal&quot;,&quot;title&quot;:&quot;Web-based self-help for problem drinkers: a pragmatic randomized trial&quot;,&quot;container-title&quot;:&quot;Addiction (Abingdon, England)&quot;,&quot;page&quot;:&quot;218-227&quot;,&quot;volume&quot;:&quot;103&quot;,&quot;issue&quot;:&quot;2&quot;,&quot;source&quot;:&quot;PubMed&quot;,&quot;abstract&quot;:&quot;AIMS: Self-help interventions for adult problem drinkers in the general population have proved effective. The question is whether this also holds for self-help interventions delivered over the internet.\nDESIGN: We conducted a pragmatic randomized trial with two parallel groups, using block randomization stratified for gender and with follow-up at 6 months.\nSETTING: The intervention and trial were conducted online in the Netherlands in 2003-2004.\nPARTICIPANTS: We selected 261 adult problem drinkers from the general population with a weekly alcohol consumption above 210 g of ethanol for men or 140 g for women, or consuming at least 60 g (men) or 40 g (women) at least 1 day a week over the past 3 months. Participants were randomized to either the experimental drinking less (DL) condition or to the control condition (PBA).\nINTERVENTION: DL is a web-based, multi-component, interactive self-help intervention for problem drinkers without therapist guidance. The recommended treatment period is 6 weeks. The intervention is based on cognitive-behavioural and self-control principles. The control group received access to an online psychoeducational brochure on alcohol use (PBA).\nOUTCOME MEASURES: We assessed the following outcome measures at 6-month follow-up: (i) the percentage of participants who had reduced their drinking levels to within the normative limits of the Dutch guideline for low-risk drinking; and (ii) the reduction in mean weekly alcohol consumption.\nFINDINGS: At follow-up, 17.2% of the intervention group participants had reduced their drinking successfully to within the guideline norms; in the control group this was 5.4% [odds ratio (OR) = 3.66; 95% confidence interval (CI) 1.3-10.8; P = 0.006; number needed to treat (NNT) = 8.5]. The intervention subjects decreased their mean weekly alcohol consumption significantly more than control subjects, with a difference of 12.0 standardized units (95% CI 5.9-18.1; P &lt; 0.001; standardized mean difference 0.40).\nCONCLUSIONS: To our knowledge this is one of the first randomized controlled trials on a web-based self-help intervention without therapist guidance for self-referred problem drinkers among the adult general population. The intervention showed itself to be effective in reducing problem drinking in the community.&quot;,&quot;DOI&quot;:&quot;10.1111/j.1360-0443.2007.02063.x&quot;,&quot;ISSN&quot;:&quot;0965-2140&quot;,&quot;note&quot;:&quot;PMID: 18199300&quot;,&quot;shortTitle&quot;:&quot;Web-based self-help for problem drinkers&quot;,&quot;journalAbbreviation&quot;:&quot;Addiction&quot;,&quot;language&quot;:&quot;eng&quot;,&quot;author&quot;:[{&quot;family&quot;:&quot;Riper&quot;,&quot;given&quot;:&quot;Heleen&quot;},{&quot;family&quot;:&quot;Kramer&quot;,&quot;given&quot;:&quot;Jeannet&quot;},{&quot;family&quot;:&quot;Smit&quot;,&quot;given&quot;:&quot;Filip&quot;},{&quot;family&quot;:&quot;Conijn&quot;,&quot;given&quot;:&quot;Barbara&quot;},{&quot;family&quot;:&quot;Schippers&quot;,&quot;given&quot;:&quot;Gerard&quot;},{&quot;family&quot;:&quot;Cuijpers&quot;,&quot;given&quot;:&quot;Pim&quot;}],&quot;issued&quot;:{&quot;date-parts&quot;:[[&quot;2008&quot;,2]]},&quot;PMID&quot;:&quot;18199300&quot;}}],&quot;schema&quot;:&quot;https://github.com/citation-style-language/schema/raw/master/csl-citation.json&quot;} RNDYzPn7y8byw"/><text:span text:style-name="T172">(Riper et al., 2008)</text:span><text:reference-mark-end text:name="ZOTERO_ITEM CSL_CITATION {&quot;citationID&quot;:&quot;1uq4nb96du&quot;,&quot;properties&quot;:{&quot;formattedCitation&quot;:&quot;(Riper et al., 2008)&quot;,&quot;plainCitation&quot;:&quot;(Riper et al., 2008)&quot;},&quot;citationItems&quot;:[{&quot;id&quot;:1490,&quot;uris&quot;:[&quot;http://zotero.org/users/615579/items/RPF2PSPB&quot;],&quot;uri&quot;:[&quot;http://zotero.org/users/615579/items/RPF2PSPB&quot;],&quot;itemData&quot;:{&quot;id&quot;:1490,&quot;type&quot;:&quot;article-journal&quot;,&quot;title&quot;:&quot;Web-based self-help for problem drinkers: a pragmatic randomized trial&quot;,&quot;container-title&quot;:&quot;Addiction (Abingdon, England)&quot;,&quot;page&quot;:&quot;218-227&quot;,&quot;volume&quot;:&quot;103&quot;,&quot;issue&quot;:&quot;2&quot;,&quot;source&quot;:&quot;PubMed&quot;,&quot;abstract&quot;:&quot;AIMS: Self-help interventions for adult problem drinkers in the general population have proved effective. The question is whether this also holds for self-help interventions delivered over the internet.\nDESIGN: We conducted a pragmatic randomized trial with two parallel groups, using block randomization stratified for gender and with follow-up at 6 months.\nSETTING: The intervention and trial were conducted online in the Netherlands in 2003-2004.\nPARTICIPANTS: We selected 261 adult problem drinkers from the general population with a weekly alcohol consumption above 210 g of ethanol for men or 140 g for women, or consuming at least 60 g (men) or 40 g (women) at least 1 day a week over the past 3 months. Participants were randomized to either the experimental drinking less (DL) condition or to the control condition (PBA).\nINTERVENTION: DL is a web-based, multi-component, interactive self-help intervention for problem drinkers without therapist guidance. The recommended treatment period is 6 weeks. The intervention is based on cognitive-behavioural and self-control principles. The control group received access to an online psychoeducational brochure on alcohol use (PBA).\nOUTCOME MEASURES: We assessed the following outcome measures at 6-month follow-up: (i) the percentage of participants who had reduced their drinking levels to within the normative limits of the Dutch guideline for low-risk drinking; and (ii) the reduction in mean weekly alcohol consumption.\nFINDINGS: At follow-up, 17.2% of the intervention group participants had reduced their drinking successfully to within the guideline norms; in the control group this was 5.4% [odds ratio (OR) = 3.66; 95% confidence interval (CI) 1.3-10.8; P = 0.006; number needed to treat (NNT) = 8.5]. The intervention subjects decreased their mean weekly alcohol consumption significantly more than control subjects, with a difference of 12.0 standardized units (95% CI 5.9-18.1; P &lt; 0.001; standardized mean difference 0.40).\nCONCLUSIONS: To our knowledge this is one of the first randomized controlled trials on a web-based self-help intervention without therapist guidance for self-referred problem drinkers among the adult general population. The intervention showed itself to be effective in reducing problem drinking in the community.&quot;,&quot;DOI&quot;:&quot;10.1111/j.1360-0443.2007.02063.x&quot;,&quot;ISSN&quot;:&quot;0965-2140&quot;,&quot;note&quot;:&quot;PMID: 18199300&quot;,&quot;shortTitle&quot;:&quot;Web-based self-help for problem drinkers&quot;,&quot;journalAbbreviation&quot;:&quot;Addiction&quot;,&quot;language&quot;:&quot;eng&quot;,&quot;author&quot;:[{&quot;family&quot;:&quot;Riper&quot;,&quot;given&quot;:&quot;Heleen&quot;},{&quot;family&quot;:&quot;Kramer&quot;,&quot;given&quot;:&quot;Jeannet&quot;},{&quot;family&quot;:&quot;Smit&quot;,&quot;given&quot;:&quot;Filip&quot;},{&quot;family&quot;:&quot;Conijn&quot;,&quot;given&quot;:&quot;Barbara&quot;},{&quot;family&quot;:&quot;Schippers&quot;,&quot;given&quot;:&quot;Gerard&quot;},{&quot;family&quot;:&quot;Cuijpers&quot;,&quot;given&quot;:&quot;Pim&quot;}],&quot;issued&quot;:{&quot;date-parts&quot;:[[&quot;2008&quot;,2]]},&quot;PMID&quot;:&quot;18199300&quot;}}],&quot;schema&quot;:&quot;https://github.com/citation-style-language/schema/raw/master/csl-citation.json&quot;} RNDYzPn7y8byw"/><text:span text:style-name="T172"> <text:s/>was translated and adapted into Portuguese, Spanish, Russian, Hindi, and English by the World Health Organization. </text:span></text:p>
      <text:p text:style-name="P27"><text:span text:style-name="T215">We aimed </text:span><text:span text:style-name="T210">in this study</text:span><text:span text:style-name="T155">: (1) t</text:span><text:span text:style-name="T156">o evaluate the psychometric properties of the Brazilian Portuguese version of </text:span><text:span text:style-name="T109">“Readiness to </text:span><text:span text:style-name="T215">C</text:span><text:span text:style-name="T109">hange </text:span><text:span text:style-name="T215">Q</text:span><text:span text:style-name="T109">uestionnaire” (RCQ) </text:span><text:span text:style-name="T176">used in the “Beber Menos” web-based intervention</text:span><text:span text:style-name="T109">; </text:span><text:span text:style-name="T155">(2) to c</text:span><text:span text:style-name="T135">ompare the factorial structure found </text:span><text:span text:style-name="T141">in the </text:span><text:span text:style-name="T164">first </text:span><text:span text:style-name="T183">aim</text:span><text:span text:style-name="T135"> with models proposed by literature, using </text:span><text:span text:style-name="T141">a </text:span><text:span text:style-name="T135">confirmatory factor analysis </text:span><text:span text:style-name="T216">with </text:span><text:span text:style-name="T183">polychoric correlations matrices</text:span><text:span text:style-name="T135">; </text:span><text:span text:style-name="T155">and</text:span><text:span text:style-name="T135"> </text:span><text:span text:style-name="T155">(3) to create a more appropriate score that can be used in future comparisons among Drinkless versions. </text:span></text:p>
      <text:h text:style-name="P83" text:outline-level="1">Methods</text:h>
      <text:h text:style-name="P89" text:outline-level="2">Sample characteristics</text:h>
      <text:p text:style-name="P23"><text:span text:style-name="T221">The data </text:span><office:annotation office:name="__Fieldmark__6990_1733553699"><dc:creator>Unknown Author</dc:creator><dc:date>2015-05-27T15:02:56</dc:date><text:list text:continue-numbering="true" text:style-name=""><text:list-item><text:p>André, </text:p></text:list-item></text:list><text:p>Você poderia responder os comentários do Fernando abaixo:</text:p><text:p/><text:p>Dos 100.000? Qual a relação destes 100.000 com as 29.386 visitas? </text:p><text:p/><text:p>Os dados dos visitantes são retirados dos Google Analytics. Os dados dos usuários do formulário de cadastro.</text:p><text:p/><text:p/><text:p>As visitas foram feitas antes ou depois dos convites....isso tá confuso, e para um estudo observacional a partir de respostas na web, é fundamental deixar bem claro como os dados foram conseguidos. Inlcuindo datas, etc....quando vc definiu que 641 era sua amostra? Limite de tempo? </text:p><text:p/><text:p/><text:p>Tamanho de amostra calculado? </text:p><text:p><text:s/>Nós usamos os dados de todos os participantes que preencheram os questionários.</text:p><text:p>Isso tem que ficar claro.</text:p></office:annotation><text:span text:style-name="T221">presented</text:span><office:annotation-end office:name="__Fieldmark__6990_1733553699"/><text:span text:style-name="T221"> were collected</text:span><text:span text:style-name="T156"> from the web-based intervention “</text:span><text:span text:style-name="T102">Beber Menos</text:span><text:span text:style-name="T156">” from 10/21/2013 to 03/11/2014. During this period, the Brazilian version received </text:span><text:span text:style-name="T221">27</text:span><text:span text:style-name="T156">,</text:span><text:span text:style-name="T221">294</text:span><text:span text:style-name="T156"> visit</text:span><text:span text:style-name="T221">or</text:span><text:span text:style-name="T156">s. <text:s/>Each </text:span><text:span text:style-name="T221">visitor</text:span><text:span text:style-name="T156"> has viewed on average 4,3</text:span><text:span text:style-name="T221">7</text:span><text:span text:style-name="T156"> pages and spent </text:span><text:span text:style-name="T220">on average</text:span><office:annotation office:name="__Fieldmark__7048_1733553699"><dc:creator>Unknown Author</dc:creator><dc:date>2015-05-27T15:05:34</dc:date><text:list text:continue-numbering="true" text:style-name=""><text:list-item><text:p>Fernando, não consegui achar como extrair o desvio padrão do Google Analytics. Acho que não é possível.</text:p></text:list-item></text:list><text:p/><text:p>Pessoalmente, os dados do Anatytics não são muito confiáveis. Recentemente eles estão com muito ruído. </text:p></office:annotation><text:span text:style-name="T156"> 5 minutes</text:span><office:annotation-end office:name="__Fieldmark__7048_1733553699"/><text:span text:style-name="T156"> on the website. </text:span><text:span text:style-name="T221">From these, </text:span><text:span text:style-name="T222">2833 registered in the intervention. In the end</text:span><text:span text:style-name="T156">, 641 participants consented to participate in the research, filled up all the RCQ items and were included in our analyses. Regarding to these participants, 51.6% were males and 48.4% females. The age ranged from </text:span><text:soft-page-break/><text:span text:style-name="T156">19 to 73 years (M = 39.</text:span><text:span text:style-name="T220">8</text:span><text:span text:style-name="T156">, SD ± 10.</text:span><text:span text:style-name="T220">0</text:span><text:span text:style-name="T156">). </text:span><text:span text:style-name="T6">According to AUDIT, 34.2% were low-risk users, 31.3% had suggestive dependence, 24.5% were hazardous/harmful users. </text:span><text:span text:style-name="T156"><office:annotation office:name="__Fieldmark__3088_1414385017"><dc:date>0000-00-00T00:00:00</dc:date><text:list text:continue-numbering="true" text:style-name=""><text:list-item><text:p/></text:list-item></text:list></office:annotation></text:span><text:span text:style-name="T156"><office:annotation office:name="__Fieldmark__2464_207411016"><dc:creator>Unknown Author</dc:creator><dc:date>2015-05-06T17:53:47</dc:date><text:list text:continue-numbering="true" text:style-name=""><text:list-item><text:p text:style-name="P100"><text:span text:style-name="T269">Eu padronizei de acordo com o artigo anterior. Obrigado pela sugestão..</text:span></text:p></text:list-item><text:list-item><text:p text:style-name="P100"><text:span text:style-name="T269"/></text:p></text:list-item><text:list-item><text:p text:style-name="P100"><text:span text:style-name="T269">Eu inseri esta linha com os resultados do AUDIT. Elas estão na tabela.</text:span></text:p></text:list-item><text:list-item><text:p text:style-name="P100"><text:span text:style-name="T269"/></text:p></text:list-item><text:list-item><text:p text:style-name="P100"><text:span text:style-name="T269">Inseri a seção de características da amostra nos resultados como sugerido.</text:span></text:p></text:list-item></text:list></office:annotation></text:span><text:span text:style-name="T7">The sample characteristics are described in table 1.</text:span></text:p>
      <text:h text:style-name="P90" text:outline-level="2">Instruments</text:h>
      <text:p text:style-name="P13"><text:span text:style-name="T223">Demographic Questionnaire</text:span> – <text:span text:style-name="T223">with questions about sex, age, employment status, educational level, and region of living. This questionnaire was developed by all researchers involved in the development of the portal.</text:span></text:p>
      <text:p text:style-name="P14"><text:span text:style-name="T17">The Alcohol Use Disorders Identification Test </text:span><text:span text:style-name="T16">(</text:span><office:annotation office:name="__Fieldmark__8953_169254227"><dc:creator>Unknown Author</dc:creator><dc:date>2015-05-26T16:52:55</dc:date><text:list text:continue-numbering="true" text:style-name=""><text:list-item><text:p>Laisa, é o audit-10. Tinha feito cofusão ao escrever o resumo.</text:p></text:list-item></text:list></office:annotation><text:span text:style-name="T16">AUDIT</text:span><office:annotation-end office:name="__Fieldmark__8953_169254227"/><text:span text:style-name="T16">) </text:span><text:span text:style-name="T14">– is a 10-item questionnaire used to identify and classify users into alcohol consumption zones: low risk, hazardous/harmful risk and suggestive dependence. The AUDIT was developed by the World Health Organization and it is used as a screening instrument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86,&quot;uris&quot;:[&quot;http://zotero.org/users/615579/items/ESQDJXE8&quot;],&quot;uri&quot;:[&quot;http://zotero.org/users/615579/items/ESQDJXE8&quot;],&quot;itemData&quot;:{&quot;id&quot;:586,&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487,&quot;uris&quot;:[&quot;http://zotero.org/users/615579/items/59NJQGEU&quot;],&quot;uri&quot;:[&quot;http://zotero.org/users/615579/items/59NJQGEU&quot;],&quot;itemData&quot;:{&quot;id&quot;:487,&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637,&quot;uris&quot;:[&quot;http://zotero.org/users/615579/items/JXU9IXZA&quot;],&quot;uri&quot;:[&quot;http://zotero.org/users/615579/items/JXU9IXZA&quot;],&quot;itemData&quot;:{&quot;id&quot;:637,&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mvhBUhrjXW"/><text:span text:style-name="T14">(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86,&quot;uris&quot;:[&quot;http://zotero.org/users/615579/items/ESQDJXE8&quot;],&quot;uri&quot;:[&quot;http://zotero.org/users/615579/items/ESQDJXE8&quot;],&quot;itemData&quot;:{&quot;id&quot;:586,&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487,&quot;uris&quot;:[&quot;http://zotero.org/users/615579/items/59NJQGEU&quot;],&quot;uri&quot;:[&quot;http://zotero.org/users/615579/items/59NJQGEU&quot;],&quot;itemData&quot;:{&quot;id&quot;:487,&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637,&quot;uris&quot;:[&quot;http://zotero.org/users/615579/items/JXU9IXZA&quot;],&quot;uri&quot;:[&quot;http://zotero.org/users/615579/items/JXU9IXZA&quot;],&quot;itemData&quot;:{&quot;id&quot;:637,&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mvhBUhrjXW"/><text:span text:style-name="T14">.</text:span><text:span text:style-name="T246"> </text:span><office:annotation office:name="__Fieldmark__2492_207411016"><dc:creator>Unknown Author</dc:creator><dc:date>2015-05-06T18:13:37</dc:date><text:list text:continue-numbering="true" text:style-name=""><text:list-item><text:p>Corrigi de acordo com os critérios utilizados.</text:p></text:list-item></text:list></office:annotation><text:span text:style-name="T246">The score of AUDIT is computed with a simply sum of its items. Scores lower than 7 indicate low risk use; between 7 and 19 - hazardous/harmful risk and above 20 - suggestive dependence</text:span><office:annotation-end office:name="__Fieldmark__2492_207411016"/><text:span text:style-name="T14">.</text:span></text:p>
      <text:p text:style-name="P11"><text:span text:style-name="T100">Readiness</text:span><text:span text:style-name="T99"> to change questionnaire</text:span><text:span text:style-name="T109"> (RCQ) </text:span><text:span text:style-name="T210">is</text:span><text:span text:style-name="T109"> used to classify alcohol users in</text:span><text:span text:style-name="T210">to</text:span><text:span text:style-name="T109"> three stages of change: precontemplation, contemplation and action. The RCQ was </text:span><text:span text:style-name="T168">first proposed </text:span><text:span text:style-name="T109">by Rollnick, Heather, Gold &amp; Hall </text:span><text:reference-mark-start text:name="ZOTERO_ITEM CSL_CITATION {&quot;citationID&quot;:&quot;61JcM6ZD&quot;,&quot;properties&quot;:{&quot;formattedCitation&quot;:&quot;(1992)&quot;,&quot;plainCitation&quot;:&quot;(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781dRdXUkv"/><text:span text:style-name="T109">(1992)</text:span><text:reference-mark-end text:name="ZOTERO_ITEM CSL_CITATION {&quot;citationID&quot;:&quot;61JcM6ZD&quot;,&quot;properties&quot;:{&quot;formattedCitation&quot;:&quot;(1992)&quot;,&quot;plainCitation&quot;:&quot;(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781dRdXUkv"/><text:span text:style-name="T109">, and has 12 items </text:span><text:span text:style-name="T134">answered</text:span><text:span text:style-name="T109"> </text:span><text:span text:style-name="T210">on</text:span><text:span text:style-name="T109"> a 5-point Likert scale which ranges from “Strongly disagree” (-2) to “Strongly agree” (+2). </text:span><text:span text:style-name="T131">The s</text:span><text:span text:style-name="T109">cores are obtained </text:span><text:span text:style-name="T168">by</text:span><text:span text:style-name="T109"> using a simple sum of the items </text:span><text:span text:style-name="T144">from each stage – Precontemplation: 3, 4, 8, 9; contemplation: 1, 5, 10, 12; and, action: 2, 6, 7, 11</text:span><text:span text:style-name="T109">. </text:span><text:span text:style-name="T144">The person is classif</text:span><text:span text:style-name="T168">ied</text:span><text:span text:style-name="T144"> in</text:span><text:span text:style-name="T169">to the</text:span><text:span text:style-name="T144"> stage</text:span><text:span text:style-name="T169">s</text:span><text:span text:style-name="T144"> </text:span><text:span text:style-name="T168">according to </text:span><text:span text:style-name="T211">their</text:span><text:span text:style-name="T168"> highe</text:span><text:span text:style-name="T169">st</text:span><text:span text:style-name="T144"> score. In case of ties, the person is classified </text:span><text:span text:style-name="T208">by</text:span><text:span text:style-name="T144"> using the </text:span><text:span text:style-name="T184">most</text:span><text:span text:style-name="T208"> </text:span><text:span text:style-name="T185">advance</text:span><text:span text:style-name="T186">d</text:span><text:span text:style-name="T144"> stage. </text:span><text:span text:style-name="T109">As </text:span><text:span text:style-name="T111">Defuentes-Merillas et al. </text:span><text:reference-mark-start text:name="ZOTERO_ITEM CSL_CITATION {&quot;citationID&quot;:&quot;se76m2ius&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5yn7xgWNxY"/><text:span text:style-name="T111">(2002)</text:span><text:reference-mark-end text:name="ZOTERO_ITEM CSL_CITATION {&quot;citationID&quot;:&quot;se76m2ius&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5yn7xgWNxY"/><text:span text:style-name="T111"> </text:span><text:span text:style-name="T112">proposed in the Dutch </text:span><text:span text:style-name="T123">validation </text:span><text:span text:style-name="T124">study</text:span><text:span text:style-name="T111">, </text:span><text:span text:style-name="T112">n</text:span><text:span text:style-name="T109">egative items were </text:span><text:span text:style-name="T143">re</text:span><text:span text:style-name="T109">written in a positive format to </text:span><text:span text:style-name="T136">enhance</text:span><text:span text:style-name="T109"> </text:span><text:span text:style-name="T136">comprehension</text:span><text:span text:style-name="T109"> </text:span><text:span text:style-name="T131">by responde</text:span><text:span text:style-name="T211">r</text:span><text:span text:style-name="T131">s. </text:span><text:span text:style-name="T186">The English version of RCQ used in “</text:span><text:span text:style-name="T105">Beber Menos</text:span><text:span text:style-name="T186">” intervention was translated by the authors into Portuguese. </text:span></text:p>
      <text:h text:style-name="P95" text:outline-level="2"><office:annotation office:name="__Fieldmark__8962_169254227"><dc:creator>Unknown Author</dc:creator><dc:date>2015-05-26T16:57:57</dc:date><text:list text:continue-numbering="true" text:style-name=""><text:list-item><text:p>As frases desta seção foram movidas por Leo, segundo sugestão de Laisa.</text:p></text:list-item></text:list></office:annotation><text:span text:style-name="T132">P</text:span><text:span text:style-name="T98">rocedures</text:span><office:annotation-end office:name="__Fieldmark__8962_169254227"/></text:h>
      <text:p text:style-name="P24"><text:span text:style-name="T187">After all the questionnaires </text:span><text:span text:style-name="T186">completion</text:span><text:span text:style-name="T187">, participants received a tailored brief intervention composed by information about their alcohol consumption, opportunity to set goals, relapse preventions strategies and follow-up by e-mail. <text:s/>Users information was stored in an online database using a primary and unique identifier. All procedures were approved by the Institutional Review Board of </text:span><text:span text:style-name="T106">Universidade Federal de São </text:span><office:annotation office:name="__Fieldmark__8963_169254227"><dc:creator>Unknown Author</dc:creator><dc:date>2015-05-26T16:58:40</dc:date><text:list text:continue-numbering="true" text:style-name=""><text:list-item><text:p>Laisa, nós não temos os dados do tempo de preenchimento dos questionários.</text:p></text:list-item></text:list></office:annotation><text:span text:style-name="T106">Paulo</text:span><office:annotation-end office:name="__Fieldmark__8963_169254227"/><office:annotation office:name="__Fieldmark__3474_169254227"><dc:date>0000-00-00T00:00:00</dc:date><text:list text:continue-numbering="true" text:style-name=""><text:list-item><text:p/></text:list-item></text:list></office:annotation></text:p>
      <text:h text:style-name="P91" text:outline-level="2">Data analy<text:span text:style-name="T240">sis</text:span></text:h>
      <text:p text:style-name="P21"><text:span text:style-name="T172">We extracted from the online database all data that was collected using the previously </text:span><text:soft-page-break/><text:span text:style-name="T172">described questionnaires</text:span><text:span text:style-name="T98">. We conducted descriptive analysis on </text:span><text:span text:style-name="T217">the </text:span><text:span text:style-name="T98">demographic variables, </text:span><text:span text:style-name="T217">the </text:span><text:span text:style-name="T98">AUDIT </text:span><text:span text:style-name="T217">scores</text:span><text:span text:style-name="T98"> and <text:s/></text:span><text:span text:style-name="T217">the </text:span><text:span text:style-name="T98">RCQ</text:span><text:span text:style-name="T217">'s items</text:span><text:span text:style-name="T98">. </text:span></text:p>
      <text:p text:style-name="P21"><field:fieldmark-start text:name="__Fieldmark__1178_1097958503" field:type=""/><text:span text:style-name="T137">In order to perform the exploratory and confirmatory factor analysis, we split the data from participants randomly into two halves</text:span><field:fieldmark-end/><text:span text:style-name="T137"><office:annotation office:name="__Fieldmark__3503_169254227"><dc:creator>Leonardo Martins</dc:creator><dc:date>2015-05-19T08:05:00</dc:date><text:sender-initials>LM</text:sender-initials><text:p>Apesar da distribuição ter sido feita de forma aletatória, as características dos grupos se mantiveram as mesmas ? Isso pode ser importante para uso dos indicadores psicométricos em outras populações, considerando principalmente a dependência da amostra no caso de uso de métodos psicométricos clássicos. </text:p><text:p/><text:p>Eu sugiro uma comparação entre os dados sócio-demográficos, só para referendar que as metades são as mesmas. </text:p><text:p/><text:p>Um outra coisa que fiquei pensando é se a divisão em duas metades seria a melhor forma de divisão do banco, considerando principalmente que a análise de correlação policórica geralmente exige um tamanho de n maior (já vi em alguns lugares algo perto de 1000 ) e as análises confirmatórias também costumam apresentar melhores indicies com maiores tamanho de n</text:p></office:annotation></text:span><text:span text:style-name="T137"><office:annotation><dc:creator>Unknown Author</dc:creator><dc:date>2015-05-26T17:11:08</dc:date><text:list text:continue-numbering="true" text:style-name=""><text:list-item><text:p text:style-name="P100"><text:span text:style-name="T265">Reply to Leonardo Martins (05/19/2015, 08:05): "..."</text:span></text:p></text:list-item><text:list-item><text:p><text:span text:style-name="T266">Eu inseri a comparação na tabela das características sobre as duas metades.</text:span></text:p></text:list-item><text:list-item><text:p><text:span text:style-name="T266"/></text:p></text:list-item></text:list><text:p><text:span text:style-name="T266">Sobre as correlações policóricas, parece que temos literatura conflitante. Holgado–Tello, F. P., Chacón–Moscoso, S., Barbero–García, I., &amp; Vila–Abad, E. (2010). Polychoric versus Pearson correlations in exploratory and confirmatory factor analysis of ordinal variables. Quality &amp; Quantity, 44(1), 153–166. http://doi.org/10.1007/s11135-008-9190-y</text:span></text:p><text:p><text:span text:style-name="T266"><text:s/></text:span></text:p><text:p><text:span text:style-name="T266">Da introdução do artigo:</text:span></text:p><text:list text:continue-numbering="true" text:style-name=""><text:list-item><text:p><text:span text:style-name="T266"/></text:p></text:list-item><text:list-item><text:p><text:span text:style-name="T266"><text:s text:c="3"/></text:span><text:span text:style-name="T266">* In attempting to solve this problem, Jöreskog and Sörbom (1996a) found that regardless</text:span></text:p></text:list-item></text:list><text:p><text:span text:style-name="T266">of sample size and population correlation, polychoric correlations were the most consistent</text:span></text:p><text:p><text:span text:style-name="T266">and robust estimator.</text:span></text:p><text:p><text:span text:style-name="T266"/></text:p><text:p><text:span text:style-name="T266">Dos resultados:</text:span></text:p><text:p><text:span text:style-name="T266"><text:s text:c="4"/></text:span><text:span text:style-name="T266">* At all events, the factor results obtained (from both an exploratory and confirmatory</text:span></text:p><text:p><text:span text:style-name="T266">point of view) when we use polychoric correlations reproduce better the measurement model</text:span></text:p><text:p><text:span text:style-name="T266">present in the data, regardless of the number of factors.</text:span></text:p><text:p><text:span text:style-name="T266"/></text:p><text:p><text:span text:style-name="T266"/></text:p></office:annotation></text:span><text:span text:style-name="T137">. All analysis were performed using the R language (R Development Core Team, 2014). The script of analysis and the data are available in this link: </text:span><text:a xlink:type="simple" xlink:href="https://github.com/henriquepgomide/rcq-ptbr">https://github.com/henriquepgomide/rcq-ptbr</text:a><text:span text:style-name="T137">.</text:span></text:p>
      <text:list xml:id="list3501232943681528711" text:style-name="L111">
        <text:list-item>
          <text:p text:style-name="P82"><text:span text:style-name="T138">E</text:span><text:span text:style-name="T137">xploratory factor analysis - </text:span><text:span text:style-name="T133">we checked sampling adequacy </text:span><text:span text:style-name="T169">by </text:span><text:span text:style-name="T133">using </text:span><text:span text:style-name="T110">Kaiser-Meyer-Olkin </text:span><text:span text:style-name="T113">(KMO) </text:span><text:span text:style-name="T114">and Bartlett test. To identify the number of </text:span><text:span text:style-name="T115">factors </text:span><text:span text:style-name="T129">to be retained</text:span><text:span text:style-name="T114">, we used the </text:span><text:span text:style-name="T129">Horn's</text:span><text:span text:style-name="T128"> </text:span><text:span text:style-name="T115">method of </text:span><text:span text:style-name="T114">parallel analysis </text:span><text:reference-mark-start text:name="ZOTERO_ITEM CSL_CITATION {&quot;citationID&quot;:&quot;j5fkum8ll&quot;,&quot;properties&quot;:{&quot;formattedCitation&quot;:&quot;(Horn, 1965)&quot;,&quot;plainCitation&quot;:&quot;(Horn, 1965)&quot;},&quot;citationItems&quot;:[{&quot;id&quot;:662,&quot;uris&quot;:[&quot;http://zotero.org/users/615579/items/NHQDSR62&quot;],&quot;uri&quot;:[&quot;http://zotero.org/users/615579/items/NHQDSR62&quot;],&quot;itemData&quot;:{&quot;id&quot;:66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lULHnlmUZb"/><text:span text:style-name="T115">(Horn, 1965)</text:span><text:reference-mark-end text:name="ZOTERO_ITEM CSL_CITATION {&quot;citationID&quot;:&quot;j5fkum8ll&quot;,&quot;properties&quot;:{&quot;formattedCitation&quot;:&quot;(Horn, 1965)&quot;,&quot;plainCitation&quot;:&quot;(Horn, 1965)&quot;},&quot;citationItems&quot;:[{&quot;id&quot;:662,&quot;uris&quot;:[&quot;http://zotero.org/users/615579/items/NHQDSR62&quot;],&quot;uri&quot;:[&quot;http://zotero.org/users/615579/items/NHQDSR62&quot;],&quot;itemData&quot;:{&quot;id&quot;:66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lULHnlmUZb"/><text:span text:style-name="T114"> </text:span><text:span text:style-name="T117">with polychoric correlations</text:span><text:span text:style-name="T118"> </text:span><text:span text:style-name="T115">as suggested by</text:span><text:span text:style-name="T117"> Garrido, Abad &amp; Ponsoda </text:span><text:reference-mark-start text:name="ZOTERO_ITEM CSL_CITATION {&quot;citationID&quot;:&quot;1qqi5hogr7&quot;,&quot;properties&quot;:{&quot;formattedCitation&quot;:&quot;(2013)&quot;,&quot;plainCitation&quot;:&quot;(2013)&quot;},&quot;citationItems&quot;:[{&quot;id&quot;:690,&quot;uris&quot;:[&quot;http://zotero.org/users/615579/items/QTICFV3I&quot;],&quot;uri&quot;:[&quot;http://zotero.org/users/615579/items/QTICFV3I&quot;],&quot;itemData&quot;:{&quot;id&quot;:690,&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PbR2HziYA6"/><text:span text:style-name="T117">(2013)</text:span><text:reference-mark-end text:name="ZOTERO_ITEM CSL_CITATION {&quot;citationID&quot;:&quot;1qqi5hogr7&quot;,&quot;properties&quot;:{&quot;formattedCitation&quot;:&quot;(2013)&quot;,&quot;plainCitation&quot;:&quot;(2013)&quot;},&quot;citationItems&quot;:[{&quot;id&quot;:690,&quot;uris&quot;:[&quot;http://zotero.org/users/615579/items/QTICFV3I&quot;],&quot;uri&quot;:[&quot;http://zotero.org/users/615579/items/QTICFV3I&quot;],&quot;itemData&quot;:{&quot;id&quot;:690,&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PbR2HziYA6"/><text:span text:style-name="T114"> </text:span><text:span text:style-name="T116">a</text:span><text:span text:style-name="T114">nd the method of Very Simple Structured (VSS) </text:span><text:span text:style-name="T129">for estimating the number of interpretable factors </text:span><text:reference-mark-start text:name="ZOTERO_ITEM CSL_CITATION {&quot;citationID&quot;:&quot;minfe3nru&quot;,&quot;properties&quot;:{&quot;formattedCitation&quot;:&quot;(Revelle &amp; Rocklin, 1979)&quot;,&quot;plainCitation&quot;:&quot;(Revelle &amp; Rocklin, 1979)&quot;},&quot;citationItems&quot;:[{&quot;id&quot;:644,&quot;uris&quot;:[&quot;http://zotero.org/users/615579/items/KHWBHQTF&quot;],&quot;uri&quot;:[&quot;http://zotero.org/users/615579/items/KHWBHQTF&quot;],&quot;itemData&quot;:{&quot;id&quot;:644,&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00pyaY3Lyr"/><text:span text:style-name="T114">(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644,&quot;uris&quot;:[&quot;http://zotero.org/users/615579/items/KHWBHQTF&quot;],&quot;uri&quot;:[&quot;http://zotero.org/users/615579/items/KHWBHQTF&quot;],&quot;itemData&quot;:{&quot;id&quot;:644,&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00pyaY3Lyr"/><text:span text:style-name="T114">. We conducted the </text:span><text:span text:style-name="T129">exploratory</text:span><text:span text:style-name="T128"> </text:span><text:span text:style-name="T116">factor analysis using polychoric correlations </text:span><text:span text:style-name="T129">matrices</text:span><text:span text:style-name="T128"> </text:span><text:span text:style-name="T116">with the oblique rotation </text:span><text:span text:style-name="T114">“</text:span><text:span text:style-name="T116">Oblimin</text:span><text:span text:style-name="T114">”. </text:span><text:span text:style-name="T116">This analysis </text:span><text:span text:style-name="T129">was performed considering</text:span><text:span text:style-name="T116"> the underlying structure of the questionnaire </text:span><text:span text:style-name="T129">and its ordinal level of measurement items</text:span><text:span text:style-name="T116"> </text:span><text:reference-mark-start text:name="ZOTERO_ITEM CSL_CITATION {&quot;citationID&quot;:&quot;265d0abb76&quot;,&quot;properties&quot;:{&quot;formattedCitation&quot;:&quot;(Fabrigar et al., 1999)&quot;,&quot;plainCitation&quot;:&quot;(Fabrigar et al., 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06OKbOmPSX"/><text:span text:style-name="T116">(Fabrigar et al., 1999)</text:span><text:reference-mark-end text:name="ZOTERO_ITEM CSL_CITATION {&quot;citationID&quot;:&quot;265d0abb76&quot;,&quot;properties&quot;:{&quot;formattedCitation&quot;:&quot;(Fabrigar et al., 1999)&quot;,&quot;plainCitation&quot;:&quot;(Fabrigar et al., 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06OKbOmPSX"/><text:span text:style-name="T116">. </text:span><text:span text:style-name="T122">It also allow</text:span><text:span text:style-name="T127">ed</text:span><text:span text:style-name="T122"> the use of fit ind</text:span><text:span text:style-name="T125">ex</text:span><text:span text:style-name="T122"> </text:span><text:span text:style-name="T118">Tucker-Lewis Index (TLI) </text:span><text:span text:style-name="T122">and residuals inspection with the </text:span><text:span text:style-name="T118">root mean square error of approximation (RMSEA). </text:span><text:span text:style-name="T114">Cronbach's alpha </text:span><text:reference-mark-start text:name="ZOTERO_ITEM CSL_CITATION {&quot;citationID&quot;:&quot;27g96ugsh4&quot;,&quot;properties&quot;:{&quot;formattedCitation&quot;:&quot;(Cronbach, 1951)&quot;,&quot;plainCitation&quot;:&quot;(Cronbach, 1951)&quot;},&quot;citationItems&quot;:[{&quot;id&quot;:689,&quot;uris&quot;:[&quot;http://zotero.org/users/615579/items/QPJB2URS&quot;],&quot;uri&quot;:[&quot;http://zotero.org/users/615579/items/QPJB2URS&quot;],&quot;itemData&quot;:{&quot;id&quot;:689,&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XOHZ8kCNRn"/><text:span text:style-name="T114">(Cronbach, 1951)</text:span><text:reference-mark-end text:name="ZOTERO_ITEM CSL_CITATION {&quot;citationID&quot;:&quot;27g96ugsh4&quot;,&quot;properties&quot;:{&quot;formattedCitation&quot;:&quot;(Cronbach, 1951)&quot;,&quot;plainCitation&quot;:&quot;(Cronbach, 1951)&quot;},&quot;citationItems&quot;:[{&quot;id&quot;:689,&quot;uris&quot;:[&quot;http://zotero.org/users/615579/items/QPJB2URS&quot;],&quot;uri&quot;:[&quot;http://zotero.org/users/615579/items/QPJB2URS&quot;],&quot;itemData&quot;:{&quot;id&quot;:689,&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XOHZ8kCNRn"/><text:span text:style-name="T114"> was used </text:span><text:span text:style-name="T125">as an indicator of </text:span><text:span text:style-name="T117">reliability</text:span><text:span text:style-name="T114">. </text:span><text:span text:style-name="T129">The</text:span><text:span text:style-name="T128"> </text:span><text:span text:style-name="T130">R package “psych” was used to perform all exploratory factor analysis procedures</text:span><text:span text:style-name="T224"> </text:span><text:reference-mark-start text:name="ZOTERO_ITEM CSL_CITATION {&quot;citationID&quot;:&quot;1073iq6igd&quot;,&quot;properties&quot;:{&quot;formattedCitation&quot;:&quot;(Revelle, 2014)&quot;,&quot;plainCitation&quot;:&quot;(Revelle, 2014)&quot;},&quot;citationItems&quot;:[{&quot;id&quot;:672,&quot;uris&quot;:[&quot;http://zotero.org/users/615579/items/PJSQ6TV8&quot;],&quot;uri&quot;:[&quot;http://zotero.org/users/615579/items/PJSQ6TV8&quot;],&quot;itemData&quot;:{&quot;id&quot;:672,&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P8JnqhqeVD"/><text:span text:style-name="T224">(Revelle, 2014)</text:span><text:reference-mark-end text:name="ZOTERO_ITEM CSL_CITATION {&quot;citationID&quot;:&quot;1073iq6igd&quot;,&quot;properties&quot;:{&quot;formattedCitation&quot;:&quot;(Revelle, 2014)&quot;,&quot;plainCitation&quot;:&quot;(Revelle, 2014)&quot;},&quot;citationItems&quot;:[{&quot;id&quot;:672,&quot;uris&quot;:[&quot;http://zotero.org/users/615579/items/PJSQ6TV8&quot;],&quot;uri&quot;:[&quot;http://zotero.org/users/615579/items/PJSQ6TV8&quot;],&quot;itemData&quot;:{&quot;id&quot;:672,&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P8JnqhqeVD"/>.</text:p>
        </text:list-item>
        <text:list-item>
          <text:p text:style-name="P81"><text:span text:style-name="T225">Confirmatory factor analysis – we compared the fit indices for the three models </text:span><text:span text:style-name="T243">as</text:span><text:span text:style-name="T225"> evaluated by Forsberg, Halldin and Wennberg </text:span><text:reference-mark-start text:name="ZOTERO_ITEM CSL_CITATION {&quot;citationID&quot;:&quot;1vmi8c1qid&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vhiFWOsSDk"/><text:span text:style-name="T225">(2003)</text:span><text:reference-mark-end text:name="ZOTERO_ITEM CSL_CITATION {&quot;citationID&quot;:&quot;1vmi8c1qid&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vhiFWOsSDk"/>: <text:span text:style-name="T241">1-factor solution </text:span><text:span text:style-name="T244">considering all </text:span><text:span text:style-name="T245">twelve </text:span><text:span text:style-name="T244">items</text:span><text:span text:style-name="T241">; 3 factors orthogonal and 3 factors correlated, </text:span><text:span text:style-name="T244">considering for the last two models the original theoretical factor organization as descr</text:span><text:span text:style-name="T245">i</text:span><text:span text:style-name="T244">bed in the instruments </text:span><office:annotation office:name="__Fieldmark__9089_169254227"><dc:creator>Unknown Author</dc:creator><dc:date>2015-05-26T17:26:50</dc:date><text:list text:style-name=""><text:list-item><text:p>Tentei encontrar todos os modelos propostos na literatura.</text:p></text:list-item></text:list></office:annotation><text:span text:style-name="T244">section</text:span><office:annotation-end office:name="__Fieldmark__9089_169254227"/><text:span text:style-name="T241">. Additionally, we included the 2 factors model proposed in the exploratory factor analysis. The fit indices, used for comparisons, were the Comparative Fit Indeces (CFI), where values greater than .90 indicated good fit. Akaike Information Criterion (AIC) and Bayesian Information Criterion (BIC) were also used, </text:span><text:span text:style-name="T244">which</text:span><text:span text:style-name="T241"> lower values indicate better models. To check the adjustment of the model, we inspected the </text:span><text:span text:style-name="T244">RMSEA, considering as a good model those with values lower than .08</text:span><text:span text:style-name="T241"> </text:span><text:reference-mark-start text:name="ZOTERO_ITEM CSL_CITATION {&quot;citationID&quot;:&quot;26q8d5ut0d&quot;,&quot;properties&quot;:{&quot;formattedCitation&quot;:&quot;(Brown, 2006)&quot;,&quot;plainCitation&quot;:&quot;(Brown, 2006)&quot;},&quot;citationItems&quot;:[{&quot;id&quot;:748,&quot;uris&quot;:[&quot;http://zotero.org/users/615579/items/XXCRCNH6&quot;],&quot;uri&quot;:[&quot;http://zotero.org/users/615579/items/XXCRCNH6&quot;],&quot;itemData&quot;:{&quot;id&quot;:748,&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jl4vhRMSgL"/><text:span text:style-name="T241">(Brown, 2006)</text:span><text:reference-mark-end text:name="ZOTERO_ITEM CSL_CITATION {&quot;citationID&quot;:&quot;26q8d5ut0d&quot;,&quot;properties&quot;:{&quot;formattedCitation&quot;:&quot;(Brown, 2006)&quot;,&quot;plainCitation&quot;:&quot;(Brown, 2006)&quot;},&quot;citationItems&quot;:[{&quot;id&quot;:748,&quot;uris&quot;:[&quot;http://zotero.org/users/615579/items/XXCRCNH6&quot;],&quot;uri&quot;:[&quot;http://zotero.org/users/615579/items/XXCRCNH6&quot;],&quot;itemData&quot;:{&quot;id&quot;:748,&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jl4vhRMSgL"/><text:span text:style-name="T241">. Confirmatory Factor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461,&quot;uris&quot;:[&quot;http://zotero.org/users/615579/items/39PEVZXT&quot;],&quot;uri&quot;:[&quot;http://zotero.org/users/615579/items/39PEVZXT&quot;],&quot;itemData&quot;:{&quot;id&quot;:461,&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3Q9afZlnWW"/><text:span text:style-name="T241">(Rosseel, 2012)</text:span><text:reference-mark-end text:name="ZOTERO_ITEM CSL_CITATION {&quot;citationID&quot;:&quot;2fv3ih7e3t&quot;,&quot;properties&quot;:{&quot;formattedCitation&quot;:&quot;(Rosseel, 2012)&quot;,&quot;plainCitation&quot;:&quot;(Rosseel, 2012)&quot;},&quot;citationItems&quot;:[{&quot;id&quot;:461,&quot;uris&quot;:[&quot;http://zotero.org/users/615579/items/39PEVZXT&quot;],&quot;uri&quot;:[&quot;http://zotero.org/users/615579/items/39PEVZXT&quot;],&quot;itemData&quot;:{&quot;id&quot;:461,&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3Q9afZlnWW"/><text:span text:style-name="T241">. Modification indices were</text:span><text:span text:style-name="T139"> </text:span><text:span text:style-name="T140">used to improve the final model fit. </text:span><text:span text:style-name="T142">The script of analysis and the data are available in this link: </text:span><text:a xlink:type="simple" xlink:href="https://github.com/henriquepgomide/rcq-ptbr"><text:span text:style-name="T167">https://github.com/henriquepgomide/rcq-ptbr</text:span></text:a><text:span text:style-name="T142">.</text:span></text:p>
        </text:list-item>
      </text:list>
      <text:h text:style-name="P84" text:outline-level="1"><text:soft-page-break/><text:span text:style-name="T254">Results</text:span><office:annotation office:name="__Fieldmark__3089_1414385017"><dc:date>0000-00-00T00:00:00</dc:date><text:list text:continue-numbering="true" text:style-name=""><text:list-item><text:p/></text:list-item></text:list></office:annotation><text:span text:style-name="T253"><office:annotation office:name="__Fieldmark__2465_207411016"><dc:creator>Unknown Author</dc:creator><dc:date>2015-05-06T17:54:18</dc:date><text:list text:continue-numbering="true" text:style-name=""><text:list-item><text:p>Insert table one here!</text:p></text:list-item></text:list></office:annotation></text:span></text:h>
      <text:h text:style-name="P94" text:outline-level="2">Exploratory factor analysis</text:h>
      <text:p text:style-name="P12"><text:span text:style-name="T119">The</text:span><text:span text:style-name="T120"> sample was considered adequate for factor extraction according to Kayser-Meyer-Olkin and Bartlett's test of homogeneity of variances </text:span><text:span text:style-name="T113">(KMO = 0,89 </text:span><text:span text:style-name="T121">and</text:span><text:span text:style-name="T113"> </text:span><text:span text:style-name="T37">Bartlett</text:span><text:span text:style-name="T38">'s</text:span><text:span text:style-name="T37"> </text:span><text:span text:style-name="T19">χ</text:span><text:span text:style-name="T92">2</text:span><text:span text:style-name="T37"> = </text:span><text:span text:style-name="T38">79.97</text:span><text:span text:style-name="T37">, p &lt; 0,001). </text:span><text:span text:style-name="T38">Either the parallel analysis and the very simple structure methods suggested the existence of </text:span><text:span text:style-name="T40">three</text:span><text:span text:style-name="T38"> factors </text:span><text:span text:style-name="T39">(Eigenvalues of original data: F1 = 5.92; F2 = 1.</text:span><text:span text:style-name="T59">74</text:span><text:span text:style-name="T39">; F3 = 0.26; Eigenvalues of simulated data = F1 = 0.</text:span><text:span text:style-name="T59">54</text:span><text:span text:style-name="T39">; F2 = 0.29; F3 = 0.24)</text:span><text:span text:style-name="T38">, </text:span><office:annotation office:name="__Fieldmark__9131_169254227"><dc:creator>Unknown Author</dc:creator><dc:date>2015-05-26T17:38:52</dc:date><text:list text:continue-numbering="true" text:style-name=""><text:list-item><text:p>Séra que não teríamos que colocar este critério na própria secção de análise de dados? </text:p></text:list-item></text:list><text:p/><text:p><text:s text:c="3"/>- Inserido.</text:p><text:p/><text:p><text:s/>Considerando os dados simulados ela teria praticamente um fator só ? </text:p><text:p/><text:p><text:s text:c="2"/>- Acho que não pela comparação da diferença entre os auto-valores simulados e dos dados.</text:p><text:p/><text:p>Com três fatores a estrutura dos itens mantinha a estrutura teórica de contemplação e pré-contemplação separados ?</text:p><text:p/><text:p><text:s text:c="3"/>- Não. Os itens seguiam uma distribuição muito diferente da teórica. =/</text:p><text:p/><text:p><text:s/>Fiquei curioso. Quanto em termos de variância explicado o modelo de três fatores possuía?</text:p><text:p/><text:p><text:s text:c="3"/>- EFA - A proporção do modelo com 3 fatores foi de 73%.</text:p></office:annotation><text:span text:style-name="T40">but due to the small amount between the </text:span><text:span text:style-name="T44">eigenvalues</text:span><text:span text:style-name="T40"> of simulated and original data, we chose the solution </text:span><text:span text:style-name="T54">with</text:span><text:span text:style-name="T40"> two factors. </text:span><office:annotation-end office:name="__Fieldmark__9131_169254227"/></text:p>
      <text:p text:style-name="Text_20_body"><text:span text:style-name="T40">The results of the factor loadings are shown in Table 2. </text:span><text:span text:style-name="T41">The </text:span><text:span text:style-name="T57">2</text:span><text:span text:style-name="T41"> factor model explained 6</text:span><text:span text:style-name="T59">9</text:span><text:span text:style-name="T41">% of variance </text:span><text:span text:style-name="T42">and</text:span><text:span text:style-name="T41"> </text:span><text:span text:style-name="T42">t</text:span><text:span text:style-name="T41">he correlation between factors was .</text:span><text:span text:style-name="T59">21</text:span><text:span text:style-name="T41">. </text:span><text:span text:style-name="T54">The items were divided in the following order: F1 (Pre contemplation + contemplation) – 1, 3, 4, 5, 8, 9, 10, 12 and F2 (Action)= 2, 6, 7, 11.</text:span><text:span text:style-name="T46">T</text:span><text:span text:style-name="T45">he fit indexes were considered poor (TLI = .8</text:span><text:span text:style-name="T59">9</text:span><text:span text:style-name="T45">; RMSEA = .13 - </text:span><text:span text:style-name="T43">CI</text:span><text:span text:style-name="T95">95%</text:span><text:span text:style-name="T43"> = .</text:span><text:span text:style-name="T59">114</text:span><text:span text:style-name="T43"> - .</text:span><text:span text:style-name="T59">144</text:span><text:span text:style-name="T45">). </text:span><text:span text:style-name="T43">The overall Cronbach's alpha was .8</text:span><text:span text:style-name="T59">7</text:span><text:span text:style-name="T43"> (CI</text:span><text:span text:style-name="T95">95%</text:span><text:span text:style-name="T43"> = .8</text:span><text:span text:style-name="T59">4</text:span><text:span text:style-name="T43"> - .9</text:span><text:span text:style-name="T59">1</text:span><text:span text:style-name="T43">). For the first and second factors, the alpha was .91 (CI</text:span><text:span text:style-name="T95">95%</text:span><text:span text:style-name="T43"> = .8</text:span><text:span text:style-name="T59">8</text:span><text:span text:style-name="T43"> - .9</text:span><text:span text:style-name="T59">5</text:span><text:span text:style-name="T43">) and .8</text:span><text:span text:style-name="T59">1</text:span><text:span text:style-name="T43"> (CI</text:span><text:span text:style-name="T95">95%</text:span><text:span text:style-name="T43"> = .</text:span><text:span text:style-name="T59">74</text:span><text:span text:style-name="T43"> - .89) respectively.</text:span><text:span text:style-name="T43"><office:annotation><dc:creator>Unknown Author</dc:creator><dc:date>2015-05-07T13:31:03</dc:date><text:list text:continue-numbering="true" text:style-name=""><text:list-item><text:p text:style-name="P100"><text:span text:style-name="T269">Insert Table 2 here.</text:span></text:p></text:list-item></text:list></office:annotation></text:span></text:p>
      <text:h text:style-name="P92" text:outline-level="2"><text:span text:style-name="T89">C</text:span><text:span text:style-name="T20">onfirmatory factor analysis</text:span></text:h>
      <text:p text:style-name="P17"><text:span text:style-name="T67">The </text:span><text:span text:style-name="T80">3-</text:span><text:span text:style-name="T81">factor</text:span><text:span text:style-name="T67"> </text:span><text:span text:style-name="T71">correlated </text:span><text:span text:style-name="T79">model </text:span><text:span text:style-name="T71">solution</text:span><text:span text:style-name="T67"> </text:span><text:span text:style-name="T80">did</text:span><text:span text:style-name="T71"> </text:span><text:span text:style-name="T67">not </text:span><text:span text:style-name="T86">achieved</text:span><text:span text:style-name="T81"> </text:span><text:span text:style-name="T86">numerical convergence </text:span><text:span text:style-name="T81">due to the </text:span><text:span text:style-name="T86">singularity </text:span><text:span text:style-name="T87">in the </text:span><text:span text:style-name="T81">matrix of latent variables</text:span><text:span text:style-name="T67">, </text:span><text:span text:style-name="T78">which indicated lack</text:span><text:span text:style-name="T70"> of</text:span><text:span text:style-name="T68"> </text:span><text:span text:style-name="T70">fit</text:span><text:span text:style-name="T78">ness</text:span><text:span text:style-name="T68">. </text:span><text:span text:style-name="T80">T</text:span><text:span text:style-name="T82">he 1-factor, the 2-factor </text:span><text:span text:style-name="T80">and the 3-factor orthogonal </text:span><text:span text:style-name="T82">models </text:span><text:span text:style-name="T83">showed</text:span><text:span text:style-name="T82"> </text:span><text:span text:style-name="T84">poor</text:span><text:span text:style-name="T82"> fit indexes </text:span><text:span text:style-name="T80">creating an 1-factor improved model with four items (CFI = .99</text:span><text:span text:style-name="T85">9</text:span><text:span text:style-name="T80">, RMSEA= .0</text:span><text:span text:style-name="T85">06</text:span><text:span text:style-name="T80">, X² = </text:span><text:span text:style-name="T85">2</text:span><text:span text:style-name="T80">.</text:span><text:span text:style-name="T85">02,</text:span><text:span text:style-name="T80"> df = 2)</text:span><text:span text:style-name="T82">.</text:span><text:span text:style-name="T69"> </text:span><text:span text:style-name="T70">To find a better model, </text:span><text:span text:style-name="T83">we </text:span><text:span text:style-name="T80">analyzed</text:span><text:span text:style-name="T70"> </text:span><text:span text:style-name="T71">the items according to </text:span><text:span text:style-name="T73"><office:annotation office:name="__Fieldmark__3464_1097958503"><dc:creator>Unknown Author</dc:creator><dc:date>2015-05-28T12:00:36.103451854</dc:date><text:list text:continue-numbering="true" text:style-name=""><text:list-item><text:p text:style-name="P99"><text:span text:style-name="T264">Os índices de modificação indicam a mudança esperada na estatística X², quando um paramêtro é liberado. </text:span></text:p></text:list-item><text:list-item><text:p text:style-name="P99"><text:span text:style-name="T264"/></text:p></text:list-item><text:list-item><text:p text:style-name="P99"><text:span text:style-name="T264"/></text:p></text:list-item><text:list-item><text:p text:style-name="P99"><text:span text:style-name="T264">Modification indices produced by LISREL indicate the expected change of</text:span></text:p></text:list-item><text:list-item><text:p text:style-name="P99"><text:span text:style-name="T264">Chi-square statistic when the specified model is modified by freeing one of</text:span></text:p></text:list-item><text:list-item><text:p text:style-name="P99"><text:span text:style-name="T264">the previously fixed parameters. The change is projected by considering a</text:span></text:p></text:list-item><text:list-item><text:p text:style-name="P99"><text:span text:style-name="T264">modification to the model by freeing one parameter at a time. As there is</text:span></text:p></text:list-item><text:list-item><text:p text:style-name="P99"><text:span text:style-name="T264">only one degree of freedom for the specified model, only a single</text:span></text:p></text:list-item><text:list-item><text:p text:style-name="P99"><text:span text:style-name="T264">parameter can be added, which renders the model saturated (just</text:span></text:p></text:list-item><text:list-item><text:p text:style-name="P99"><text:span text:style-name="T264">identified). Thus, freeing any of the fixed parameters produces the same</text:span></text:p></text:list-item><text:list-item><text:p text:style-name="P99"><text:span text:style-name="T264">modification index. If there are more degrees of freedom and we want to</text:span></text:p></text:list-item><text:list-item><text:p text:style-name="P99"><text:span text:style-name="T264">add or change more than one specification, the modification indices</text:span></text:p></text:list-item><text:list-item><text:p text:style-name="P99"><text:span text:style-name="T264">presented in the output should be interpreted as one change at a time. It is</text:span></text:p></text:list-item><text:list-item><text:p text:style-name="P99"><text:span text:style-name="T264">suggested that the parameter with the largest modification index may be</text:span></text:p></text:list-item><text:list-item><text:p text:style-name="P99"><text:span text:style-name="T264">freed first, but substantive interpretation of such modification should also</text:span></text:p></text:list-item><text:list-item><text:p text:style-name="P99"><text:span text:style-name="T264">be considered. Sequential modifications of the model can be made as in</text:span></text:p></text:list-item><text:list-item><text:p text:style-name="P99"><text:span text:style-name="T264">the forward stepwise regression procedure.</text:span></text:p></text:list-item><text:list-item><text:p text:style-name="P99"><text:span text:style-name="T264"/></text:p></text:list-item></text:list></office:annotation></text:span><text:span text:style-name="T71">modification </text:span><text:span text:style-name="T73">indexes</text:span><office:annotation-end office:name="__Fieldmark__3464_1097958503"/><text:span text:style-name="T73">.</text:span><text:span text:style-name="T70"> The evaluation of the confirmatory models are described in </text:span><office:annotation office:name="__Fieldmark__3090_1414385017"><dc:creator>Unknown Author</dc:creator><dc:date>2015-05-07T13:31:18</dc:date><text:list text:continue-numbering="true" text:style-name=""><text:list-item><text:p>Insert table 3 here.</text:p></text:list-item></text:list></office:annotation><text:span text:style-name="T79">T</text:span><text:span text:style-name="T70">able </text:span><text:span text:style-name="T66">3</text:span><office:annotation-end office:name="__Fieldmark__3090_1414385017"/><text:span text:style-name="T70">. </text:span></text:p>
      <text:h text:style-name="P93" text:outline-level="2"><text:span text:style-name="T90">F</text:span><text:span text:style-name="T20">inal Scale</text:span></text:h>
      <text:p text:style-name="P16"><text:span text:style-name="T71">The </text:span><text:span text:style-name="T74">1-factor </text:span><text:span text:style-name="T71">improved model, </text:span><text:span text:style-name="T80">considered the best model,</text:span><text:span text:style-name="T79"> was constituted by</text:span><text:span text:style-name="T71"> items 1, 4, 8, 10 , </text:span><text:span text:style-name="T80">with</text:span><text:span text:style-name="T71"> a Cronbach's alpha value of .90 </text:span><text:span text:style-name="T72">(CI</text:span><text:span text:style-name="T96">95%</text:span><text:span text:style-name="T72"> = .</text:span><text:span text:style-name="T71">8</text:span><text:span text:style-name="T88">3</text:span><text:span text:style-name="T72"> - .</text:span><text:span text:style-name="T71">9</text:span><text:span text:style-name="T88">5</text:span><text:span text:style-name="T72">)</text:span><text:span text:style-name="T71">. </text:span><text:span text:style-name="T74">The </text:span><text:span text:style-name="T76">simple </text:span><text:span text:style-name="T74">score is made with the sum of the four items. The items 1 and 10 must be reverse coded </text:span><text:span text:style-name="T75">before</text:span><text:span text:style-name="T74"> sum</text:span><text:span text:style-name="T75">ming</text:span><text:span text:style-name="T74">. </text:span><text:span text:style-name="T77">The mean raw score was </text:span><text:span text:style-name="T88">2.85</text:span><text:span text:style-name="T77">, standard deviation of 4.</text:span><text:span text:style-name="T88">50</text:span><text:span text:style-name="T77">, skewness <text:s/>-.</text:span><text:span text:style-name="T88">89</text:span><text:span text:style-name="T77"> and kurtosis .08.</text:span></text:p>
      <text:h text:style-name="P85" text:outline-level="1"><text:span text:style-name="T41">D</text:span><text:span text:style-name="T36">iscussion</text:span></text:h>
      <text:p text:style-name="P25"><text:span text:style-name="T170">T</text:span><text:span text:style-name="T98">his is the first </text:span><text:span text:style-name="T145">validation study of </text:span><text:span text:style-name="T213">the RCQ </text:span><text:span text:style-name="T188">conducted</text:span><text:span text:style-name="T218"> </text:span><text:span text:style-name="T188">with</text:span><text:span text:style-name="T98"> </text:span><text:span text:style-name="T145">a sample of </text:span><text:span text:style-name="T166">I</text:span><text:span text:style-name="T145">nternet users</text:span><text:span text:style-name="T165"> that combined either exploratory and confirmatory approaches</text:span><text:span text:style-name="T145">. The number of factors suggested by </text:span><text:span text:style-name="T218">either</text:span><text:span text:style-name="T145"> </text:span><text:span text:style-name="T188">Horn's P</text:span><text:span text:style-name="T189">arallel </text:span><text:span text:style-name="T188">A</text:span><text:span text:style-name="T189">nalysis</text:span><text:span text:style-name="T145"> and</text:span><text:span text:style-name="T43"> </text:span><text:span text:style-name="T58">V</text:span><text:span text:style-name="T38">ery </text:span><text:span text:style-name="T58">S</text:span><text:span text:style-name="T38">imple </text:span><text:span text:style-name="T58">S</text:span><text:span text:style-name="T38">tructure </text:span><text:span text:style-name="T47">was different from the original study </text:span><text:reference-mark-start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Rollnick et al., 1992)<text:reference-mark-end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 <text:span text:style-name="T49">and </text:span><text:span text:style-name="T51">from </text:span><text:span text:style-name="T49">the Spanish version </text:span><text:reference-mark-start text:name="ZOTERO_ITEM CSL_CITATION {&quot;citationID&quot;:&quot;1cru658gvh&quot;,&quot;properties&quot;:{&quot;formattedCitation&quot;:&quot;{\\rtf (Rodr\\uc0\\u237{}guez-Martos et al., 2000)}&quot;,&quot;plainCitation&quot;:&quot;(Rodríguez-Martos et al., 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5ekSQFJFda"/><text:span text:style-name="T234">(Rodríguez-Martos et al., 2000)</text:span><text:reference-mark-end text:name="ZOTERO_ITEM CSL_CITATION {&quot;citationID&quot;:&quot;1cru658gvh&quot;,&quot;properties&quot;:{&quot;formattedCitation&quot;:&quot;{\\rtf (Rodr\\uc0\\u237{}guez-Martos et al., 2000)}&quot;,&quot;plainCitation&quot;:&quot;(Rodríguez-Martos et al., 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5ekSQFJFda"/><text:span text:style-name="T47">, </text:span><text:span text:style-name="T56">which </text:span><text:soft-page-break/><text:span text:style-name="T47">proposed a 3 factor</text:span><text:span text:style-name="T56">s</text:span><text:span text:style-name="T47"> model </text:span><text:span text:style-name="T48">using a principal component analysis with an orthogonal rotation. C</text:span><text:span text:style-name="T41">ontemplation and precontemplation seemed to constitute the same factor, </text:span><text:span text:style-name="T56">the same result</text:span><text:span text:style-name="T41"> </text:span><text:span text:style-name="T48">found in </text:span><text:span text:style-name="T51">the</text:span><text:span text:style-name="T48"> Dutch validation study, which also used a principal components approach</text:span><text:span text:style-name="T41"> </text:span><text:reference-mark-start text:name="ZOTERO_ITEM CSL_CITATION {&quot;citationID&quot;:&quot;2gl3j9ubk0&quot;,&quot;properties&quot;:{&quot;formattedCitation&quot;:&quot;(Defuentes-Merillas et al., 2002)&quot;,&quot;plainCitation&quot;:&quot;(Defuentes-Merillas et al., 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uJ3dLsQdiy"/><text:span text:style-name="T41">(Defuentes-Merillas et al., 2002)</text:span><text:reference-mark-end text:name="ZOTERO_ITEM CSL_CITATION {&quot;citationID&quot;:&quot;2gl3j9ubk0&quot;,&quot;properties&quot;:{&quot;formattedCitation&quot;:&quot;(Defuentes-Merillas et al., 2002)&quot;,&quot;plainCitation&quot;:&quot;(Defuentes-Merillas et al., 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uJ3dLsQdiy"/><text:span text:style-name="T43">. </text:span><text:span text:style-name="T50">Differently from Defuentes-Merillas et al. </text:span><text:reference-mark-start text:name="ZOTERO_ITEM CSL_CITATION {&quot;citationID&quot;:&quot;et121l349&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L674dvVNw7"/><text:span text:style-name="T50">(2002)</text:span><text:reference-mark-end text:name="ZOTERO_ITEM CSL_CITATION {&quot;citationID&quot;:&quot;et121l349&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L674dvVNw7"/><text:span text:style-name="T43">, </text:span><text:span text:style-name="T50">we preferred to treat the precontemplation and contemplation as one factor, </text:span><text:span text:style-name="T63">once they had</text:span><text:span text:style-name="T65"> </text:span><text:span text:style-name="T63">negative and </text:span><text:span text:style-name="T65">did not constituted a separated factor </text:span><text:span text:style-name="T63">with enough proportion of explained variance in a third factor considering their eigenvalues</text:span><text:span text:style-name="T58">.</text:span></text:p>
      <text:p text:style-name="P25"><text:span text:style-name="T63">T</text:span><text:span text:style-name="T64">he </text:span><text:span text:style-name="T63">preliminary </text:span><text:span text:style-name="T49">two factor solution found </text:span><text:span text:style-name="T64">in </text:span><text:span text:style-name="T63">the Exploratory Factor Analysis in this study</text:span><text:span text:style-name="T49"> was </text:span><text:span text:style-name="T55">comparable</text:span><text:span text:style-name="T49"> with the Dutch validation </text:span><text:span text:style-name="T53">study</text:span><text:span text:style-name="T49"> </text:span><text:span text:style-name="T52">in regard to the </text:span><text:span text:style-name="T49">good internal consistenc</text:span><text:span text:style-name="T58">i</text:span><text:span text:style-name="T49">es and </text:span><text:span text:style-name="T52">the </text:span><text:span text:style-name="T63">reasonable </text:span><text:span text:style-name="T49">proportion of explained variances </text:span><text:span text:style-name="T50">(52.6%). </text:span><text:span text:style-name="T63">However,</text:span><text:span text:style-name="T64"> </text:span><text:span text:style-name="T63">this analysis</text:span><text:span text:style-name="T58"> </text:span><text:span text:style-name="T49">revealed poor fit </text:span><text:span text:style-name="T56">indexes</text:span><text:span text:style-name="T49"> </text:span><text:span text:style-name="T45">(TLI = .88; RMSEA = .13 - </text:span><text:span text:style-name="T43">CI</text:span><text:span text:style-name="T95">95%</text:span><text:span text:style-name="T43"> = .</text:span><text:span text:style-name="T45">123</text:span><text:span text:style-name="T43"> - .</text:span><text:span text:style-name="T45">143), </text:span><text:span text:style-name="T58">leading </text:span><text:span text:style-name="T49">us to compare </text:span><text:span text:style-name="T58">our </text:span><text:span text:style-name="T63">2 </text:span><text:span text:style-name="T64">factor </text:span><text:span text:style-name="T49">model </text:span><text:span text:style-name="T56">with</text:span><text:span text:style-name="T49"> </text:span><text:span text:style-name="T64">other</text:span><text:span text:style-name="T63">s</text:span><text:span text:style-name="T49"> proposed in </text:span><text:span text:style-name="T64">literature </text:span><text:span text:style-name="T63">using Confirmatory Factor Analysis</text:span><text:span text:style-name="T49"> </text:span><text:reference-mark-start text:name="ZOTERO_ITEM CSL_CITATION {&quot;citationID&quot;:&quot;uedtu4eql&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3qISJM3CFv"/><text:span text:style-name="T49">(Budd &amp; Rollnick, 1996; Forsberg et al., 2003)</text:span><text:reference-mark-end text:name="ZOTERO_ITEM CSL_CITATION {&quot;citationID&quot;:&quot;uedtu4eql&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3qISJM3CFv"/><text:span text:style-name="T49">.</text:span></text:p>
      <text:p text:style-name="P15"><text:span text:style-name="T29">All confirmatory models tested showed poor fit </text:span><text:span text:style-name="T30">indexes.</text:span><text:span text:style-name="T29"> </text:span><text:span text:style-name="T35">Our</text:span><text:span text:style-name="T29"> finding was different from </text:span><text:span text:style-name="T31">other </text:span><text:span text:style-name="T29">two confirmatory studies </text:span><text:reference-mark-start text:name="ZOTERO_ITEM CSL_CITATION {&quot;citationID&quot;:&quot;14bkjc9o3f&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kSVkOvq4pt"/><text:span text:style-name="T29">(Budd &amp; Rollnick, 1996; Forsberg et al., 2003)</text:span><text:reference-mark-end text:name="ZOTERO_ITEM CSL_CITATION {&quot;citationID&quot;:&quot;14bkjc9o3f&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kSVkOvq4pt"/><text:span text:style-name="T239">. Budd and Rollnick </text:span><text:reference-mark-start text:name="ZOTERO_ITEM CSL_CITATION {&quot;citationID&quot;:&quot;1fu7t46lir&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4V5NrczONS"/><text:span text:style-name="T239">(1996)</text:span><text:reference-mark-end text:name="ZOTERO_ITEM CSL_CITATION {&quot;citationID&quot;:&quot;1fu7t46lir&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4V5NrczONS"/><text:span text:style-name="T239"> found that the three factors solution, initially proposed by Rollnick </text:span><text:span text:style-name="T13">et al</text:span><text:span text:style-name="T239">. </text:span><text:reference-mark-start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1992),<text:reference-mark-end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 <text:span text:style-name="T237">had bad fit indexes, and suggested an one factor model as an alternative. However, the one factor model also had poor indexes (CFI = 720, RMSEA = .196) in our study, compared with Rollnick </text:span><text:span text:style-name="T11">et al</text:span><text:span text:style-name="T238">. </text:span><text:reference-mark-start text:name="ZOTERO_ITEM CSL_CITATION {&quot;citationID&quot;:&quot;27rlgi6do8&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BrYanbebP"/><text:span text:style-name="T238">(1996)</text:span><text:reference-mark-end text:name="ZOTERO_ITEM CSL_CITATION {&quot;citationID&quot;:&quot;27rlgi6do8&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BrYanbebP"/><text:span text:style-name="T238">. Following in the opposite direction, Forsgerg </text:span><text:span text:style-name="T12">et at.</text:span><text:span text:style-name="T238"> </text:span><text:reference-mark-start text:name="ZOTERO_ITEM CSL_CITATION {&quot;citationID&quot;:&quot;tjgak28ip&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Mh3awZGqJP"/><text:span text:style-name="T238">(2003)</text:span><text:reference-mark-end text:name="ZOTERO_ITEM CSL_CITATION {&quot;citationID&quot;:&quot;tjgak28ip&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Mh3awZGqJP"/><text:span text:style-name="T238"> found poor indexes (CFI = .83, RMSEA = .12) for the one factor model. On the other hand, Forsgerg </text:span><text:span text:style-name="T12">et at. </text:span><text:span text:style-name="T18">(2003)</text:span><text:span text:style-name="T238"> found that the three factors correlated solution showed the best fit (CFI = .96, RMSEA = .06), </text:span><text:span text:style-name="T248"><office:annotation office:name="__Fieldmark__3465_1097958503"><dc:creator>Unknown Author</dc:creator><dc:date>2015-05-28T12:12:31.294798866</dc:date><text:list text:continue-numbering="true" text:style-name=""><text:list-item><text:p text:style-name="P99"><text:span text:style-name="T264">Fernando, </text:span></text:p></text:list-item><text:list-item><text:p text:style-name="P99"><text:span text:style-name="T264">A saída do pacote diz: </text:span></text:p></text:list-item><text:list-item><text:p text:style-name="P99"><text:span text:style-name="T264">covariance matrix of latent variables is not positive definite.</text:span></text:p></text:list-item><text:list-item><text:p text:style-name="P99"><text:span text:style-name="T264"/></text:p></text:list-item><text:list-item><text:p text:style-name="P99"><text:span text:style-name="T264">Segundo o autor do pacote, isto se deve a correlação alta entre os itens do instrumento.</text:span></text:p></text:list-item></text:list></office:annotation></text:span><text:span text:style-name="T247">which was not confirmed in our study </text:span><text:span text:style-name="T248">because the items were highly correlated</text:span><office:annotation-end office:name="__Fieldmark__3465_1097958503"/><text:span text:style-name="T238">.</text:span></text:p>
      <text:p text:style-name="Text_20_body"><text:span text:style-name="T190">The inconsistencies among the studies might indicate </text:span><text:span text:style-name="T191">not only problems </text:span><text:span text:style-name="T190">with the </text:span><text:span text:style-name="T191">instrument itself, but </text:span><text:span text:style-name="T190">with the </text:span><text:span text:style-name="T192">stages of change </text:span><text:span text:style-name="T190">model </text:span><text:span text:style-name="T191">as well</text:span><text:span text:style-name="T190">. West </text:span><text:reference-mark-start text:name="ZOTERO_ITEM CSL_CITATION {&quot;citationID&quot;:&quot;LNUCdH9Q&quot;,&quot;properties&quot;:{&quot;formattedCitation&quot;:&quot;(2005)&quot;,&quot;plainCitation&quot;:&quot;(2005)&quot;},&quot;citationItems&quot;:[{&quot;id&quot;:569,&quot;uris&quot;:[&quot;http://zotero.org/users/615579/items/D2PRKGMZ&quot;],&quot;uri&quot;:[&quot;http://zotero.org/users/615579/items/D2PRKGMZ&quot;],&quot;itemData&quot;:{&quot;id&quot;:569,&quot;type&quot;:&quot;article-journal&quot;,&quot;title&quot;:&quot;Time for a change: putting the Transtheoretical (Stages of Change) Model to rest&quot;,&quot;container-title&quot;:&quot;Addiction&quot;,&quot;page&quot;:&quot;1036–1039&quot;,&quot;volume&quot;:&quot;100&quot;,&quot;issue&quot;:&quot;8&quot;,&quot;source&quot;:&quot;Wiley Online Library&quot;,&quot;DOI&quot;:&quot;10.1111/j.1360-0443.2005.01139.x&quot;,&quot;ISSN&quot;:&quot;1360-0443&quot;,&quot;note&quot;:&quot;bibtex: ADD:ADD1139&quot;,&quot;shortTitle&quot;:&quot;Time for a change&quot;,&quot;language&quot;:&quot;en&quot;,&quot;author&quot;:[{&quot;family&quot;:&quot;West&quot;,&quot;given&quot;:&quot;Robert&quot;}],&quot;issued&quot;:{&quot;date-parts&quot;:[[&quot;2005&quot;]]},&quot;accessed&quot;:{&quot;date-parts&quot;:[[&quot;2013&quot;,11,26]]}},&quot;suppress-author&quot;:true}],&quot;schema&quot;:&quot;https://github.com/citation-style-language/schema/raw/master/csl-citation.json&quot;} RNDUfCqvpw4uy"/><text:span text:style-name="T242">(2005)</text:span><text:reference-mark-end text:name="ZOTERO_ITEM CSL_CITATION {&quot;citationID&quot;:&quot;LNUCdH9Q&quot;,&quot;properties&quot;:{&quot;formattedCitation&quot;:&quot;(2005)&quot;,&quot;plainCitation&quot;:&quot;(2005)&quot;},&quot;citationItems&quot;:[{&quot;id&quot;:569,&quot;uris&quot;:[&quot;http://zotero.org/users/615579/items/D2PRKGMZ&quot;],&quot;uri&quot;:[&quot;http://zotero.org/users/615579/items/D2PRKGMZ&quot;],&quot;itemData&quot;:{&quot;id&quot;:569,&quot;type&quot;:&quot;article-journal&quot;,&quot;title&quot;:&quot;Time for a change: putting the Transtheoretical (Stages of Change) Model to rest&quot;,&quot;container-title&quot;:&quot;Addiction&quot;,&quot;page&quot;:&quot;1036–1039&quot;,&quot;volume&quot;:&quot;100&quot;,&quot;issue&quot;:&quot;8&quot;,&quot;source&quot;:&quot;Wiley Online Library&quot;,&quot;DOI&quot;:&quot;10.1111/j.1360-0443.2005.01139.x&quot;,&quot;ISSN&quot;:&quot;1360-0443&quot;,&quot;note&quot;:&quot;bibtex: ADD:ADD1139&quot;,&quot;shortTitle&quot;:&quot;Time for a change&quot;,&quot;language&quot;:&quot;en&quot;,&quot;author&quot;:[{&quot;family&quot;:&quot;West&quot;,&quot;given&quot;:&quot;Robert&quot;}],&quot;issued&quot;:{&quot;date-parts&quot;:[[&quot;2005&quot;]]},&quot;accessed&quot;:{&quot;date-parts&quot;:[[&quot;2013&quot;,11,26]]}},&quot;suppress-author&quot;:true}],&quot;schema&quot;:&quot;https://github.com/citation-style-language/schema/raw/master/csl-citation.json&quot;} RNDUfCqvpw4uy"/><text:span text:style-name="T242"> </text:span><office:annotation office:name="__Fieldmark__4148_169254227"><dc:creator>Laisa Sartes</dc:creator><dc:date>2015-05-08T18:51:00</dc:date><text:sender-initials>LS</text:sender-initials><text:list text:continue-numbering="true" text:style-name=""><text:list-item><text:p>Henrique acho que tem coisa mais nova falando sobre isso. Como é delicado, acho que vale a pena incluir mais de uma referência</text:p></text:list-item></text:list></office:annotation><text:span text:style-name="T242">pointed</text:span><office:annotation-end office:name="__Fieldmark__4148_169254227"/><text:span text:style-name="T242"><office:annotation><dc:creator>Unknown Author</dc:creator><dc:date>2015-05-26T18:25:57</dc:date><text:list text:continue-numbering="true" text:style-name=""><text:list-item><text:p text:style-name="P100"><text:span text:style-name="T267">Reply to Laisa Sartes (05/08/2015, 18:51): "..."</text:span></text:p></text:list-item><text:list-item><text:p><text:span text:style-name="T268">Laisa, o Leo inclui aqui e melhorou a redação do parágrafo.</text:span></text:p></text:list-item></text:list></office:annotation></text:span><text:span text:style-name="T242"> out several limitations of the </text:span><text:span text:style-name="T242"><office:annotation office:name="__Fieldmark__3528_1097958503"><dc:creator>Unknown Author</dc:creator><dc:date>2015-05-28T12:14:10.123958453</dc:date><text:list text:continue-numbering="true" text:style-name=""><text:list-item><text:p text:style-name="P99"><text:span text:style-name="T263">Eu acho que vale a pena porque podemos usar pelo menos como forma de 'medir' e usar como preditor nas análises do portal. Nada que uma PCA também não resolva.</text:span></text:p></text:list-item><text:list-item><text:p text:style-name="P99"><text:span text:style-name="T263"/></text:p></text:list-item></text:list></office:annotation></text:span><text:span text:style-name="T242">states of change model.</text:span><office:annotation-end office:name="__Fieldmark__3528_1097958503"/><text:span text:style-name="T242"> First of all, the boundaries among the stages can be considered arbitrary. Second, the models presumes that individuals make coherent and stables plans. Third, some stages contain different types of constructs. Fourth, the model emphasizes on conscious decision-make and planning proccesses, not considering well known aspects of human motivation such as reward and punishment. Besides the cristism regarding the </text:span><text:span text:style-name="T172">transtheoretical model of change, some replies to West </text:span><text:reference-mark-start text:name="ZOTERO_ITEM CSL_CITATION {&quot;citationID&quot;:&quot;12onlq1gp7&quot;,&quot;properties&quot;:{&quot;formattedCitation&quot;:&quot;(2005)&quot;,&quot;plainCitation&quot;:&quot;(2005)&quot;},&quot;citationItems&quot;:[{&quot;id&quot;:569,&quot;uris&quot;:[&quot;http://zotero.org/users/615579/items/D2PRKGMZ&quot;],&quot;uri&quot;:[&quot;http://zotero.org/users/615579/items/D2PRKGMZ&quot;],&quot;itemData&quot;:{&quot;id&quot;:569,&quot;type&quot;:&quot;article-journal&quot;,&quot;title&quot;:&quot;Time for a change: putting the Transtheoretical (Stages of Change) Model to rest&quot;,&quot;container-title&quot;:&quot;Addiction&quot;,&quot;page&quot;:&quot;1036–1039&quot;,&quot;volume&quot;:&quot;100&quot;,&quot;issue&quot;:&quot;8&quot;,&quot;source&quot;:&quot;Wiley Online Library&quot;,&quot;DOI&quot;:&quot;10.1111/j.1360-0443.2005.01139.x&quot;,&quot;ISSN&quot;:&quot;1360-0443&quot;,&quot;note&quot;:&quot;bibtex: ADD:ADD1139&quot;,&quot;shortTitle&quot;:&quot;Time for a change&quot;,&quot;language&quot;:&quot;en&quot;,&quot;author&quot;:[{&quot;family&quot;:&quot;West&quot;,&quot;given&quot;:&quot;Robert&quot;}],&quot;issued&quot;:{&quot;date-parts&quot;:[[&quot;2005&quot;]]},&quot;accessed&quot;:{&quot;date-parts&quot;:[[&quot;2013&quot;,11,26]]}},&quot;suppress-author&quot;:true}],&quot;schema&quot;:&quot;https://github.com/citation-style-language/schema/raw/master/csl-citation.json&quot;} RNDrSd1urwqtI"/><text:span text:style-name="T172">(2005)</text:span><text:reference-mark-end text:name="ZOTERO_ITEM CSL_CITATION {&quot;citationID&quot;:&quot;12onlq1gp7&quot;,&quot;properties&quot;:{&quot;formattedCitation&quot;:&quot;(2005)&quot;,&quot;plainCitation&quot;:&quot;(2005)&quot;},&quot;citationItems&quot;:[{&quot;id&quot;:569,&quot;uris&quot;:[&quot;http://zotero.org/users/615579/items/D2PRKGMZ&quot;],&quot;uri&quot;:[&quot;http://zotero.org/users/615579/items/D2PRKGMZ&quot;],&quot;itemData&quot;:{&quot;id&quot;:569,&quot;type&quot;:&quot;article-journal&quot;,&quot;title&quot;:&quot;Time for a change: putting the Transtheoretical (Stages of Change) Model to rest&quot;,&quot;container-title&quot;:&quot;Addiction&quot;,&quot;page&quot;:&quot;1036–1039&quot;,&quot;volume&quot;:&quot;100&quot;,&quot;issue&quot;:&quot;8&quot;,&quot;source&quot;:&quot;Wiley Online Library&quot;,&quot;DOI&quot;:&quot;10.1111/j.1360-0443.2005.01139.x&quot;,&quot;ISSN&quot;:&quot;1360-0443&quot;,&quot;note&quot;:&quot;bibtex: ADD:ADD1139&quot;,&quot;shortTitle&quot;:&quot;Time for a change&quot;,&quot;language&quot;:&quot;en&quot;,&quot;author&quot;:[{&quot;family&quot;:&quot;West&quot;,&quot;given&quot;:&quot;Robert&quot;}],&quot;issued&quot;:{&quot;date-parts&quot;:[[&quot;2005&quot;]]},&quot;accessed&quot;:{&quot;date-parts&quot;:[[&quot;2013&quot;,11,26]]}},&quot;suppress-author&quot;:true}],&quot;schema&quot;:&quot;https://github.com/citation-style-language/schema/raw/master/csl-citation.json&quot;} RNDrSd1urwqtI"/><text:span text:style-name="T172"> stress the point that limitations in measuring stages of change indicates the need of more research and development of alternative ways to operationalize and evaluate this construct as some evidence-based intervention uses this concept with some level success </text:span><text:reference-mark-start text:name="ZOTERO_ITEM CSL_CITATION {&quot;citationID&quot;:&quot;1psltmegl9&quot;,&quot;properties&quot;:{&quot;formattedCitation&quot;:&quot;(J. Prochaska, 2006)&quot;,&quot;plainCitation&quot;:&quot;(J. Prochaska, 2006)&quot;},&quot;citationItems&quot;:[{&quot;id&quot;:524,&quot;uris&quot;:[&quot;http://zotero.org/users/615579/items/8EAV9ZEP&quot;],&quot;uri&quot;:[&quot;http://zotero.org/users/615579/items/8EAV9ZEP&quot;],&quot;itemData&quot;:{&quot;id&quot;:524,&quot;type&quot;:&quot;article-journal&quot;,&quot;title&quot;:&quot;Moving Beyond the Transtheoretical Model&quot;,&quot;container-title&quot;:&quot;Addiction&quot;,&quot;page&quot;:&quot;768-774&quot;,&quot;volume&quot;:&quot;101&quot;,&quot;issue&quot;:&quot;6&quot;,&quot;source&quot;:&quot;CrossRef&quot;,&quot;DOI&quot;:&quot;10.1111/j.1360-0443.2006.01404.x&quot;,&quot;ISSN&quot;:&quot;09652140, 13600443&quot;,&quot;language&quot;:&quot;en&quot;,&quot;author&quot;:[{&quot;family&quot;:&quot;Prochaska&quot;,&quot;given&quot;:&quot;James&quot;}],&quot;issued&quot;:{&quot;date-parts&quot;:[[&quot;2006&quot;,6]]},&quot;accessed&quot;:{&quot;date-parts&quot;:[[&quot;2014&quot;,9,23]]}}}],&quot;schema&quot;:&quot;https://github.com/citation-style-language/schema/raw/master/csl-citation.json&quot;} RNDFFf8Wp7t2X"/><text:span text:style-name="T172">(J. Prochaska, 2006)</text:span><text:reference-mark-end text:name="ZOTERO_ITEM CSL_CITATION {&quot;citationID&quot;:&quot;1psltmegl9&quot;,&quot;properties&quot;:{&quot;formattedCitation&quot;:&quot;(J. Prochaska, 2006)&quot;,&quot;plainCitation&quot;:&quot;(J. Prochaska, 2006)&quot;},&quot;citationItems&quot;:[{&quot;id&quot;:524,&quot;uris&quot;:[&quot;http://zotero.org/users/615579/items/8EAV9ZEP&quot;],&quot;uri&quot;:[&quot;http://zotero.org/users/615579/items/8EAV9ZEP&quot;],&quot;itemData&quot;:{&quot;id&quot;:524,&quot;type&quot;:&quot;article-journal&quot;,&quot;title&quot;:&quot;Moving Beyond the Transtheoretical Model&quot;,&quot;container-title&quot;:&quot;Addiction&quot;,&quot;page&quot;:&quot;768-774&quot;,&quot;volume&quot;:&quot;101&quot;,&quot;issue&quot;:&quot;6&quot;,&quot;source&quot;:&quot;CrossRef&quot;,&quot;DOI&quot;:&quot;10.1111/j.1360-0443.2006.01404.x&quot;,&quot;ISSN&quot;:&quot;09652140, 13600443&quot;,&quot;language&quot;:&quot;en&quot;,&quot;author&quot;:[{&quot;family&quot;:&quot;Prochaska&quot;,&quot;given&quot;:&quot;James&quot;}],&quot;issued&quot;:{&quot;date-parts&quot;:[[&quot;2006&quot;,6]]},&quot;accessed&quot;:{&quot;date-parts&quot;:[[&quot;2014&quot;,9,23]]}}}],&quot;schema&quot;:&quot;https://github.com/citation-style-language/schema/raw/master/csl-citation.json&quot;} RNDFFf8Wp7t2X"/><text:span text:style-name="T172">. </text:span></text:p>
      <text:p text:style-name="P22"><text:span text:style-name="T219">As far as we know, this is the first validation study of a web-based version of the Readiness </text:span><text:soft-page-break/><text:span text:style-name="T219">to Change Questionnaire. </text:span><office:annotation office:name="__Fieldmark__4309_169254227"><dc:creator>Laisa Sartes</dc:creator><dc:date>2015-05-08T18:56:00</dc:date><text:sender-initials>LS</text:sender-initials><text:list text:continue-numbering="true" text:style-name=""><text:list-item><text:p>Acho que vale acrescentar a frase: É possível ainda que as inconsistências sejam devido a amostra da internet. </text:p></text:list-item></text:list></office:annotation><text:span text:style-name="T219">Considering</text:span><office:annotation-end office:name="__Fieldmark__4309_169254227"/><text:span text:style-name="T219"> the poor fit of the models previously validated in paper-based administrations or in</text:span><text:bookmark text:name="_GoBack"/><text:span text:style-name="T219">terviews to our sample, we proposed the 1-factor improved version performed by a confirmatory factorial analysis with polychoric correlation matrices to offer, at least, a proper way to score some of the RCQ items a factor structure </text:span><text:reference-mark-start text:name="ZOTERO_ITEM CSL_CITATION {&quot;citationID&quot;:&quot;jipt9qhkj&quot;,&quot;properties&quot;:{&quot;formattedCitation&quot;:&quot;{\\rtf (Holgado\\uc0\\u8211{}Tello et al., 2010)}&quot;,&quot;plainCitation&quot;:&quot;(Holgado–Tello et al.,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lHuemvxEyB"/><text:span text:style-name="T233">(Holgado–Tello et al., 2010)</text:span><text:reference-mark-end text:name="ZOTERO_ITEM CSL_CITATION {&quot;citationID&quot;:&quot;jipt9qhkj&quot;,&quot;properties&quot;:{&quot;formattedCitation&quot;:&quot;{\\rtf (Holgado\\uc0\\u8211{}Tello et al., 2010)}&quot;,&quot;plainCitation&quot;:&quot;(Holgado–Tello et al.,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lHuemvxEyB"/><text:span text:style-name="T219">.</text:span></text:p>
      <text:p text:style-name="P26">Our version can be used as a motivation measure in a web-based screening or intervention. Therefore, our recommendation of use is limited to this kind of media, considering our sample characteristics and procedures. Even though, there are limitations regarding use of our RCQ version, we proposed an alternative way to score questionnaires for researchers and developers of web-based interventions. Further studies comparing self-administrated and interviews versions of RCQ are necessary to elucidate if there are consistent differences among these versions. </text:p>
      <text:p text:style-name="P18"><text:span text:style-name="T146">However,</text:span><text:span text:style-name="T213"> had some limitations</text:span><text:span text:style-name="T146">. </text:span><text:span text:style-name="T193">T</text:span><text:span text:style-name="T194">his</text:span><text:span text:style-name="T146"> is the first study conducted with users from </text:span><text:span text:style-name="T166">Internet</text:span><text:span text:style-name="T146"> interventions and they may not represent the clinical samples or the general population, </text:span><text:span text:style-name="T166">included</text:span><text:span text:style-name="T146"> in the others validations studies </text:span><text:reference-mark-start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SzBvE3cbcR"/><text:span text:style-name="T234">(Defuentes-Merillas et al., 2002; Forsberg et al., 2004; Hannöver et al., 2002; Rodríguez-Martos et al., 2000; Rollnick et al., 1992)</text:span><text:reference-mark-end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SzBvE3cbcR"/><text:span text:style-name="T146">. We found that 72.1% of the sample had at least a college degree, proportion really far from that found in general population or clinics in Brazil. Second, we included in the analyses low-risk users who were not included in the other </text:span><text:span text:style-name="T166">validation </text:span><text:span text:style-name="T146">studies. We included this type of users because they </text:span><text:span text:style-name="T166">are one of the targets of the </text:span><text:span text:style-name="T107">“</text:span><text:span text:style-name="T108">Beber Menos”</text:span><text:span text:style-name="T101"> </text:span><text:span text:style-name="T126">intervention</text:span><text:span text:style-name="T146">. </text:span><text:span text:style-name="T147">Third, the data is limited to Brazil, which has a different culture compared with countries where studies of validation were conducted.</text:span></text:p>
      <text:p text:style-name="P26">In conclusion, we found that the RCQ-12 is not useful to classify users into motivation stages, even though some of its items can be used as a motivation measure in future studies. All previous models suggested by literature, except for the 1-factor improved model that we created, showed really poor fit indexes. This indicates that the RCQ-12 is not useful to classify users into motivation stages for a internet sample. For clinical settings in Brazil, we do not recommend at this moment, the use of RCQ, since the instrument has <office:annotation office:name="__Fieldmark__4455_169254227"><dc:creator>Laisa Sartes</dc:creator><dc:date>2015-05-08T19:10:00</dc:date><text:sender-initials>LS</text:sender-initials><text:list text:continue-numbering="true" text:style-name=""><text:list-item><text:p>Henrique, acho importante diferenciar isto. São amostras totalmente diferentes. A maioria dos instrumentos que vejo validam para amostras por internet separadamente...</text:p></text:list-item></text:list></office:annotation>not<office:annotation-end office:name="__Fieldmark__4455_169254227"/><office:annotation><dc:creator>Unknown Author</dc:creator><dc:date>2015-05-26T18:32:50</dc:date><text:list text:continue-numbering="true" text:style-name=""><text:list-item><text:p text:style-name="P100"><text:span text:style-name="T265">Reply to Laisa Sartes (05/08/2015, 19:10): "..."</text:span></text:p></text:list-item><text:list-item><text:p><text:span text:style-name="T266">Laisa, acredito que a revisão do Leo consertou o problema.</text:span></text:p></text:list-item></text:list></office:annotation> been evaluated yet for this population. Future studies should use the 4-item model for web-based alcohol interventions, and further studies are necessary to evaluate its performance in clinical samples. Theoretical aspects regarding differences among validation studies need to be addressed either considering possible advance in transtheoretical model of change or even new theories about changing behavior. </text:p>
      <text:p text:style-name="P28"><text:span text:style-name="T223">Table</text:span> <text:span text:style-name="T223">1</text:span> – <text:span text:style-name="T223">Sample demographic characteristics described</text:span></text:p>
      <table:table table:name="Tabela3" table:style-name="Tabela3">
        <table:table-column table:style-name="Tabela3.A"/>
        <table:table-column table:style-name="Tabela3.B" table:number-columns-repeated="3"/>
        <table:table-row>
          <table:table-cell table:style-name="Tabela3.A1" office:value-type="string">
            <text:p text:style-name="P41">Items</text:p>
          </table:table-cell>
          <table:table-cell table:style-name="Tabela3.A1" office:value-type="string">
            <text:p text:style-name="P45"><text:span text:style-name="T256">Full Sample </text:span><text:s/></text:p>
            <text:p text:style-name="P96">(N = 641)</text:p>
          </table:table-cell>
          <table:table-cell table:style-name="Tabela3.A1" office:value-type="string">
            <text:p text:style-name="P49">EFA</text:p>
            <text:p text:style-name="P49">sample</text:p>
            <text:p text:style-name="P44"><text:span text:style-name="T256"><text:s/></text:span><text:s/><text:span text:style-name="T256">(N = 320)</text:span></text:p>
          </table:table-cell>
          <table:table-cell table:style-name="Tabela3.A1" office:value-type="string">
            <text:p text:style-name="P49">CFA sample</text:p>
            <text:p text:style-name="P49"><text:s/>(N = 321)</text:p>
          </table:table-cell>
        </table:table-row>
        <table:table-row>
          <table:table-cell table:style-name="Tabela3.A2" office:value-type="string">
            <text:p text:style-name="P50">Age (mean, sd)</text:p>
          </table:table-cell>
          <table:table-cell table:style-name="Tabela3.A2" office:value-type="string">
            <text:p text:style-name="P49">39.8 (10.0)</text:p>
          </table:table-cell>
          <table:table-cell table:style-name="Tabela3.A2" office:value-type="string">
            <text:p text:style-name="P49">39.<text:span text:style-name="T259">2</text:span> (10.<text:span text:style-name="T259">1</text:span>)</text:p>
          </table:table-cell>
          <table:table-cell table:style-name="Tabela3.A2" office:value-type="string">
            <text:p text:style-name="P51">40.4 (10.5)</text:p>
          </table:table-cell>
        </table:table-row>
        <table:table-row>
          <table:table-cell table:style-name="Tabela3.A2" office:value-type="string">
            <text:p text:style-name="P50">Sex = Female <text:span text:style-name="T258">(%)</text:span></text:p>
          </table:table-cell>
          <table:table-cell table:style-name="Tabela3.A2" office:value-type="string">
            <text:p text:style-name="P51">48.4 </text:p>
          </table:table-cell>
          <table:table-cell table:style-name="Tabela3.A2" office:value-type="string">
            <text:p text:style-name="P51">46.2</text:p>
          </table:table-cell>
          <table:table-cell table:style-name="Tabela3.A2" office:value-type="string">
            <text:p text:style-name="P51">50.5</text:p>
          </table:table-cell>
        </table:table-row>
        <table:table-row>
          <table:table-cell table:style-name="Tabela3.A2" office:value-type="string">
            <text:p text:style-name="P41">Education <text:span text:style-name="T258">(%)</text:span></text:p>
          </table:table-cell>
          <table:table-cell table:style-name="Tabela3.A2" office:value-type="string">
            <text:p text:style-name="P43"/>
          </table:table-cell>
          <table:table-cell table:style-name="Tabela3.A2" office:value-type="string">
            <text:p text:style-name="P43"/>
          </table:table-cell>
          <table:table-cell table:style-name="Tabela3.A2" office:value-type="string">
            <text:p text:style-name="P43"/>
          </table:table-cell>
        </table:table-row>
        <table:table-row>
          <table:table-cell table:style-name="Tabela3.A2" office:value-type="string">
            <text:p text:style-name="P42"><text:s text:c="3"/><text:span text:style-name="T223">College</text:span></text:p>
          </table:table-cell>
          <table:table-cell table:style-name="Tabela3.A2" office:value-type="string">
            <text:p text:style-name="P46">7<text:span text:style-name="T249">3</text:span>.1</text:p>
          </table:table-cell>
          <table:table-cell table:style-name="Tabela3.A2" office:value-type="string">
            <text:p text:style-name="P51">72.2</text:p>
          </table:table-cell>
          <table:table-cell table:style-name="Tabela3.A2" office:value-type="string">
            <text:p text:style-name="P51">74.0</text:p>
          </table:table-cell>
        </table:table-row>
        <table:table-row>
          <table:table-cell table:style-name="Tabela3.A2" office:value-type="string">
            <text:p text:style-name="P42"><text:s text:c="3"/><text:span text:style-name="T223">High school</text:span></text:p>
          </table:table-cell>
          <table:table-cell table:style-name="Tabela3.A2" office:value-type="string">
            <text:p text:style-name="P46">2<text:span text:style-name="T249">4</text:span>.3</text:p>
          </table:table-cell>
          <table:table-cell table:style-name="Tabela3.A2" office:value-type="string">
            <text:p text:style-name="P51">24.9</text:p>
          </table:table-cell>
          <table:table-cell table:style-name="Tabela3.A2" office:value-type="string">
            <text:p text:style-name="P51">23.7</text:p>
          </table:table-cell>
        </table:table-row>
        <table:table-row>
          <table:table-cell table:style-name="Tabela3.A2" office:value-type="string">
            <text:p text:style-name="P42"><text:s text:c="3"/><text:span text:style-name="T223">Elementary</text:span></text:p>
          </table:table-cell>
          <table:table-cell table:style-name="Tabela3.A2" office:value-type="string">
            <text:p text:style-name="P46">2.<text:span text:style-name="T250">5</text:span></text:p>
          </table:table-cell>
          <table:table-cell table:style-name="Tabela3.A2" office:value-type="string">
            <text:p text:style-name="P51">2.9</text:p>
          </table:table-cell>
          <table:table-cell table:style-name="Tabela3.A2" office:value-type="string">
            <text:p text:style-name="P51">2.2</text:p>
          </table:table-cell>
        </table:table-row>
        <table:table-row>
          <table:table-cell table:style-name="Tabela3.A2" office:value-type="string">
            <text:p text:style-name="P98">Employment</text:p>
          </table:table-cell>
          <table:table-cell table:style-name="Tabela3.A2" office:value-type="string">
            <text:p text:style-name="P47"/>
          </table:table-cell>
          <table:table-cell table:style-name="Tabela3.A2" office:value-type="string">
            <text:p text:style-name="P46"/>
          </table:table-cell>
          <table:table-cell table:style-name="Tabela3.A2" office:value-type="string">
            <text:p text:style-name="P46"/>
          </table:table-cell>
        </table:table-row>
        <table:table-row>
          <table:table-cell table:style-name="Tabela3.A2" office:value-type="string">
            <text:p text:style-name="P48"><text:s text:c="3"/><text:span text:style-name="T223">Yes</text:span></text:p>
          </table:table-cell>
          <table:table-cell table:style-name="Tabela3.A2" office:value-type="string">
            <text:p text:style-name="P47">84.<text:span text:style-name="T250">6</text:span></text:p>
          </table:table-cell>
          <table:table-cell table:style-name="Tabela3.A2" office:value-type="string">
            <text:p text:style-name="P51">83.1</text:p>
          </table:table-cell>
          <table:table-cell table:style-name="Tabela3.A2" office:value-type="string">
            <text:p text:style-name="P51">86.1</text:p>
          </table:table-cell>
        </table:table-row>
        <table:table-row>
          <table:table-cell table:style-name="Tabela3.A2" office:value-type="string">
            <text:p text:style-name="P48"><text:s text:c="3"/><text:span text:style-name="T223">No</text:span></text:p>
          </table:table-cell>
          <table:table-cell table:style-name="Tabela3.A2" office:value-type="string">
            <text:p text:style-name="P46">15.<text:span text:style-name="T250">4</text:span></text:p>
          </table:table-cell>
          <table:table-cell table:style-name="Tabela3.A2" office:value-type="string">
            <text:p text:style-name="P51">16.9</text:p>
          </table:table-cell>
          <table:table-cell table:style-name="Tabela3.A2" office:value-type="string">
            <text:p text:style-name="P51">13.9</text:p>
          </table:table-cell>
        </table:table-row>
        <table:table-row>
          <table:table-cell table:style-name="Tabela3.A2" office:value-type="string">
            <text:p text:style-name="P41">Brazil's region <text:span text:style-name="T258">(%)</text:span></text:p>
          </table:table-cell>
          <table:table-cell table:style-name="Tabela3.A2" office:value-type="string">
            <text:p text:style-name="P46"/>
          </table:table-cell>
          <table:table-cell table:style-name="Tabela3.A2" office:value-type="string">
            <text:p text:style-name="P46"/>
          </table:table-cell>
          <table:table-cell table:style-name="Tabela3.A2" office:value-type="string">
            <text:p text:style-name="P46"/>
          </table:table-cell>
        </table:table-row>
        <table:table-row>
          <table:table-cell table:style-name="Tabela3.A2" office:value-type="string">
            <text:p text:style-name="P48"><text:s text:c="3"/><text:span text:style-name="T223">Southeast</text:span></text:p>
          </table:table-cell>
          <table:table-cell table:style-name="Tabela3.A2" office:value-type="string">
            <text:p text:style-name="P46">49.<text:span text:style-name="T250">3</text:span></text:p>
          </table:table-cell>
          <table:table-cell table:style-name="Tabela3.A2" office:value-type="string">
            <text:p text:style-name="P52">46.4</text:p>
          </table:table-cell>
          <table:table-cell table:style-name="Tabela3.A2" office:value-type="string">
            <text:p text:style-name="P52">52.1</text:p>
          </table:table-cell>
        </table:table-row>
        <table:table-row>
          <table:table-cell table:style-name="Tabela3.A2" office:value-type="string">
            <text:p text:style-name="P48"><text:s text:c="3"/><text:span text:style-name="T223">Northeast</text:span></text:p>
          </table:table-cell>
          <table:table-cell table:style-name="Tabela3.A2" office:value-type="string">
            <text:p text:style-name="P46">2<text:span text:style-name="T250">1</text:span>.<text:span text:style-name="T250">9</text:span></text:p>
          </table:table-cell>
          <table:table-cell table:style-name="Tabela3.A2" office:value-type="string">
            <text:p text:style-name="P52">22.9</text:p>
          </table:table-cell>
          <table:table-cell table:style-name="Tabela3.A2" office:value-type="string">
            <text:p text:style-name="P52">20.8</text:p>
          </table:table-cell>
        </table:table-row>
        <table:table-row>
          <table:table-cell table:style-name="Tabela3.A2" office:value-type="string">
            <text:p text:style-name="P48"><text:s text:c="3"/><text:span text:style-name="T223">South</text:span></text:p>
          </table:table-cell>
          <table:table-cell table:style-name="Tabela3.A2" office:value-type="string">
            <text:p text:style-name="P46"><text:span text:style-name="T250">16</text:span>.<text:span text:style-name="T250">2</text:span></text:p>
          </table:table-cell>
          <table:table-cell table:style-name="Tabela3.A2" office:value-type="string">
            <text:p text:style-name="P52">15.4</text:p>
          </table:table-cell>
          <table:table-cell table:style-name="Tabela3.A2" office:value-type="string">
            <text:p text:style-name="P52">16.9</text:p>
          </table:table-cell>
        </table:table-row>
        <table:table-row>
          <table:table-cell table:style-name="Tabela3.A2" office:value-type="string">
            <text:p text:style-name="P48"><text:s text:c="3"/><text:span text:style-name="T223">Middle-west</text:span></text:p>
          </table:table-cell>
          <table:table-cell table:style-name="Tabela3.A2" office:value-type="string">
            <text:p text:style-name="P46">11.<text:span text:style-name="T250">7</text:span></text:p>
          </table:table-cell>
          <table:table-cell table:style-name="Tabela3.A2" office:value-type="string">
            <text:p text:style-name="P52">14.4</text:p>
          </table:table-cell>
          <table:table-cell table:style-name="Tabela3.A2" office:value-type="string">
            <text:p text:style-name="P52">9.1</text:p>
          </table:table-cell>
        </table:table-row>
        <table:table-row>
          <table:table-cell table:style-name="Tabela3.A2" office:value-type="string">
            <text:p text:style-name="P48"><text:s text:c="3"/><text:span text:style-name="T223">North</text:span></text:p>
          </table:table-cell>
          <table:table-cell table:style-name="Tabela3.A2" office:value-type="string">
            <text:p text:style-name="P46">0.<text:span text:style-name="T250">1</text:span></text:p>
          </table:table-cell>
          <table:table-cell table:style-name="Tabela3.A2" office:value-type="string">
            <text:p text:style-name="P52">0.1</text:p>
          </table:table-cell>
          <table:table-cell table:style-name="Tabela3.A2" office:value-type="string">
            <text:p text:style-name="P52">0.1</text:p>
          </table:table-cell>
        </table:table-row>
        <table:table-row>
          <table:table-cell table:style-name="Tabela3.A2" office:value-type="string">
            <text:p text:style-name="P39">AUDIT <text:span text:style-name="T223">Classification (%)</text:span></text:p>
          </table:table-cell>
          <table:table-cell table:style-name="Tabela3.A2" office:value-type="string">
            <text:p text:style-name="P46"/>
          </table:table-cell>
          <table:table-cell table:style-name="Tabela3.A2" office:value-type="string">
            <text:p text:style-name="P46"/>
          </table:table-cell>
          <table:table-cell table:style-name="Tabela3.A2" office:value-type="string">
            <text:p text:style-name="P46"/>
          </table:table-cell>
        </table:table-row>
        <table:table-row>
          <table:table-cell table:style-name="Tabela3.A2" office:value-type="string">
            <text:p text:style-name="P37"><text:s text:c="3"/><text:span text:style-name="T223">Low risk</text:span></text:p>
          </table:table-cell>
          <table:table-cell table:style-name="Tabela3.A2" office:value-type="string">
            <text:p text:style-name="P40">34.2</text:p>
          </table:table-cell>
          <table:table-cell table:style-name="Tabela3.A2" office:value-type="string">
            <text:p text:style-name="P52">33.5</text:p>
          </table:table-cell>
          <table:table-cell table:style-name="Tabela3.A2" office:value-type="string">
            <text:p text:style-name="P52">37.1</text:p>
          </table:table-cell>
        </table:table-row>
        <table:table-row>
          <table:table-cell table:style-name="Tabela3.A2" office:value-type="string">
            <text:p text:style-name="P37"><text:s text:c="3"/><text:span text:style-name="T252">Suggestive dependence</text:span></text:p>
          </table:table-cell>
          <table:table-cell table:style-name="Tabela3.A2" office:value-type="string">
            <text:p text:style-name="P40">31.3</text:p>
          </table:table-cell>
          <table:table-cell table:style-name="Tabela3.A2" office:value-type="string">
            <text:p text:style-name="P52">33.5</text:p>
          </table:table-cell>
          <table:table-cell table:style-name="Tabela3.A2" office:value-type="string">
            <text:p text:style-name="P52">29.0</text:p>
          </table:table-cell>
        </table:table-row>
        <table:table-row>
          <table:table-cell table:style-name="Tabela3.A2" office:value-type="string">
            <text:p text:style-name="P39"><text:s text:c="3"/><text:span text:style-name="T223">At risk</text:span></text:p>
          </table:table-cell>
          <table:table-cell table:style-name="Tabela3.A2" office:value-type="string">
            <text:p text:style-name="P40">23.4</text:p>
          </table:table-cell>
          <table:table-cell table:style-name="Tabela3.A2" office:value-type="string">
            <text:p text:style-name="P52">23.6</text:p>
          </table:table-cell>
          <table:table-cell table:style-name="Tabela3.A2" office:value-type="string">
            <text:p text:style-name="P52">23.1</text:p>
          </table:table-cell>
        </table:table-row>
        <table:table-row>
          <table:table-cell table:style-name="Tabela3.A21" office:value-type="string">
            <text:p text:style-name="P39"><text:s text:c="3"/><text:span text:style-name="T223">High risk</text:span></text:p>
          </table:table-cell>
          <table:table-cell table:style-name="Tabela3.A21" office:value-type="string">
            <text:p text:style-name="P38"><text:span text:style-name="T226">11</text:span>.1</text:p>
          </table:table-cell>
          <table:table-cell table:style-name="Tabela3.A21" office:value-type="string">
            <text:p text:style-name="P52">11.5</text:p>
          </table:table-cell>
          <table:table-cell table:style-name="Tabela3.A21" office:value-type="string">
            <text:p text:style-name="P52">10.7</text:p>
          </table:table-cell>
        </table:table-row>
      </table:table>
      <text:p text:style-name="P1"/>
      <text:p text:style-name="P30"><text:span text:style-name="T24">Table</text:span><text:span text:style-name="T21"> 2 – </text:span><text:span text:style-name="T23">Factor loadings</text:span><text:span text:style-name="T25"> </text:span><text:span text:style-name="T23">with </text:span><text:span text:style-name="T28">an</text:span><text:span text:style-name="T23"> “Oblimin” rotation </text:span><text:span text:style-name="T32">for the model with 2 factors (n = </text:span><text:span text:style-name="T34">320</text:span><text:span text:style-name="T33">)</text:span><text:span text:style-name="T22">.</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56"/>
          </table:table-cell>
          <table:table-cell table:style-name="Tabela2.A1" table:number-columns-spanned="2" office:value-type="string">
            <text:p text:style-name="P58">Factor*</text:p>
          </table:table-cell>
          <table:covered-table-cell/>
          <table:table-cell table:style-name="Tabela2.A1" office:value-type="string">
            <text:p text:style-name="P60"/>
          </table:table-cell>
        </table:table-row>
        <table:table-row>
          <table:table-cell table:style-name="Tabela2.A2" office:value-type="string">
            <text:p text:style-name="P55">Ite<text:span text:style-name="T227">m</text:span>s**</text:p>
          </table:table-cell>
          <table:table-cell table:style-name="Tabela2.A2" office:value-type="string">
            <text:p text:style-name="P61">PC (+) e C(-)</text:p>
          </table:table-cell>
          <table:table-cell table:style-name="Tabela2.A2" office:value-type="string">
            <text:p text:style-name="P57">Action</text:p>
          </table:table-cell>
          <table:table-cell table:style-name="Tabela2.A2" office:value-type="string">
            <text:p text:style-name="P60">h2</text:p>
          </table:table-cell>
        </table:table-row>
        <table:table-row>
          <table:table-cell table:style-name="Tabela2.A3" office:value-type="string">
            <text:p text:style-name="P54">1. <text:span text:style-name="T26">I don't think I drink too much.</text:span></text:p>
          </table:table-cell>
          <table:table-cell table:style-name="Tabela2.A3" office:value-type="string">
            <text:p text:style-name="P70">-.<text:span text:style-name="T260">92</text:span></text:p>
          </table:table-cell>
          <table:table-cell table:style-name="Tabela2.A3" office:value-type="string">
            <text:p text:style-name="P70"/>
          </table:table-cell>
          <table:table-cell table:style-name="Tabela2.A3" office:value-type="string">
            <text:p text:style-name="P71">.<text:span text:style-name="T261">81</text:span></text:p>
          </table:table-cell>
        </table:table-row>
        <table:table-row>
          <table:table-cell table:style-name="Tabela2.A3" office:value-type="string">
            <text:p text:style-name="P59">2. <text:span text:style-name="T26">I am trying to drink less than I used to.</text:span></text:p>
          </table:table-cell>
          <table:table-cell table:style-name="Tabela2.A3" office:value-type="string">
            <text:p text:style-name="P71">.<text:span text:style-name="T260">43</text:span></text:p>
          </table:table-cell>
          <table:table-cell table:style-name="Tabela2.A3" office:value-type="string">
            <text:p text:style-name="P71">.<text:span text:style-name="T260">57</text:span></text:p>
          </table:table-cell>
          <table:table-cell table:style-name="Tabela2.A3" office:value-type="string">
            <text:p text:style-name="P71">.<text:span text:style-name="T261">57</text:span></text:p>
          </table:table-cell>
        </table:table-row>
        <table:table-row>
          <table:table-cell table:style-name="Tabela2.A3" office:value-type="string">
            <text:p text:style-name="P53">3. <text:span text:style-name="T26">I enjoy my drinking, but sometimes I drink too much.</text:span></text:p>
          </table:table-cell>
          <table:table-cell table:style-name="Tabela2.A3" office:value-type="string">
            <text:p text:style-name="P70">.<text:span text:style-name="T260">85</text:span></text:p>
          </table:table-cell>
          <table:table-cell table:style-name="Tabela2.A3" office:value-type="string">
            <text:p text:style-name="P72"/>
          </table:table-cell>
          <table:table-cell table:style-name="Tabela2.A3" office:value-type="string">
            <text:p text:style-name="P71">.<text:span text:style-name="T261">70</text:span></text:p>
          </table:table-cell>
        </table:table-row>
        <table:table-row>
          <table:table-cell table:style-name="Tabela2.A3" office:value-type="string">
            <text:p text:style-name="P31"><text:span text:style-name="T228">4. </text:span><text:span text:style-name="T21">Sometimes I think I should cut down on my drinking.</text:span></text:p>
          </table:table-cell>
          <table:table-cell table:style-name="Tabela2.A3" office:value-type="string">
            <text:p text:style-name="P70">.<text:span text:style-name="T260">86</text:span></text:p>
          </table:table-cell>
          <table:table-cell table:style-name="Tabela2.A3" office:value-type="string">
            <text:p text:style-name="P70"/>
          </table:table-cell>
          <table:table-cell table:style-name="Tabela2.A3" office:value-type="string">
            <text:p text:style-name="P71">.<text:span text:style-name="T261">82</text:span></text:p>
          </table:table-cell>
        </table:table-row>
        <table:table-row>
          <table:table-cell table:style-name="Tabela2.A3" office:value-type="string">
            <text:p text:style-name="P62">5. <text:span text:style-name="T26">It is a waste of time thinking about drinking.</text:span></text:p>
          </table:table-cell>
          <table:table-cell table:style-name="Tabela2.A3" office:value-type="string">
            <text:p text:style-name="P70">-.<text:span text:style-name="T260">44</text:span></text:p>
          </table:table-cell>
          <table:table-cell table:style-name="Tabela2.A3" office:value-type="string">
            <text:p text:style-name="P70"/>
          </table:table-cell>
          <table:table-cell table:style-name="Tabela2.A3" office:value-type="string">
            <text:p text:style-name="P71">.<text:span text:style-name="T261">19</text:span></text:p>
          </table:table-cell>
        </table:table-row>
        <table:table-row>
          <table:table-cell table:style-name="Tabela2.A3" office:value-type="string">
            <text:p text:style-name="P53">6. <text:span text:style-name="T26">I have just recently changed my drinking habits.</text:span></text:p>
          </table:table-cell>
          <table:table-cell table:style-name="Tabela2.A3" office:value-type="string">
            <text:p text:style-name="P73"/>
          </table:table-cell>
          <table:table-cell table:style-name="Tabela2.A3" office:value-type="string">
            <text:p text:style-name="P70">.<text:span text:style-name="T260">86</text:span></text:p>
          </table:table-cell>
          <table:table-cell table:style-name="Tabela2.A3" office:value-type="string">
            <text:p text:style-name="P71">.<text:span text:style-name="T261">73</text:span></text:p>
          </table:table-cell>
        </table:table-row>
        <table:table-row>
          <table:table-cell table:style-name="Tabela2.A3" office:value-type="string">
            <text:p text:style-name="P53">7. <text:span text:style-name="T26">Anyone can talk about wanting to do something about drinking, but I am actually doing something about it.</text:span></text:p>
          </table:table-cell>
          <table:table-cell table:style-name="Tabela2.A3" office:value-type="string">
            <text:p text:style-name="P73"/>
          </table:table-cell>
          <table:table-cell table:style-name="Tabela2.A3" office:value-type="string">
            <text:p text:style-name="P70">.<text:span text:style-name="T260">70</text:span></text:p>
          </table:table-cell>
          <table:table-cell table:style-name="Tabela2.A3" office:value-type="string">
            <text:p text:style-name="P71">.<text:span text:style-name="T261">52</text:span></text:p>
          </table:table-cell>
        </table:table-row>
        <table:table-row>
          <table:table-cell table:style-name="Tabela2.A3" office:value-type="string">
            <text:p text:style-name="P59">8. <text:span text:style-name="T26">I am at the stage where I should cut down on my drinking.</text:span></text:p>
          </table:table-cell>
          <table:table-cell table:style-name="Tabela2.A3" office:value-type="string">
            <text:p text:style-name="P71">.<text:span text:style-name="T227">84</text:span></text:p>
          </table:table-cell>
          <table:table-cell table:style-name="Tabela2.A3" office:value-type="string">
            <text:p text:style-name="P70"/>
          </table:table-cell>
          <table:table-cell table:style-name="Tabela2.A3" office:value-type="string">
            <text:p text:style-name="P71">.<text:span text:style-name="T261">78</text:span></text:p>
          </table:table-cell>
        </table:table-row>
        <table:table-row>
          <table:table-cell table:style-name="Tabela2.A3" office:value-type="string">
            <text:p text:style-name="P53">9.<text:span text:style-name="T21"> </text:span><text:span text:style-name="T26">My drinking is a problem sometimes.</text:span></text:p>
          </table:table-cell>
          <table:table-cell table:style-name="Tabela2.A3" office:value-type="string">
            <text:p text:style-name="P70">.<text:span text:style-name="T227">86</text:span></text:p>
          </table:table-cell>
          <table:table-cell table:style-name="Tabela2.A3" office:value-type="string">
            <text:p text:style-name="P73"/>
          </table:table-cell>
          <table:table-cell table:style-name="Tabela2.A3" office:value-type="string">
            <text:p text:style-name="P71">.<text:span text:style-name="T261">71</text:span></text:p>
          </table:table-cell>
        </table:table-row>
        <table:table-row>
          <table:table-cell table:style-name="Tabela2.A3" office:value-type="string">
            <text:p text:style-name="P53">10. <text:span text:style-name="T26">There is no </text:span><text:span text:style-name="T27">n</text:span><text:span text:style-name="T26">eed for me to think about changing my drinking.</text:span></text:p>
          </table:table-cell>
          <table:table-cell table:style-name="Tabela2.A3" office:value-type="string">
            <text:p text:style-name="P70">-.<text:span text:style-name="T227">88</text:span></text:p>
          </table:table-cell>
          <table:table-cell table:style-name="Tabela2.A3" office:value-type="string">
            <text:p text:style-name="P70"/>
          </table:table-cell>
          <table:table-cell table:style-name="Tabela2.A3" office:value-type="string">
            <text:p text:style-name="P71">.<text:span text:style-name="T261">80</text:span></text:p>
          </table:table-cell>
        </table:table-row>
        <table:table-row>
          <table:table-cell table:style-name="Tabela2.A3" office:value-type="string">
            <text:p text:style-name="P53">11. <text:span text:style-name="T26">I am actually changing my drinking habits right now.</text:span></text:p>
          </table:table-cell>
          <table:table-cell table:style-name="Tabela2.A3" office:value-type="string">
            <text:p text:style-name="P73"/>
          </table:table-cell>
          <table:table-cell table:style-name="Tabela2.A3" office:value-type="string">
            <text:p text:style-name="P70">.<text:span text:style-name="T227">91</text:span></text:p>
          </table:table-cell>
          <table:table-cell table:style-name="Tabela2.A3" office:value-type="string">
            <text:p text:style-name="P71">.<text:span text:style-name="T261">83</text:span></text:p>
          </table:table-cell>
        </table:table-row>
        <table:table-row>
          <table:table-cell table:style-name="Tabela2.A2" office:value-type="string">
            <text:p text:style-name="P53">12. <text:span text:style-name="T26">Drinking less alcohol would be pointless for me.</text:span></text:p>
          </table:table-cell>
          <table:table-cell table:style-name="Tabela2.A2" office:value-type="string">
            <text:p text:style-name="P70">-.<text:span text:style-name="T227">84</text:span></text:p>
          </table:table-cell>
          <table:table-cell table:style-name="Tabela2.A2" office:value-type="string">
            <text:p text:style-name="P70"/>
          </table:table-cell>
          <table:table-cell table:style-name="Tabela2.A2" office:value-type="string">
            <text:p text:style-name="P71">.<text:span text:style-name="T261">78</text:span></text:p>
          </table:table-cell>
        </table:table-row>
      </table:table>
      <text:p text:style-name="P32">* PC – Pre-contemplation and C – Contemplation. Proportion of variances explained by factor: PC-C (47%) and Action (21%).</text:p>
      <text:p text:style-name="P33"/>
      <text:p text:style-name="P33">** <text:span text:style-name="T227">Portuguese translation– </text:span><text:span text:style-name="T229">1. </text:span><text:span text:style-name="T231">'</text:span><text:span text:style-name="T229">Eu acho que bebo demais</text:span><text:span text:style-name="T231">'</text:span><text:span text:style-name="T229">; </text:span><text:span text:style-name="T230">2. </text:span><text:span text:style-name="T231">'</text:span><text:span text:style-name="T230">Estou tentando beber menos do que costumava beber</text:span><text:span text:style-name="T231">'</text:span><text:span text:style-name="T230">; </text:span><text:span text:style-name="T231">3. '</text:span><text:span text:style-name="T229">Eu gosto de beber, mas às vezes eu bebo demais</text:span><text:span text:style-name="T231">'</text:span><text:span text:style-name="T229">; 4. </text:span><text:span text:style-name="T231">'</text:span><text:span text:style-name="T229">Às vezes eu acho que deveria reduzir o meu consumo de álcool</text:span><text:span text:style-name="T231">'</text:span><text:span text:style-name="T229">; </text:span><text:span text:style-name="T231">5. '</text:span><text:span text:style-name="T232">É um desperdício de tempo pensar sobre o meu consumo de álcool</text:span><text:span text:style-name="T231">'</text:span><text:span text:style-name="T232">; </text:span><text:span text:style-name="T231">6. '</text:span><text:span text:style-name="T229">Eu mudei recentemente meus hábitos de consumo</text:span><text:span text:style-name="T231">'</text:span><text:span text:style-name="T229">; </text:span><text:span text:style-name="T231">7. '</text:span><text:span text:style-name="T229">Qualquer pessoa pode falar sobre querer fazer algo relacionado ao consumo de álcool, mas eu estou realmente fazendo algo sobre isso</text:span><text:span text:style-name="T231">'</text:span><text:span text:style-name="T229">; </text:span><text:span text:style-name="T231">8. '</text:span><text:span text:style-name="T230">Eu estou em um momento em que eu deveria pensar em beber menos álcool</text:span><text:span text:style-name="T231">'</text:span><text:span text:style-name="T230">; </text:span><text:span text:style-name="T231">9. '</text:span><text:span text:style-name="T229">Algumas vezes, meu consumo é um problema</text:span><text:span text:style-name="T231">'</text:span><text:span text:style-name="T229">; </text:span><text:span text:style-name="T231">10. '</text:span><text:span text:style-name="T229">Sinto necessidade de pensar em mudar minha maneira de beber</text:span><text:span text:style-name="T231">'</text:span><text:span text:style-name="T229">; </text:span><text:span text:style-name="T231">11. '</text:span><text:span text:style-name="T229">Atualmente, eu de fato estou mudando meus hábitos de consumo</text:span><text:span text:style-name="T231">'</text:span><text:span text:style-name="T229">; </text:span><text:span text:style-name="T231">12. '</text:span><text:span text:style-name="T229">Beber menos álcool poderia me beneficiar</text:span><text:span text:style-name="T231">'</text:span><text:span text:style-name="T232">.</text:span></text:p>
      <text:p text:style-name="P34"/>
      <text:p text:style-name="P29">Table 3 – Comparisons among confirmatory models <text:span text:style-name="T260">(n = 321)</text:span></text:p>
      <table:table table:name="Table1" table:style-name="Table1">
        <table:table-column table:style-name="Table1.A"/>
        <table:table-column table:style-name="Table1.B" table:number-columns-repeated="6"/>
        <table:table-row>
          <table:table-cell table:style-name="Table1.A1" office:value-type="string">
            <text:p text:style-name="P66">Models</text:p>
          </table:table-cell>
          <table:table-cell table:style-name="Table1.A1" office:value-type="string">
            <text:p text:style-name="P65">CFI</text:p>
          </table:table-cell>
          <table:table-cell table:style-name="Table1.A1" office:value-type="string">
            <text:p text:style-name="P67">RMSA</text:p>
          </table:table-cell>
          <table:table-cell table:style-name="Table1.A1" office:value-type="string">
            <text:p text:style-name="P64">BIC</text:p>
          </table:table-cell>
          <table:table-cell table:style-name="Table1.A1" office:value-type="string">
            <text:p text:style-name="P64">AIC</text:p>
          </table:table-cell>
          <table:table-cell table:style-name="Table1.A1" office:value-type="string">
            <text:p text:style-name="P68">X²</text:p>
          </table:table-cell>
          <table:table-cell table:style-name="Table1.A1" office:value-type="string">
            <text:p text:style-name="P67">df</text:p>
          </table:table-cell>
        </table:table-row>
        <table:table-row>
          <table:table-cell table:style-name="Table1.A2" office:value-type="string">
            <text:p text:style-name="P63"><text:span text:style-name="T255">1-</text:span>factor</text:p>
          </table:table-cell>
          <table:table-cell table:style-name="Table1.A2" office:value-type="string">
            <text:p text:style-name="P74">.<text:span text:style-name="T261">713</text:span></text:p>
          </table:table-cell>
          <table:table-cell table:style-name="Table1.A2" office:value-type="string">
            <text:p text:style-name="P74">.<text:span text:style-name="T261">195</text:span></text:p>
          </table:table-cell>
          <table:table-cell table:style-name="Table1.A2" office:value-type="string">
            <text:p text:style-name="P78">11240.5</text:p>
          </table:table-cell>
          <table:table-cell table:style-name="Table1.A2" office:value-type="string">
            <text:p text:style-name="P78">11150</text:p>
          </table:table-cell>
          <table:table-cell table:style-name="Table1.A2" office:value-type="string">
            <text:p text:style-name="P76"><text:span text:style-name="T261">716</text:span>.<text:span text:style-name="T261">18</text:span></text:p>
          </table:table-cell>
          <table:table-cell table:style-name="Table1.A2" office:value-type="string">
            <text:p text:style-name="P76">54</text:p>
          </table:table-cell>
        </table:table-row>
        <table:table-row>
          <table:table-cell table:style-name="Table1.A3" office:value-type="string">
            <text:p text:style-name="P63"><text:span text:style-name="T255">2-</text:span>factor </text:p>
          </table:table-cell>
          <table:table-cell table:style-name="Table1.A3" office:value-type="string">
            <text:p text:style-name="P74">.81<text:span text:style-name="T261">2</text:span></text:p>
          </table:table-cell>
          <table:table-cell table:style-name="Table1.A3" office:value-type="string">
            <text:p text:style-name="P76">.<text:span text:style-name="T261">159</text:span></text:p>
          </table:table-cell>
          <table:table-cell table:style-name="Table1.A3" office:value-type="string">
            <text:p text:style-name="P78">11015.7</text:p>
          </table:table-cell>
          <table:table-cell table:style-name="Table1.A3" office:value-type="string">
            <text:p text:style-name="P78">10921</text:p>
          </table:table-cell>
          <table:table-cell table:style-name="Table1.A3" office:value-type="string">
            <text:p text:style-name="P78">485.74</text:p>
          </table:table-cell>
          <table:table-cell table:style-name="Table1.A3" office:value-type="string">
            <text:p text:style-name="P76">53 </text:p>
          </table:table-cell>
        </table:table-row>
        <table:table-row>
          <table:table-cell table:style-name="Table1.A3" office:value-type="string">
            <text:p text:style-name="P69"><text:span text:style-name="T255">3 factor</text:span>* uncorrelated</text:p>
          </table:table-cell>
          <table:table-cell table:style-name="Table1.A3" office:value-type="string">
            <text:p text:style-name="P75">.<text:span text:style-name="T261">578</text:span></text:p>
          </table:table-cell>
          <table:table-cell table:style-name="Table1.A3" office:value-type="string">
            <text:p text:style-name="P74">.23<text:span text:style-name="T261">7</text:span></text:p>
          </table:table-cell>
          <table:table-cell table:style-name="Table1.A3" office:value-type="string">
            <text:p text:style-name="P78">11552.3</text:p>
          </table:table-cell>
          <table:table-cell table:style-name="Table1.A3" office:value-type="string">
            <text:p text:style-name="P78">11461.8</text:p>
          </table:table-cell>
          <table:table-cell table:style-name="Table1.A3" office:value-type="string">
            <text:p text:style-name="P78">1028.12</text:p>
          </table:table-cell>
          <table:table-cell table:style-name="Table1.A3" office:value-type="string">
            <text:p text:style-name="P76">54</text:p>
          </table:table-cell>
        </table:table-row>
        <table:table-row>
          <table:table-cell table:style-name="Table1.A5" office:value-type="string">
            <text:p text:style-name="P80"><text:span text:style-name="T255">1 factor</text:span> factor <text:span text:style-name="T255">m</text:span>odel** </text:p>
          </table:table-cell>
          <table:table-cell table:style-name="Table1.A5" office:value-type="string">
            <text:p text:style-name="P77">.99<text:span text:style-name="T262">9</text:span></text:p>
          </table:table-cell>
          <table:table-cell table:style-name="Table1.A5" office:value-type="string">
            <text:p text:style-name="P77">.<text:span text:style-name="T262">006</text:span></text:p>
          </table:table-cell>
          <table:table-cell table:style-name="Table1.A5" office:value-type="string">
            <text:p text:style-name="P79">3485.7</text:p>
          </table:table-cell>
          <table:table-cell table:style-name="Table1.A5" office:value-type="string">
            <text:p text:style-name="P79">3455.5</text:p>
          </table:table-cell>
          <table:table-cell table:style-name="Table1.A5" office:value-type="string">
            <text:p text:style-name="P79">2.02</text:p>
          </table:table-cell>
          <table:table-cell table:style-name="Table1.A5" office:value-type="string">
            <text:p text:style-name="P76">2</text:p>
          </table:table-cell>
        </table:table-row>
      </table:table>
      <text:p text:style-name="P35">* The three factor correlated solution not converged because the covariance matrix of latent variables were <text:span text:style-name="T251">not positive defined</text:span>. ** The improved model was constituted by items 1,4,8,10.</text:p>
      <text:h text:style-name="P88" text:outline-level="1">References</text:h>
      <text:section text:style-name="Sect1" text:name="ZOTERO_BIBL {&quot;custom&quot;:[]} CSL_BIBLIOGRAPHY RNDMmmi5jhd5E">
        <text:p text:style-name="Bibliography_20_1">Brown, T. A. (2006). <text:span text:style-name="T10">Confirmatory factor analysis for applied research</text:span><text:span text:style-name="T15">. New York: Guilford Press.</text:span></text:p>
        <text:p text:style-name="Bibliography_20_1"><text:span text:style-name="T15">Budd, R. J., &amp; Rollnick, S. (1996). The structure of the Readiness to Change Questionnaire: A test of Prochaska &amp; DiClemente’s transtheoretical model. </text:span><text:span text:style-name="T10">British Journal of Health Psychology</text:span><text:span text:style-name="T15">, </text:span><text:span text:style-name="T10">1</text:span><text:span text:style-name="T15">(4), 365–376. http://doi.org/10.1111/j.2044-8287.1996.tb00517.x</text:span></text:p>
        <text:p text:style-name="Bibliography_20_1"><text:span text:style-name="T15">Cronbach, L. (1951). Coefficient alpha and the internal structure of tests. </text:span><text:span text:style-name="T10">Psychometrika</text:span><text:span text:style-name="T15">, </text:span><text:span text:style-name="T10">16</text:span><text:span text:style-name="T15">(3), 297–334. http://doi.org/10.1007/BF02310555</text:span></text:p>
        <text:p text:style-name="Bibliography_20_1"><text:span text:style-name="T15">Defuentes-Merillas, L., Dejong, C. A. J., &amp; Schippers, G. M. (2002). Reliability and validity of the Dutch version of the Readiness to Change Questionnaire. </text:span><text:span text:style-name="T10">Alcohol and Alcoholism (Oxford, Oxfordshire)</text:span><text:span text:style-name="T15">, </text:span><text:span text:style-name="T10">37</text:span><text:span text:style-name="T15">(1), 93–99.</text:span></text:p>
        <text:p text:style-name="Bibliography_20_1"><text:span text:style-name="T15">Fabrigar, L. R., Wegener, D. T., MacCallum, R. C., &amp; Strahan, E. J. (1999). Evaluating the use of exploratory factor analysis in psychological research. </text:span><text:span text:style-name="T10">Psychological Methods</text:span><text:span text:style-name="T15">, </text:span><text:span text:style-name="T10">4</text:span><text:span text:style-name="T15">(3), 272.</text:span></text:p>
        <text:p text:style-name="Bibliography_20_1"><text:span text:style-name="T15">Figlie, N. B., Dunn, J., &amp; Laranjeira, R. (2004). Factor structure of the Stages of Change Readiness and Treatment Eagerness Scale (SOCRATES) in alcohol dependent outpatients. </text:span><text:span text:style-name="T10">Revista Brasileira de Psiquiatria</text:span><text:span text:style-name="T15">, </text:span><text:span text:style-name="T10">26</text:span><text:span text:style-name="T15">(2), 91–99. http://doi.org/10.1590/S1516-44462004000200005</text:span></text:p>
        <text:p text:style-name="Bibliography_20_1"><text:span text:style-name="T15">Forsberg, L., Ekman, S., Halldin, J., &amp; Rönnberg, S. (2004). The Readiness to Change Questionnaire: Reliability and validity of a Swedish version and a comparison of scoring methods. </text:span><text:span text:style-name="T10">British Journal of Health Psychology</text:span><text:span text:style-name="T15">, </text:span><text:span text:style-name="T10">9</text:span><text:span text:style-name="T15">(3), 335–346.</text:span></text:p>
        <text:p text:style-name="Bibliography_20_1"><text:span text:style-name="T15">Forsberg, L., Halldin, J., &amp; Wennberg, P. (2003). Psychometric Properties and Factor Structure of the Readiness to Change Questionnaire. </text:span><text:span text:style-name="T10">Alcohol and Alcoholism</text:span><text:span text:style-name="T15">, </text:span><text:span text:style-name="T10">38</text:span><text:span text:style-name="T15">(3), 276–280. http://doi.org/10.1093/alcalc/agg067</text:span></text:p>
        <text:p text:style-name="Bibliography_20_1"><text:span text:style-name="T15">Garrido, L. E., Abad, F. J., &amp; Ponsoda, V. (2013). A new look at Horn’s parallel analysis with ordinal variables. </text:span><text:span text:style-name="T10">Psychological Methods</text:span><text:span text:style-name="T15">, </text:span><text:span text:style-name="T10">18</text:span><text:span text:style-name="T15">(4), 454–474. http://doi.org/10.1037/a0030005</text:span></text:p>
        <text:p text:style-name="Bibliography_20_1"><text:span text:style-name="T15">Hannöver, W., Thyrian, J. R., Hapke, U., Rumpf, H.-J., Meyer, C., &amp; John, U. (2002). The readiness to change questionnaire in subjects with hazardous alcohol consumption, alcohol misuse and dependence in a general population survey. </text:span><text:span text:style-name="T10">Alcohol and Alcoholism (Oxford, Oxfordshire)</text:span><text:span text:style-name="T15">, </text:span><text:span text:style-name="T10">37</text:span><text:span text:style-name="T15">(4), 362–369.</text:span></text:p>
        <text:p text:style-name="Bibliography_20_1"><text:span text:style-name="T15">Heather, N., Rollnick, S., &amp; Bell, A. (1993). Predictive validity of the Readiness to Change Questionnaire. </text:span><text:span text:style-name="T10">Addiction (Abingdon, England)</text:span><text:span text:style-name="T15">, </text:span><text:span text:style-name="T10">88</text:span><text:span text:style-name="T15">(12), 1667–1677.</text:span></text:p>
        <text:p text:style-name="Bibliography_20_1"><text:soft-page-break/><text:span text:style-name="T15">Holgado–Tello, F. P., Chacón–Moscoso, S., Barbero–García, I., &amp; Vila–Abad, E. (2010). Polychoric versus Pearson correlations in exploratory and confirmatory factor analysis of ordinal variables. </text:span><text:span text:style-name="T10">Quality &amp; Quantity</text:span><text:span text:style-name="T15">, </text:span><text:span text:style-name="T10">44</text:span><text:span text:style-name="T15">(1), 153–166. http://doi.org/10.1007/s11135-008-9190-y</text:span></text:p>
        <text:p text:style-name="Bibliography_20_1"><text:span text:style-name="T15">Horn, J. L. (1965). A rationale and test for the number of factors in factor analysis. </text:span><text:span text:style-name="T10">Psychometrika</text:span><text:span text:style-name="T15">, </text:span><text:span text:style-name="T10">30</text:span><text:span text:style-name="T15">(2), 179–185. http://doi.org/10.1007/BF02289447</text:span></text:p>
        <text:p text:style-name="Bibliography_20_1"><text:span text:style-name="T15">Lima, C. T., Freire, A. C. C., Silva, A. P. B., Teixeira, R. M., Farrell, M., &amp; Prince, M. (2005). Concurrent and Construct Validity of the Audit in an Urban Brazilian Sample. </text:span><text:span text:style-name="T10">Alcohol and Alcoholism</text:span><text:span text:style-name="T15">, </text:span><text:span text:style-name="T10">40</text:span><text:span text:style-name="T15">(6), 584–589. http://doi.org/10.1093/alcalc/agh202</text:span></text:p>
        <text:p text:style-name="Bibliography_20_1"><text:span text:style-name="T15">McConnaughy, E. A., DiClemente, C. C., Prochaska, J. O., &amp; Velicer, W. F. (1989). Stages of change in psychotherapy: A follow-up report. </text:span><text:span text:style-name="T10">Psychotherapy: Theory, Research, Practice, Training</text:span><text:span text:style-name="T15">, </text:span><text:span text:style-name="T10">26</text:span><text:span text:style-name="T15">(4), 494–503. http://doi.org/10.1037/h0085468</text:span></text:p>
        <text:p text:style-name="Bibliography_20_1"><text:span text:style-name="T15">Meneses-Gaya, C. de, Zuardi, A. W., Loureiro, S. R., &amp; Crippa, J. A. S. (2009). Alcohol Use Disorders Identification Test (AUDIT): an updated systematic review of psychometric properties. </text:span><text:span text:style-name="T10">Psychology &amp;amp; Neuroscience</text:span><text:span text:style-name="T15">, </text:span><text:span text:style-name="T10">2</text:span><text:span text:style-name="T15">(1), 83–97. http://doi.org/10.3922/j.psns.2009.1.12</text:span></text:p>
        <text:p text:style-name="Bibliography_20_1"><text:span text:style-name="T15">Miller, W. R., &amp; Scott, J. (1996). Assessing drinkers’ motivation for change: The Stages of Change Readiness and Treatment Eagerness Scale (SOCRATES). </text:span><text:span text:style-name="T10">Psychology of Addictive Behaviors</text:span><text:span text:style-name="T15">, </text:span><text:span text:style-name="T10">10</text:span><text:span text:style-name="T15">(2), 81–89. http://doi.org/10.1037/0893-164X.10.2.81</text:span></text:p>
        <text:p text:style-name="Bibliography_20_1"><text:span text:style-name="T15">Napper, L. E., Wood, M. M., Jaffe, A., Fisher, D. G., Reynolds, G. L., &amp; Klahn, J. A. (2008). Convergent and discriminant validity of three measures of stage of change. </text:span><text:span text:style-name="T10">Psychology of Addictive Behaviors: Journal of the Society of Psychologists in Addictive Behaviors</text:span><text:span text:style-name="T15">, </text:span><text:span text:style-name="T10">22</text:span><text:span text:style-name="T15">(3), 362–371. http://doi.org/10.1037/0893-164X.22.3.362</text:span></text:p>
        <text:p text:style-name="Bibliography_20_1"><text:span text:style-name="T15">Norcross, J. C., Krebs, P. M., &amp; Prochaska, J. O. (2011). Stages of change. </text:span><text:span text:style-name="T10">Journal of Clinical Psychology</text:span><text:span text:style-name="T15">, </text:span><text:span text:style-name="T10">67</text:span><text:span text:style-name="T15">(2), 143–154. http://doi.org/10.1002/jclp.20758</text:span></text:p>
        <text:p text:style-name="Bibliography_20_1"><text:span text:style-name="T15">Prochaska, J. (2006). Moving Beyond the Transtheoretical Model. </text:span><text:span text:style-name="T10">Addiction</text:span><text:span text:style-name="T15">, </text:span><text:span text:style-name="T10">101</text:span><text:span text:style-name="T15">(6), 768–774. http://doi.org/10.1111/j.1360-0443.2006.01404.x</text:span></text:p>
        <text:p text:style-name="Bibliography_20_1"><text:span text:style-name="T15">Prochaska, J. O., &amp; DiClemente, C. C. (1982). Transtheoretical therapy: Toward a more integrative model of change. </text:span><text:span text:style-name="T10">Psychotherapy: Theory, Research &amp; Practice</text:span><text:span text:style-name="T15">, </text:span><text:span text:style-name="T10">19</text:span><text:span text:style-name="T15">(3), 276–288. http://doi.org/10.1037/h0088437</text:span></text:p>
        <text:p text:style-name="Bibliography_20_1"><text:span text:style-name="T15">Revelle, W. (2014). </text:span><text:span text:style-name="T10">psych: Procedures for Psychological, Psychometric, and Personality Research</text:span><text:span text:style-name="T15">. </text:span><text:soft-page-break/><text:span text:style-name="T15">Evanston, Illinois. Retrieved from http://CRAN.R-project.org/package=psych</text:span></text:p>
        <text:p text:style-name="Bibliography_20_1"><text:span text:style-name="T15">Revelle, W., &amp; Rocklin, T. (1979). Very Simple Structure: An Alternative Procedure For Estimating The Optimal Number Of Interpretable Factors. </text:span><text:span text:style-name="T10">Multivariate Behavioral Research</text:span><text:span text:style-name="T15">, </text:span><text:span text:style-name="T10">14</text:span><text:span text:style-name="T15">(4), 403–414. http://doi.org/10.1207/s15327906mbr1404_2</text:span></text:p>
        <text:p text:style-name="Bibliography_20_1"><text:span text:style-name="T15">Riper, H., Kramer, J., Smit, F., Conijn, B., Schippers, G., &amp; Cuijpers, P. (2008). Web-based self-help for problem drinkers: a pragmatic randomized trial. </text:span><text:span text:style-name="T10">Addiction (Abingdon, England)</text:span><text:span text:style-name="T15">, </text:span><text:span text:style-name="T10">103</text:span><text:span text:style-name="T15">(2), 218–227. http://doi.org/10.1111/j.1360-0443.2007.02063.x</text:span></text:p>
        <text:p text:style-name="Bibliography_20_1"><text:span text:style-name="T15">Rodríguez-Martos, A., Rubio, G., Aubà, J., Santo-Domingo, J., Torralba, L., &amp; Campillo, M. (2000). Readiness to change questionnaire: reliability study of its Spanish version. </text:span><text:span text:style-name="T10">Alcohol and Alcoholism (Oxford, Oxfordshire)</text:span><text:span text:style-name="T15">, </text:span><text:span text:style-name="T10">35</text:span><text:span text:style-name="T15">(3), 270–275.</text:span></text:p>
        <text:p text:style-name="Bibliography_20_1"><text:span text:style-name="T15">Rollnick, S., Heather, N., Gold, R., &amp; Hall, W. (1992). Development of a short “readiness to change” questionnaire for use in brief, opportunistic interventions among excessive drinkers. </text:span><text:span text:style-name="T10">British Journal of Addiction</text:span><text:span text:style-name="T15">, </text:span><text:span text:style-name="T10">87</text:span><text:span text:style-name="T15">(5), 743–754.</text:span></text:p>
        <text:p text:style-name="Bibliography_20_1"><text:span text:style-name="T15">Rosseel, Y. (2012). lavaan: An R Package for Structural Equation Modeling. </text:span><text:span text:style-name="T10">Journal of Statistical Software</text:span><text:span text:style-name="T15">, </text:span><text:span text:style-name="T10">48</text:span><text:span text:style-name="T15">(2), 1–36.</text:span></text:p>
        <text:p text:style-name="Bibliography_20_1"><text:span text:style-name="T15">Santos, W. S. dos, Gouveia, V. V., Fernandes, D. P., Souza, S. S. B. de, &amp; Grangeiro, A. S. de M. (2012). Alcohol Use Disorder Identification Test (AUDIT): exploring its psychometric parameters. </text:span><text:span text:style-name="T10">Jornal Brasileiro de Psiquiatria</text:span><text:span text:style-name="T15">, </text:span><text:span text:style-name="T10">61</text:span><text:span text:style-name="T15">(3), 117–123. http://doi.org/10.1590/S0047-20852012000300001</text:span></text:p>
        <text:p text:style-name="Bibliography_20_1"><text:span text:style-name="T15">Szupszynski, D. R., Priscila, K., &amp; Oliveira, M. da S. (2008). Brasilian version of the University of Rhode Island Change Assessment (URICA) for illicit substance users. </text:span><text:span text:style-name="T10">Psico-USF</text:span><text:span text:style-name="T15">, </text:span><text:span text:style-name="T10">13</text:span><text:span text:style-name="T15">(1), 31–39. http://doi.org/10.1590/S1413-82712008000100005</text:span></text:p>
        <text:p text:style-name="Bibliography_20_1"><text:span text:style-name="T15">West, R. (2005). Time for a change: putting the Transtheoretical (Stages of Change) Model to rest. </text:span><text:span text:style-name="T10">Addiction</text:span><text:span text:style-name="T15">, </text:span><text:span text:style-name="T10">100</text:span><text:span text:style-name="T15">(8), 1036–1039. http://doi.org/10.1111/j.1360-0443.2005.01139.x</text:span></text:p>
      </text:section>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Times New Roman2" svg:font-family="'Times New Roman'" style:font-family-generic="roman"/>
    <style:font-face style:name="Times New Roman3" svg:font-family="'Times New Roman'" style:font-adornments="Regular" style:font-family-generic="roman"/>
    <style:font-face style:name="Cantarell" svg:font-family="Cantarell"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DejaVu Sans1" svg:font-family="'DejaVu Sans'"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antarell1" svg:font-family="Cantarell" style:font-family-generic="swiss" style:font-pitch="variable"/>
    <style:font-face style:name="Times New Roman4"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align="justify" style:justify-single-word="false" fo:text-indent="0.5in" style:auto-text-indent="true"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3"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align="justify" style:justify-single-word="false"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09:06:45.374918356</meta:creation-date>
    <meta:editing-duration>PT23H41S</meta:editing-duration>
    <meta:editing-cycles>39</meta:editing-cycles>
    <meta:generator>LibreOffice/4.2.8.2$Linux_X86_64 LibreOffice_project/420m0$Build-2</meta:generator>
    <dc:date>2015-05-28T12:21:08.164409283</dc:date>
    <meta:document-statistic meta:table-count="3" meta:image-count="0" meta:object-count="0" meta:page-count="16" meta:paragraph-count="253" meta:word-count="4989" meta:character-count="33139" meta:non-whitespace-character-count="28395"/>
    <meta:user-defined meta:name="ZOTERO_PREF_1">&lt;data data-version="3" zotero-version="4.0.26.3"&gt;&lt;session id="6u5FOzxq"/&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